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8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2.485cm"/>
    </style:style>
    <style:style style:name="co6" style:family="table-column">
      <style:table-column-properties fo:break-before="auto" style:column-width="3.4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56" style:family="table-cell" style:parent-style-name="Default">
      <style:table-cell-properties fo:background-color="#333333"/>
      <style:text-properties fo:color="#ffffff" fo:font-size="8pt" style:font-size-asian="8pt" style:font-size-complex="8pt"/>
    </style:style>
    <style:style style:name="ce58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59" style:family="table-cell" style:parent-style-name="Default">
      <style:table-cell-properties fo:background-color="#666666"/>
      <style:text-properties fo:color="#ffffff" fo:font-size="9pt" style:font-size-asian="9pt" style:font-size-complex="9pt"/>
    </style:style>
    <style:style style:name="ce60" style:family="table-cell" style:parent-style-name="Default">
      <style:table-cell-properties fo:background-color="transparent"/>
      <style:text-properties fo:color="#ffffff" fo:font-size="9pt" style:font-size-asian="9pt" style:font-size-complex="9pt"/>
    </style:style>
    <style:style style:name="ce61" style:family="table-cell" style:parent-style-name="Default">
      <style:table-cell-properties fo:background-color="#b2b2b2"/>
      <style:text-properties fo:color="#000000"/>
    </style:style>
    <style:style style:name="ce62" style:family="table-cell" style:parent-style-name="Default">
      <style:table-cell-properties fo:background-color="#b2b2b2"/>
      <style:text-properties fo:color="#000000" fo:font-size="7pt" style:font-size-asian="7pt" style:font-size-complex="7pt"/>
    </style:style>
    <style:style style:name="ce63" style:family="table-cell" style:parent-style-name="Default">
      <style:table-cell-properties fo:background-color="#b2b2b2"/>
      <style:text-properties fo:color="#000000" fo:font-size="9pt" style:font-size-asian="9pt" style:font-size-complex="9pt"/>
    </style:style>
    <style:style style:name="ce64" style:family="table-cell" style:parent-style-name="Default">
      <style:text-properties fo:font-size="8pt" style:font-size-asian="8pt" style:font-size-complex="8pt"/>
    </style:style>
    <style:style style:name="ce65" style:family="table-cell" style:parent-style-name="Default">
      <style:table-cell-properties fo:background-color="#666666"/>
      <style:text-properties fo:color="#ffffff"/>
    </style:style>
    <style:style style:name="ce66" style:family="table-cell" style:parent-style-name="Default">
      <style:table-cell-properties fo:background-color="transparent"/>
      <style:text-properties fo:color="#ffffff"/>
    </style:style>
    <style:style style:name="ce67" style:family="table-cell" style:parent-style-name="Default">
      <style:text-properties style:font-name="DejaVu Sans Mono"/>
    </style:style>
    <style:style style:name="ce68" style:family="table-cell" style:parent-style-name="Default">
      <style:text-properties style:text-outline="false" style:text-line-through-style="none" style:text-line-through-type="none" style:font-name="DejaVu Sans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333333"/>
      <style:text-properties fo:color="#ffffff"/>
    </style:style>
    <style:style style:name="ce71" style:family="table-cell" style:parent-style-name="Default">
      <style:table-cell-properties fo:background-color="#333333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333333"/>
      <style:text-properties fo:color="#ffffff" fo:font-size="8pt" style:font-size-asian="8pt" style:font-size-complex="8pt"/>
    </style:style>
    <style:style style:name="ce17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18" style:family="table-cell" style:parent-style-name="Default">
      <style:table-cell-properties fo:background-color="#666666"/>
      <style:text-properties fo:color="#ffffff" fo:font-size="9pt" style:font-size-asian="9pt" style:font-size-complex="9pt"/>
    </style:style>
    <style:style style:name="ce19" style:family="table-cell" style:parent-style-name="Default">
      <style:table-cell-properties fo:background-color="transparent"/>
      <style:text-properties fo:color="#ffffff" fo:font-size="9pt" style:font-size-asian="9pt" style:font-size-complex="9pt"/>
    </style:style>
    <style:style style:name="ce23" style:family="table-cell" style:parent-style-name="Default">
      <style:table-cell-properties fo:background-color="#b2b2b2"/>
      <style:text-properties fo:color="#000000"/>
    </style:style>
    <style:style style:name="ce24" style:family="table-cell" style:parent-style-name="Default">
      <style:table-cell-properties fo:background-color="#b2b2b2"/>
      <style:text-properties fo:color="#000000" fo:font-size="7pt" style:font-size-asian="7pt" style:font-size-complex="7pt"/>
    </style:style>
    <style:style style:name="ce25" style:family="table-cell" style:parent-style-name="Default">
      <style:table-cell-properties fo:background-color="#b2b2b2"/>
      <style:text-properties fo:color="#000000" fo:font-size="9pt" style:font-size-asian="9pt" style:font-size-complex="9pt"/>
    </style:style>
    <style:style style:name="ce26" style:family="table-cell" style:parent-style-name="Default">
      <style:text-properties fo:font-size="8pt" style:font-size-asian="8pt" style:font-size-complex="8pt"/>
    </style:style>
    <style:style style:name="ce27" style:family="table-cell" style:parent-style-name="Default">
      <style:table-cell-properties fo:background-color="#666666"/>
      <style:text-properties fo:color="#ffffff"/>
    </style:style>
    <style:style style:name="ce28" style:family="table-cell" style:parent-style-name="Default">
      <style:table-cell-properties fo:background-color="transparent"/>
      <style:text-properties fo:color="#ffffff"/>
    </style:style>
    <style:style style:name="ce30" style:family="table-cell" style:parent-style-name="Default">
      <style:text-properties style:font-name="DejaVu Sans Mono"/>
    </style:style>
    <style:style style:name="ce31" style:family="table-cell" style:parent-style-name="Default">
      <style:text-properties style:text-outline="false" style:text-line-through-style="none" style:text-line-through-type="none" style:font-name="DejaVu Sans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333333"/>
      <style:text-properties fo:color="#ffffff"/>
    </style:style>
    <style:style style:name="ce34" style:family="table-cell" style:parent-style-name="Default">
      <style:table-cell-properties fo:background-color="#333333"/>
      <style:text-properties fo:color="#ffffff" fo:font-weight="bold" style:font-weight-asian="bold" style:font-weight-complex="bold"/>
    </style:style>
    <style:style style:name="ce72" style:family="table-cell" style:parent-style-name="Default">
      <style:table-cell-properties fo:background-color="#333333"/>
      <style:text-properties fo:color="#ffffff" fo:font-size="11pt" fo:font-weight="normal" style:font-size-asian="11pt" style:font-weight-asian="normal" style:font-size-complex="11pt" style:font-weight-complex="normal"/>
    </style:style>
    <style:style style:name="ce73" style:family="table-cell" style:parent-style-name="Default">
      <style:text-properties fo:font-size="11pt" style:font-size-asian="11pt" style:font-size-complex="11pt"/>
    </style:style>
    <style:style style:name="ce74" style:family="table-cell" style:parent-style-name="Default">
      <style:table-cell-properties fo:background-color="#666666"/>
      <style:text-properties fo:color="#ffffff" fo:font-size="11pt" style:font-size-asian="11pt" style:font-size-complex="11pt"/>
    </style:style>
    <style:style style:name="ce75" style:family="table-cell" style:parent-style-name="Default">
      <style:text-properties fo:color="#000000" fo:font-size="11pt" style:font-size-asian="11pt" style:font-size-complex="11pt"/>
    </style:style>
    <style:style style:name="ce20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fo:color="#ffffff" fo:font-size="10pt" style:font-size-asian="10pt" style:font-size-complex="10pt"/>
    </style:style>
    <style:style style:name="ce21" style:family="table-cell" style:parent-style-name="Default" style:data-style-name="N139">
      <style:text-properties fo:font-size="8pt" style:font-size-asian="8pt" style:font-size-complex="8pt"/>
      <style:map style:condition="cell-content()&lt;=5%" style:apply-style-name="Untitled1" style:base-cell-address="Porcentagem.B2"/>
      <style:map style:condition="cell-content()&gt;15%" style:apply-style-name="Cold" style:base-cell-address="Porcentagem.B2"/>
      <style:map style:condition="cell-content()&gt;5%" style:apply-style-name="Untitled2" style:base-cell-address="Porcentagem.B2"/>
    </style:style>
    <style:style style:name="ce22" style:family="table-cell" style:parent-style-name="Default" style:data-style-name="N139"/>
    <style:style style:name="ce77" style:family="table-cell" style:parent-style-name="Default">
      <style:text-properties fo:font-size="10pt" style:font-size-asian="10pt" style:font-size-complex="10pt"/>
    </style:style>
    <style:style style:name="ce78" style:family="table-cell" style:parent-style-name="Default" style:data-style-name="N100">
      <style:table-cell-properties fo:background-color="#666666" style:text-align-source="fix" style:repeat-content="false"/>
      <style:paragraph-properties fo:text-align="end" fo:margin-left="0cm"/>
      <style:text-properties fo:color="#ffffff" fo:font-size="8pt" style:font-size-asian="8pt" style:font-size-complex="8pt"/>
    </style:style>
    <style:style style:name="ce29" style:family="table-cell" style:parent-style-name="Default" style:data-style-name="N11">
      <style:text-properties fo:color="#000000" fo:font-size="10pt" style:font-size-asian="10pt" style:font-size-complex="10pt"/>
    </style:style>
    <style:style style:name="ce79" style:family="table-cell" style:parent-style-name="Default" style:data-style-name="N11">
      <style:text-properties fo:color="#000000" fo:font-size="8pt" style:font-size-asian="8pt" style:font-size-complex="8pt"/>
    </style:style>
    <style:style style:name="ce80" style:family="table-cell" style:parent-style-name="Default">
      <style:text-properties fo:color="#1c1c1c" fo:font-size="10pt" style:font-size-asian="10pt" style:font-size-complex="10pt"/>
    </style:style>
    <style:style style:name="ce81" style:family="table-cell" style:parent-style-name="Default">
      <style:text-properties fo:color="#1c1c1c"/>
    </style:style>
    <style:style style:name="ce83" style:family="table-cell" style:parent-style-name="Default">
      <style:text-properties fo:color="#000000"/>
    </style:style>
    <style:style style:name="ce84" style:family="table-cell" style:parent-style-name="Default">
      <style:table-cell-properties fo:background-color="transparent"/>
    </style:style>
    <style:style style:name="ce50" style:family="table-cell" style:parent-style-name="Default" style:data-style-name="N139">
      <style:text-properties fo:font-size="8pt" style:font-size-asian="8pt" style:font-size-complex="8pt"/>
      <style:map style:condition="cell-content()&lt;=5%" style:apply-style-name="Untitled1" style:base-cell-address="Experimental.B2"/>
      <style:map style:condition="cell-content()&gt;15%" style:apply-style-name="Cold" style:base-cell-address="Experimental.B2"/>
      <style:map style:condition="cell-content()&gt;5%" style:apply-style-name="Untitled2" style:base-cell-address="Experimental.B2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Registrado" table:style-name="ta1">
        <table:table-column table:style-name="co1" table:default-cell-style-name="ce17"/>
        <table:table-column table:style-name="co2" table:number-columns-repeated="3" table:default-cell-style-name="ce26"/>
        <table:table-column table:style-name="co2" table:number-columns-repeated="3" table:default-cell-style-name="Default"/>
        <table:table-column table:style-name="co2" table:number-columns-repeated="4" table:default-cell-style-name="ce26"/>
        <table:table-column table:style-name="co2" table:number-columns-repeated="7" table:default-cell-style-name="Default"/>
        <table:table-row table:style-name="ro1">
          <table:table-cell table:style-name="ce16" office:value-type="string" calcext:value-type="string">
            <text:p>Alvo – SNIC (*) (**)</text:p>
          </table:table-cell>
          <table:table-cell table:style-name="ce16" office:value-type="float" office:value="2012" calcext:value-type="float">
            <text:p>2012</text:p>
          </table:table-cell>
          <table:table-cell table:style-name="ce16" office:value-type="float" office:value="2013" calcext:value-type="float">
            <text:p>2013</text:p>
          </table:table-cell>
          <table:table-cell table:style-name="ce16" office:value-type="float" office:value="2014" calcext:value-type="float">
            <text:p>2014</text:p>
          </table:table-cell>
          <table:table-cell table:style-name="ce16" office:value-type="float" office:value="2015" calcext:value-type="float">
            <text:p>2015</text:p>
          </table:table-cell>
          <table:table-cell table:style-name="ce16" office:value-type="float" office:value="2016" calcext:value-type="float">
            <text:p>2016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2019" calcext:value-type="float">
            <text:p>2019</text:p>
          </table:table-cell>
          <table:table-cell table:style-name="ce16" office:value-type="float" office:value="2020" calcext:value-type="float">
            <text:p>2020</text:p>
          </table:table-cell>
          <table:table-cell table:style-name="ce16" office:value-type="float" office:value="2021" calcext:value-type="float">
            <text:p>2021</text:p>
          </table:table-cell>
          <table:table-cell table:number-columns-repeated="4"/>
          <table:table-cell table:style-name="ce26" table:number-columns-repeated="3"/>
        </table:table-row>
        <table:table-row table:style-name="ro1">
          <table:table-cell office:value-type="string" calcext:value-type="string">
            <text:p>Acre</text:p>
          </table:table-cell>
          <table:table-cell office:value-type="float" office:value="173.494" calcext:value-type="float">
            <text:p>173,494</text:p>
          </table:table-cell>
          <table:table-cell office:value-type="float" office:value="193.672" calcext:value-type="float">
            <text:p>193,672</text:p>
          </table:table-cell>
          <table:table-cell office:value-type="float" office:value="171.709" calcext:value-type="float">
            <text:p>171,709</text:p>
          </table:table-cell>
          <table:table-cell table:style-name="ce26" office:value-type="float" office:value="151.486" calcext:value-type="float">
            <text:p>151,486</text:p>
          </table:table-cell>
          <table:table-cell table:style-name="ce26" office:value-type="float" office:value="134.223" calcext:value-type="float">
            <text:p>134,223</text:p>
          </table:table-cell>
          <table:table-cell table:style-name="ce26" office:value-type="float" office:value="150.491" calcext:value-type="float">
            <text:p>150,491</text:p>
          </table:table-cell>
          <table:table-cell office:value-type="float" office:value="148.696" calcext:value-type="float">
            <text:p>148,696</text:p>
          </table:table-cell>
          <table:table-cell office:value-type="float" office:value="153.805" calcext:value-type="float">
            <text:p>153,805</text:p>
          </table:table-cell>
          <table:table-cell office:value-type="float" office:value="178.033" calcext:value-type="float">
            <text:p>178,033</text:p>
          </table:table-cell>
          <table:table-cell office:value-type="float" office:value="189.357" calcext:value-type="float">
            <text:p>189,357</text:p>
          </table:table-cell>
          <table:table-cell table:number-columns-repeated="4"/>
          <table:table-cell table:style-name="ce26" table:number-columns-repeated="3"/>
        </table:table-row>
        <table:table-row table:style-name="ro1">
          <table:table-cell office:value-type="string" calcext:value-type="string">
            <text:p>Alagoas</text:p>
          </table:table-cell>
          <table:table-cell office:value-type="float" office:value="844.864" calcext:value-type="float">
            <text:p>844,864</text:p>
          </table:table-cell>
          <table:table-cell office:value-type="float" office:value="791.375" calcext:value-type="float">
            <text:p>791,375</text:p>
          </table:table-cell>
          <table:table-cell office:value-type="float" office:value="818.645" calcext:value-type="float">
            <text:p>818,645</text:p>
          </table:table-cell>
          <table:table-cell table:style-name="ce26" office:value-type="float" office:value="676.3" calcext:value-type="float">
            <text:p>676,3</text:p>
          </table:table-cell>
          <table:table-cell table:style-name="ce26" office:value-type="float" office:value="538.586" calcext:value-type="float">
            <text:p>538,586</text:p>
          </table:table-cell>
          <table:table-cell table:style-name="ce26" office:value-type="float" office:value="362.791" calcext:value-type="float">
            <text:p>362,791</text:p>
          </table:table-cell>
          <table:table-cell office:value-type="float" office:value="340.278" calcext:value-type="float">
            <text:p>340,278</text:p>
          </table:table-cell>
          <table:table-cell office:value-type="float" office:value="395.359" calcext:value-type="float">
            <text:p>395,359</text:p>
          </table:table-cell>
          <table:table-cell office:value-type="float" office:value="581.479" calcext:value-type="float">
            <text:p>581,479</text:p>
          </table:table-cell>
          <table:table-cell office:value-type="float" office:value="576.578" calcext:value-type="float">
            <text:p>576,578</text:p>
          </table:table-cell>
          <table:table-cell table:number-columns-repeated="4"/>
          <table:table-cell table:style-name="ce26" table:number-columns-repeated="3"/>
        </table:table-row>
        <table:table-row table:style-name="ro1">
          <table:table-cell office:value-type="string" calcext:value-type="string">
            <text:p>Amapá</text:p>
          </table:table-cell>
          <table:table-cell office:value-type="float" office:value="261.12" calcext:value-type="float">
            <text:p>261,12</text:p>
          </table:table-cell>
          <table:table-cell office:value-type="float" office:value="250.519" calcext:value-type="float">
            <text:p>250,519</text:p>
          </table:table-cell>
          <table:table-cell office:value-type="float" office:value="227.243" calcext:value-type="float">
            <text:p>227,243</text:p>
          </table:table-cell>
          <table:table-cell table:style-name="ce26" office:value-type="float" office:value="198.069" calcext:value-type="float">
            <text:p>198,069</text:p>
          </table:table-cell>
          <table:table-cell table:style-name="ce26" office:value-type="float" office:value="166.85" calcext:value-type="float">
            <text:p>166,85</text:p>
          </table:table-cell>
          <table:table-cell table:style-name="ce26" office:value-type="float" office:value="135.021" calcext:value-type="float">
            <text:p>135,021</text:p>
          </table:table-cell>
          <table:table-cell office:value-type="float" office:value="123.347" calcext:value-type="float">
            <text:p>123,347</text:p>
          </table:table-cell>
          <table:table-cell office:value-type="float" office:value="120.153" calcext:value-type="float">
            <text:p>120,153</text:p>
          </table:table-cell>
          <table:table-cell office:value-type="float" office:value="133.523" calcext:value-type="float">
            <text:p>133,523</text:p>
          </table:table-cell>
          <table:table-cell office:value-type="float" office:value="157.621" calcext:value-type="float">
            <text:p>157,621</text:p>
          </table:table-cell>
          <table:table-cell table:number-columns-repeated="4"/>
          <table:table-cell table:style-name="ce26" table:number-columns-repeated="3"/>
        </table:table-row>
        <table:table-row table:style-name="ro1">
          <table:table-cell office:value-type="string" calcext:value-type="string">
            <text:p>Amazonas</text:p>
          </table:table-cell>
          <table:table-cell office:value-type="float" office:value="994.932" calcext:value-type="float">
            <text:p>994,932</text:p>
          </table:table-cell>
          <table:table-cell office:value-type="float" office:value="1036.606" calcext:value-type="float">
            <text:p>1036,606</text:p>
          </table:table-cell>
          <table:table-cell office:value-type="float" office:value="771.567" calcext:value-type="float">
            <text:p>771,567</text:p>
          </table:table-cell>
          <table:table-cell table:style-name="ce26" office:value-type="float" office:value="746.867" calcext:value-type="float">
            <text:p>746,867</text:p>
          </table:table-cell>
          <table:table-cell table:style-name="ce26" office:value-type="float" office:value="739.457" calcext:value-type="float">
            <text:p>739,457</text:p>
          </table:table-cell>
          <table:table-cell table:style-name="ce26" office:value-type="float" office:value="687.211" calcext:value-type="float">
            <text:p>687,211</text:p>
          </table:table-cell>
          <table:table-cell office:value-type="float" office:value="350.177" calcext:value-type="float">
            <text:p>350,177</text:p>
          </table:table-cell>
          <table:table-cell office:value-type="float" office:value="533.444" calcext:value-type="float">
            <text:p>533,444</text:p>
          </table:table-cell>
          <table:table-cell office:value-type="float" office:value="595.32" calcext:value-type="float">
            <text:p>595,32</text:p>
          </table:table-cell>
          <table:table-cell office:value-type="float" office:value="610.155" calcext:value-type="float">
            <text:p>610,155</text:p>
          </table:table-cell>
          <table:table-cell table:number-columns-repeated="4"/>
          <table:table-cell table:style-name="ce26" table:number-columns-repeated="3"/>
        </table:table-row>
        <table:table-row table:style-name="ro1">
          <table:table-cell office:value-type="string" calcext:value-type="string">
            <text:p>Bahia</text:p>
          </table:table-cell>
          <table:table-cell office:value-type="float" office:value="3744.322" calcext:value-type="float">
            <text:p>3744,322</text:p>
          </table:table-cell>
          <table:table-cell office:value-type="float" office:value="3932.905" calcext:value-type="float">
            <text:p>3932,905</text:p>
          </table:table-cell>
          <table:table-cell office:value-type="float" office:value="4055.14" calcext:value-type="float">
            <text:p>4055,14</text:p>
          </table:table-cell>
          <table:table-cell table:style-name="ce26" office:value-type="float" office:value="3732.551" calcext:value-type="float">
            <text:p>3732,551</text:p>
          </table:table-cell>
          <table:table-cell table:style-name="ce26" office:value-type="float" office:value="3424.967" calcext:value-type="float">
            <text:p>3424,967</text:p>
          </table:table-cell>
          <table:table-cell table:style-name="ce26" office:value-type="float" office:value="3063.3" calcext:value-type="float">
            <text:p>3063,3</text:p>
          </table:table-cell>
          <table:table-cell office:value-type="float" office:value="2990.152" calcext:value-type="float">
            <text:p>2990,152</text:p>
          </table:table-cell>
          <table:table-cell office:value-type="float" office:value="3245.585" calcext:value-type="float">
            <text:p>3245,585</text:p>
          </table:table-cell>
          <table:table-cell office:value-type="float" office:value="3803.9" calcext:value-type="float">
            <text:p>3803,9</text:p>
          </table:table-cell>
          <table:table-cell office:value-type="float" office:value="3862.535" calcext:value-type="float">
            <text:p>3862,535</text:p>
          </table:table-cell>
          <table:table-cell table:number-columns-repeated="4"/>
          <table:table-cell table:style-name="ce26" table:number-columns-repeated="3"/>
        </table:table-row>
        <table:table-row table:style-name="ro1">
          <table:table-cell office:value-type="string" calcext:value-type="string">
            <text:p>Ceara</text:p>
          </table:table-cell>
          <table:table-cell office:value-type="float" office:value="1903.741" calcext:value-type="float">
            <text:p>1903,741</text:p>
          </table:table-cell>
          <table:table-cell office:value-type="float" office:value="2065.389" calcext:value-type="float">
            <text:p>2065,389</text:p>
          </table:table-cell>
          <table:table-cell office:value-type="float" office:value="1964.413" calcext:value-type="float">
            <text:p>1964,413</text:p>
          </table:table-cell>
          <table:table-cell table:style-name="ce26" office:value-type="float" office:value="2037.703" calcext:value-type="float">
            <text:p>2037,703</text:p>
          </table:table-cell>
          <table:table-cell table:style-name="ce26" office:value-type="float" office:value="2146.547" calcext:value-type="float">
            <text:p>2146,547</text:p>
          </table:table-cell>
          <table:table-cell table:style-name="ce26" office:value-type="float" office:value="2035.158" calcext:value-type="float">
            <text:p>2035,158</text:p>
          </table:table-cell>
          <table:table-cell office:value-type="float" office:value="1758.9" calcext:value-type="float">
            <text:p>1758,9</text:p>
          </table:table-cell>
          <table:table-cell office:value-type="float" office:value="1701.23" calcext:value-type="float">
            <text:p>1701,23</text:p>
          </table:table-cell>
          <table:table-cell office:value-type="float" office:value="1864.364" calcext:value-type="float">
            <text:p>1864,364</text:p>
          </table:table-cell>
          <table:table-cell office:value-type="float" office:value="2127.104" calcext:value-type="float">
            <text:p>2127,104</text:p>
          </table:table-cell>
          <table:table-cell table:number-columns-repeated="4"/>
          <table:table-cell table:style-name="ce26" table:number-columns-repeated="3"/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float" office:value="1261.667" calcext:value-type="float">
            <text:p>1261,667</text:p>
          </table:table-cell>
          <table:table-cell office:value-type="float" office:value="1152.069" calcext:value-type="float">
            <text:p>1152,069</text:p>
          </table:table-cell>
          <table:table-cell office:value-type="float" office:value="979.998" calcext:value-type="float">
            <text:p>979,998</text:p>
          </table:table-cell>
          <table:table-cell table:style-name="ce26" office:value-type="float" office:value="811.194" calcext:value-type="float">
            <text:p>811,194</text:p>
          </table:table-cell>
          <table:table-cell table:style-name="ce26" office:value-type="float" office:value="638.818" calcext:value-type="float">
            <text:p>638,818</text:p>
          </table:table-cell>
          <table:table-cell table:style-name="ce26" office:value-type="float" office:value="584.646" calcext:value-type="float">
            <text:p>584,646</text:p>
          </table:table-cell>
          <table:table-cell office:value-type="float" office:value="571.13" calcext:value-type="float">
            <text:p>571,13</text:p>
          </table:table-cell>
          <table:table-cell office:value-type="float" office:value="637.028" calcext:value-type="float">
            <text:p>637,028</text:p>
          </table:table-cell>
          <table:table-cell office:value-type="float" office:value="662.625" calcext:value-type="float">
            <text:p>662,625</text:p>
          </table:table-cell>
          <table:table-cell office:value-type="float" office:value="789.947" calcext:value-type="float">
            <text:p>789,947</text:p>
          </table:table-cell>
          <table:table-cell table:number-columns-repeated="4"/>
          <table:table-cell table:style-name="ce26" table:number-columns-repeated="3"/>
        </table:table-row>
        <table:table-row table:style-name="ro1">
          <table:table-cell office:value-type="string" calcext:value-type="string">
            <text:p>Espirito Santo</text:p>
          </table:table-cell>
          <table:table-cell office:value-type="float" office:value="1354.74" calcext:value-type="float">
            <text:p>1354,74</text:p>
          </table:table-cell>
          <table:table-cell office:value-type="float" office:value="1378.303" calcext:value-type="float">
            <text:p>1378,303</text:p>
          </table:table-cell>
          <table:table-cell office:value-type="float" office:value="1296.041" calcext:value-type="float">
            <text:p>1296,041</text:p>
          </table:table-cell>
          <table:table-cell table:style-name="ce26" office:value-type="float" office:value="1250.323" calcext:value-type="float">
            <text:p>1250,323</text:p>
          </table:table-cell>
          <table:table-cell table:style-name="ce26" office:value-type="float" office:value="1210.917" calcext:value-type="float">
            <text:p>1210,917</text:p>
          </table:table-cell>
          <table:table-cell table:style-name="ce26" office:value-type="float" office:value="1097.369" calcext:value-type="float">
            <text:p>1097,369</text:p>
          </table:table-cell>
          <table:table-cell office:value-type="float" office:value="1146.39" calcext:value-type="float">
            <text:p>1146,39</text:p>
          </table:table-cell>
          <table:table-cell office:value-type="float" office:value="1139.906" calcext:value-type="float">
            <text:p>1139,906</text:p>
          </table:table-cell>
          <table:table-cell office:value-type="float" office:value="1138.655" calcext:value-type="float">
            <text:p>1138,655</text:p>
          </table:table-cell>
          <table:table-cell office:value-type="float" office:value="1135.022" calcext:value-type="float">
            <text:p>1135,022</text:p>
          </table:table-cell>
          <table:table-cell table:number-columns-repeated="4"/>
          <table:table-cell table:style-name="ce26" table:number-columns-repeated="3"/>
        </table:table-row>
        <table:table-row table:style-name="ro1">
          <table:table-cell office:value-type="string" calcext:value-type="string">
            <text:p>Goiais</text:p>
          </table:table-cell>
          <table:table-cell office:value-type="float" office:value="3061.533" calcext:value-type="float">
            <text:p>3061,533</text:p>
          </table:table-cell>
          <table:table-cell office:value-type="float" office:value="3181.778" calcext:value-type="float">
            <text:p>3181,778</text:p>
          </table:table-cell>
          <table:table-cell office:value-type="float" office:value="2861.897" calcext:value-type="float">
            <text:p>2861,897</text:p>
          </table:table-cell>
          <table:table-cell table:style-name="ce26" office:value-type="float" office:value="2517.29" calcext:value-type="float">
            <text:p>2517,29</text:p>
          </table:table-cell>
          <table:table-cell table:style-name="ce26" office:value-type="float" office:value="2193.545" calcext:value-type="float">
            <text:p>2193,545</text:p>
          </table:table-cell>
          <table:table-cell table:style-name="ce26" office:value-type="float" office:value="2270.346" calcext:value-type="float">
            <text:p>2270,346</text:p>
          </table:table-cell>
          <table:table-cell office:value-type="float" office:value="2282.903" calcext:value-type="float">
            <text:p>2282,903</text:p>
          </table:table-cell>
          <table:table-cell office:value-type="float" office:value="2367.716" calcext:value-type="float">
            <text:p>2367,716</text:p>
          </table:table-cell>
          <table:table-cell office:value-type="float" office:value="2438.585" calcext:value-type="float">
            <text:p>2438,585</text:p>
          </table:table-cell>
          <table:table-cell office:value-type="float" office:value="2782.135" calcext:value-type="float">
            <text:p>2782,135</text:p>
          </table:table-cell>
          <table:table-cell table:number-columns-repeated="4"/>
          <table:table-cell table:style-name="ce26" table:number-columns-repeated="3"/>
        </table:table-row>
        <table:table-row table:style-name="ro1">
          <table:table-cell office:value-type="string" calcext:value-type="string">
            <text:p>Maranhão</text:p>
          </table:table-cell>
          <table:table-cell office:value-type="float" office:value="1528.77" calcext:value-type="float">
            <text:p>1528,77</text:p>
          </table:table-cell>
          <table:table-cell office:value-type="float" office:value="1563.125" calcext:value-type="float">
            <text:p>1563,125</text:p>
          </table:table-cell>
          <table:table-cell office:value-type="float" office:value="1303.411" calcext:value-type="float">
            <text:p>1303,411</text:p>
          </table:table-cell>
          <table:table-cell table:style-name="ce26" office:value-type="float" office:value="1191.509" calcext:value-type="float">
            <text:p>1191,509</text:p>
          </table:table-cell>
          <table:table-cell table:style-name="ce26" office:value-type="float" office:value="1100.217" calcext:value-type="float">
            <text:p>1100,217</text:p>
          </table:table-cell>
          <table:table-cell table:style-name="ce26" office:value-type="float" office:value="971.921" calcext:value-type="float">
            <text:p>971,921</text:p>
          </table:table-cell>
          <table:table-cell office:value-type="float" office:value="750.012" calcext:value-type="float">
            <text:p>750,012</text:p>
          </table:table-cell>
          <table:table-cell office:value-type="float" office:value="774.045" calcext:value-type="float">
            <text:p>774,045</text:p>
          </table:table-cell>
          <table:table-cell office:value-type="float" office:value="1038.249" calcext:value-type="float">
            <text:p>1038,249</text:p>
          </table:table-cell>
          <table:table-cell office:value-type="float" office:value="1059.129" calcext:value-type="float">
            <text:p>1059,129</text:p>
          </table:table-cell>
          <table:table-cell table:number-columns-repeated="4"/>
          <table:table-cell table:style-name="ce26" table:number-columns-repeated="3"/>
        </table:table-row>
        <table:table-row table:style-name="ro1">
          <table:table-cell office:value-type="string" calcext:value-type="string">
            <text:p>Mato Grosso</text:p>
          </table:table-cell>
          <table:table-cell office:value-type="float" office:value="1381.539" calcext:value-type="float">
            <text:p>1381,539</text:p>
          </table:table-cell>
          <table:table-cell office:value-type="float" office:value="1618.657" calcext:value-type="float">
            <text:p>1618,657</text:p>
          </table:table-cell>
          <table:table-cell office:value-type="float" office:value="1411.234" calcext:value-type="float">
            <text:p>1411,234</text:p>
          </table:table-cell>
          <table:table-cell table:style-name="ce26" office:value-type="float" office:value="1241.1" calcext:value-type="float">
            <text:p>1241,1</text:p>
          </table:table-cell>
          <table:table-cell table:style-name="ce26" office:value-type="float" office:value="1083.128" calcext:value-type="float">
            <text:p>1083,128</text:p>
          </table:table-cell>
          <table:table-cell table:style-name="ce26" office:value-type="float" office:value="1220.058" calcext:value-type="float">
            <text:p>1220,058</text:p>
          </table:table-cell>
          <table:table-cell office:value-type="float" office:value="1316.386" calcext:value-type="float">
            <text:p>1316,386</text:p>
          </table:table-cell>
          <table:table-cell office:value-type="float" office:value="1446.064" calcext:value-type="float">
            <text:p>1446,064</text:p>
          </table:table-cell>
          <table:table-cell office:value-type="float" office:value="1555.266" calcext:value-type="float">
            <text:p>1555,266</text:p>
          </table:table-cell>
          <table:table-cell office:value-type="float" office:value="1788.146" calcext:value-type="float">
            <text:p>1788,146</text:p>
          </table:table-cell>
          <table:table-cell table:number-columns-repeated="4"/>
          <table:table-cell table:style-name="ce26" table:number-columns-repeated="3"/>
        </table:table-row>
        <table:table-row table:style-name="ro1">
          <table:table-cell office:value-type="string" calcext:value-type="string">
            <text:p>Mato Grosso do Sul</text:p>
          </table:table-cell>
          <table:table-cell office:value-type="float" office:value="1008.624" calcext:value-type="float">
            <text:p>1008,624</text:p>
          </table:table-cell>
          <table:table-cell office:value-type="float" office:value="1028.608" calcext:value-type="float">
            <text:p>1028,608</text:p>
          </table:table-cell>
          <table:table-cell office:value-type="float" office:value="995.222" calcext:value-type="float">
            <text:p>995,222</text:p>
          </table:table-cell>
          <table:table-cell table:style-name="ce26" office:value-type="float" office:value="951.041" calcext:value-type="float">
            <text:p>951,041</text:p>
          </table:table-cell>
          <table:table-cell table:style-name="ce26" office:value-type="float" office:value="904.537" calcext:value-type="float">
            <text:p>904,537</text:p>
          </table:table-cell>
          <table:table-cell table:style-name="ce26" office:value-type="float" office:value="870.341" calcext:value-type="float">
            <text:p>870,341</text:p>
          </table:table-cell>
          <table:table-cell office:value-type="float" office:value="869.68" calcext:value-type="float">
            <text:p>869,68</text:p>
          </table:table-cell>
          <table:table-cell office:value-type="float" office:value="902.144" calcext:value-type="float">
            <text:p>902,144</text:p>
          </table:table-cell>
          <table:table-cell office:value-type="float" office:value="1038.045" calcext:value-type="float">
            <text:p>1038,045</text:p>
          </table:table-cell>
          <table:table-cell office:value-type="float" office:value="1092.056" calcext:value-type="float">
            <text:p>1092,056</text:p>
          </table:table-cell>
          <table:table-cell table:number-columns-repeated="4"/>
          <table:table-cell table:style-name="ce26" table:number-columns-repeated="3"/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float" office:value="7144.026" calcext:value-type="float">
            <text:p>7144,026</text:p>
          </table:table-cell>
          <table:table-cell office:value-type="float" office:value="7225.971" calcext:value-type="float">
            <text:p>7225,971</text:p>
          </table:table-cell>
          <table:table-cell office:value-type="float" office:value="6631.735" calcext:value-type="float">
            <text:p>6631,735</text:p>
          </table:table-cell>
          <table:table-cell table:style-name="ce26" office:value-type="float" office:value="5836.891" calcext:value-type="float">
            <text:p>5836,891</text:p>
          </table:table-cell>
          <table:table-cell table:style-name="ce26" office:value-type="float" office:value="5091.098" calcext:value-type="float">
            <text:p>5091,098</text:p>
          </table:table-cell>
          <table:table-cell table:style-name="ce26" office:value-type="float" office:value="4898.01" calcext:value-type="float">
            <text:p>4898,01</text:p>
          </table:table-cell>
          <table:table-cell office:value-type="float" office:value="5509.999" calcext:value-type="float">
            <text:p>5509,999</text:p>
          </table:table-cell>
          <table:table-cell office:value-type="float" office:value="6256.45" calcext:value-type="float">
            <text:p>6256,45</text:p>
          </table:table-cell>
          <table:table-cell office:value-type="float" office:value="6954.53" calcext:value-type="float">
            <text:p>6954,53</text:p>
          </table:table-cell>
          <table:table-cell office:value-type="float" office:value="6975.675" calcext:value-type="float">
            <text:p>6975,675</text:p>
          </table:table-cell>
          <table:table-cell table:number-columns-repeated="4"/>
          <table:table-cell table:style-name="ce26" table:number-columns-repeated="3"/>
        </table:table-row>
        <table:table-row table:style-name="ro1">
          <table:table-cell office:value-type="string" calcext:value-type="string">
            <text:p>Pará</text:p>
          </table:table-cell>
          <table:table-cell office:value-type="float" office:value="2042.91" calcext:value-type="float">
            <text:p>2042,91</text:p>
          </table:table-cell>
          <table:table-cell office:value-type="float" office:value="2318.608" calcext:value-type="float">
            <text:p>2318,608</text:p>
          </table:table-cell>
          <table:table-cell office:value-type="float" office:value="2041.73" calcext:value-type="float">
            <text:p>2041,73</text:p>
          </table:table-cell>
          <table:table-cell table:style-name="ce26" office:value-type="float" office:value="1863.549" calcext:value-type="float">
            <text:p>1863,549</text:p>
          </table:table-cell>
          <table:table-cell table:style-name="ce26" office:value-type="float" office:value="1705.68" calcext:value-type="float">
            <text:p>1705,68</text:p>
          </table:table-cell>
          <table:table-cell table:style-name="ce26" office:value-type="float" office:value="1564.94" calcext:value-type="float">
            <text:p>1564,94</text:p>
          </table:table-cell>
          <table:table-cell office:value-type="float" office:value="1375.281" calcext:value-type="float">
            <text:p>1375,281</text:p>
          </table:table-cell>
          <table:table-cell office:value-type="float" office:value="1290.928" calcext:value-type="float">
            <text:p>1290,928</text:p>
          </table:table-cell>
          <table:table-cell office:value-type="float" office:value="1444.547" calcext:value-type="float">
            <text:p>1444,547</text:p>
          </table:table-cell>
          <table:table-cell office:value-type="float" office:value="1529.052" calcext:value-type="float">
            <text:p>1529,052</text:p>
          </table:table-cell>
          <table:table-cell table:number-columns-repeated="4"/>
          <table:table-cell table:style-name="ce26" table:number-columns-repeated="3"/>
        </table:table-row>
        <table:table-row table:style-name="ro1">
          <table:table-cell office:value-type="string" calcext:value-type="string">
            <text:p>Paraíba</text:p>
          </table:table-cell>
          <table:table-cell office:value-type="float" office:value="1103.437" calcext:value-type="float">
            <text:p>1103,437</text:p>
          </table:table-cell>
          <table:table-cell office:value-type="float" office:value="1223.444" calcext:value-type="float">
            <text:p>1223,444</text:p>
          </table:table-cell>
          <table:table-cell office:value-type="float" office:value="1240.232" calcext:value-type="float">
            <text:p>1240,232</text:p>
          </table:table-cell>
          <table:table-cell table:style-name="ce26" office:value-type="float" office:value="1076.248" calcext:value-type="float">
            <text:p>1076,248</text:p>
          </table:table-cell>
          <table:table-cell table:style-name="ce26" office:value-type="float" office:value="928.236" calcext:value-type="float">
            <text:p>928,236</text:p>
          </table:table-cell>
          <table:table-cell table:style-name="ce26" office:value-type="float" office:value="786.338" calcext:value-type="float">
            <text:p>786,338</text:p>
          </table:table-cell>
          <table:table-cell office:value-type="float" office:value="707.565" calcext:value-type="float">
            <text:p>707,565</text:p>
          </table:table-cell>
          <table:table-cell office:value-type="float" office:value="769.08" calcext:value-type="float">
            <text:p>769,08</text:p>
          </table:table-cell>
          <table:table-cell office:value-type="float" office:value="1051.694" calcext:value-type="float">
            <text:p>1051,694</text:p>
          </table:table-cell>
          <table:table-cell office:value-type="float" office:value="1112.087" calcext:value-type="float">
            <text:p>1112,087</text:p>
          </table:table-cell>
          <table:table-cell table:number-columns-repeated="4"/>
          <table:table-cell table:style-name="ce26" table:number-columns-repeated="3"/>
        </table:table-row>
        <table:table-row table:style-name="ro1">
          <table:table-cell office:value-type="string" calcext:value-type="string">
            <text:p>Paraná</text:p>
          </table:table-cell>
          <table:table-cell office:value-type="float" office:value="4522.969" calcext:value-type="float">
            <text:p>4522,969</text:p>
          </table:table-cell>
          <table:table-cell office:value-type="float" office:value="4578.716" calcext:value-type="float">
            <text:p>4578,716</text:p>
          </table:table-cell>
          <table:table-cell office:value-type="float" office:value="4341.821" calcext:value-type="float">
            <text:p>4341,821</text:p>
          </table:table-cell>
          <table:table-cell table:style-name="ce26" office:value-type="float" office:value="4108.786" calcext:value-type="float">
            <text:p>4108,786</text:p>
          </table:table-cell>
          <table:table-cell table:style-name="ce26" office:value-type="float" office:value="3869.334" calcext:value-type="float">
            <text:p>3869,334</text:p>
          </table:table-cell>
          <table:table-cell table:style-name="ce26" office:value-type="float" office:value="3764.518" calcext:value-type="float">
            <text:p>3764,518</text:p>
          </table:table-cell>
          <table:table-cell office:value-type="float" office:value="3773.354" calcext:value-type="float">
            <text:p>3773,354</text:p>
          </table:table-cell>
          <table:table-cell office:value-type="float" office:value="3786.974" calcext:value-type="float">
            <text:p>3786,974</text:p>
          </table:table-cell>
          <table:table-cell office:value-type="float" office:value="4235.532" calcext:value-type="float">
            <text:p>4235,532</text:p>
          </table:table-cell>
          <table:table-cell office:value-type="float" office:value="4784.413" calcext:value-type="float">
            <text:p>4784,413</text:p>
          </table:table-cell>
          <table:table-cell table:number-columns-repeated="4"/>
          <table:table-cell table:style-name="ce26" table:number-columns-repeated="3"/>
        </table:table-row>
        <table:table-row table:style-name="ro1">
          <table:table-cell office:value-type="string" calcext:value-type="string">
            <text:p>Pernambuco</text:p>
          </table:table-cell>
          <table:table-cell office:value-type="float" office:value="2728.23" calcext:value-type="float">
            <text:p>2728,23</text:p>
          </table:table-cell>
          <table:table-cell office:value-type="float" office:value="2982.021" calcext:value-type="float">
            <text:p>2982,021</text:p>
          </table:table-cell>
          <table:table-cell office:value-type="float" office:value="2983.632" calcext:value-type="float">
            <text:p>2983,632</text:p>
          </table:table-cell>
          <table:table-cell table:style-name="ce26" office:value-type="float" office:value="2632.837" calcext:value-type="float">
            <text:p>2632,837</text:p>
          </table:table-cell>
          <table:table-cell table:style-name="ce26" office:value-type="float" office:value="2308.455" calcext:value-type="float">
            <text:p>2308,455</text:p>
          </table:table-cell>
          <table:table-cell table:style-name="ce26" office:value-type="float" office:value="1813.941" calcext:value-type="float">
            <text:p>1813,941</text:p>
          </table:table-cell>
          <table:table-cell office:value-type="float" office:value="1645.004" calcext:value-type="float">
            <text:p>1645,004</text:p>
          </table:table-cell>
          <table:table-cell office:value-type="float" office:value="1690.846" calcext:value-type="float">
            <text:p>1690,846</text:p>
          </table:table-cell>
          <table:table-cell office:value-type="float" office:value="2018.834" calcext:value-type="float">
            <text:p>2018,834</text:p>
          </table:table-cell>
          <table:table-cell office:value-type="float" office:value="2022.411" calcext:value-type="float">
            <text:p>2022,411</text:p>
          </table:table-cell>
          <table:table-cell table:number-columns-repeated="4"/>
          <table:table-cell table:style-name="ce26" table:number-columns-repeated="3"/>
        </table:table-row>
        <table:table-row table:style-name="ro1">
          <table:table-cell office:value-type="string" calcext:value-type="string">
            <text:p>Piauí</text:p>
          </table:table-cell>
          <table:table-cell office:value-type="float" office:value="687.536" calcext:value-type="float">
            <text:p>687,536</text:p>
          </table:table-cell>
          <table:table-cell office:value-type="float" office:value="778.779" calcext:value-type="float">
            <text:p>778,779</text:p>
          </table:table-cell>
          <table:table-cell office:value-type="float" office:value="755.713" calcext:value-type="float">
            <text:p>755,713</text:p>
          </table:table-cell>
          <table:table-cell table:style-name="ce26" office:value-type="float" office:value="794.945" calcext:value-type="float">
            <text:p>794,945</text:p>
          </table:table-cell>
          <table:table-cell table:style-name="ce26" office:value-type="float" office:value="842.687" calcext:value-type="float">
            <text:p>842,687</text:p>
          </table:table-cell>
          <table:table-cell table:style-name="ce26" office:value-type="float" office:value="831.356" calcext:value-type="float">
            <text:p>831,356</text:p>
          </table:table-cell>
          <table:table-cell office:value-type="float" office:value="626.223" calcext:value-type="float">
            <text:p>626,223</text:p>
          </table:table-cell>
          <table:table-cell office:value-type="float" office:value="702.437" calcext:value-type="float">
            <text:p>702,437</text:p>
          </table:table-cell>
          <table:table-cell office:value-type="float" office:value="788.164" calcext:value-type="float">
            <text:p>788,164</text:p>
          </table:table-cell>
          <table:table-cell office:value-type="float" office:value="826.368" calcext:value-type="float">
            <text:p>826,368</text:p>
          </table:table-cell>
          <table:table-cell table:number-columns-repeated="4"/>
          <table:table-cell table:style-name="ce26" table:number-columns-repeated="3"/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float" office:value="3487.789" calcext:value-type="float">
            <text:p>3487,789</text:p>
          </table:table-cell>
          <table:table-cell office:value-type="float" office:value="3505.72" calcext:value-type="float">
            <text:p>3505,72</text:p>
          </table:table-cell>
          <table:table-cell office:value-type="float" office:value="3226.786" calcext:value-type="float">
            <text:p>3226,786</text:p>
          </table:table-cell>
          <table:table-cell table:style-name="ce26" office:value-type="float" office:value="2978.617" calcext:value-type="float">
            <text:p>2978,617</text:p>
          </table:table-cell>
          <table:table-cell table:style-name="ce26" office:value-type="float" office:value="2744.168" calcext:value-type="float">
            <text:p>2744,168</text:p>
          </table:table-cell>
          <table:table-cell table:style-name="ce26" office:value-type="float" office:value="2703.746" calcext:value-type="float">
            <text:p>2703,746</text:p>
          </table:table-cell>
          <table:table-cell office:value-type="float" office:value="2665.575" calcext:value-type="float">
            <text:p>2665,575</text:p>
          </table:table-cell>
          <table:table-cell office:value-type="float" office:value="2753.564" calcext:value-type="float">
            <text:p>2753,564</text:p>
          </table:table-cell>
          <table:table-cell office:value-type="float" office:value="2993.25" calcext:value-type="float">
            <text:p>2993,25</text:p>
          </table:table-cell>
          <table:table-cell office:value-type="float" office:value="3222.295" calcext:value-type="float">
            <text:p>3222,295</text:p>
          </table:table-cell>
          <table:table-cell table:number-columns-repeated="4"/>
          <table:table-cell table:style-name="ce26" table:number-columns-repeated="3"/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float" office:value="4733.632" calcext:value-type="float">
            <text:p>4733,632</text:p>
          </table:table-cell>
          <table:table-cell office:value-type="float" office:value="4864.477" calcext:value-type="float">
            <text:p>4864,477</text:p>
          </table:table-cell>
          <table:table-cell office:value-type="float" office:value="4454.468" calcext:value-type="float">
            <text:p>4454,468</text:p>
          </table:table-cell>
          <table:table-cell table:style-name="ce26" office:value-type="float" office:value="3639.072" calcext:value-type="float">
            <text:p>3639,072</text:p>
          </table:table-cell>
          <table:table-cell table:style-name="ce26" office:value-type="float" office:value="2811.648" calcext:value-type="float">
            <text:p>2811,648</text:p>
          </table:table-cell>
          <table:table-cell table:style-name="ce26" office:value-type="float" office:value="2284.918" calcext:value-type="float">
            <text:p>2284,918</text:p>
          </table:table-cell>
          <table:table-cell office:value-type="float" office:value="2391.212" calcext:value-type="float">
            <text:p>2391,212</text:p>
          </table:table-cell>
          <table:table-cell office:value-type="float" office:value="2715.843" calcext:value-type="float">
            <text:p>2715,843</text:p>
          </table:table-cell>
          <table:table-cell office:value-type="float" office:value="2935.607" calcext:value-type="float">
            <text:p>2935,607</text:p>
          </table:table-cell>
          <table:table-cell office:value-type="float" office:value="2829.682" calcext:value-type="float">
            <text:p>2829,682</text:p>
          </table:table-cell>
          <table:table-cell table:number-columns-repeated="4"/>
          <table:table-cell table:style-name="ce26" table:number-columns-repeated="3"/>
        </table:table-row>
        <table:table-row table:style-name="ro1">
          <table:table-cell office:value-type="string" calcext:value-type="string">
            <text:p>Rio Grande do Norte</text:p>
          </table:table-cell>
          <table:table-cell office:value-type="float" office:value="961.431" calcext:value-type="float">
            <text:p>961,431</text:p>
          </table:table-cell>
          <table:table-cell office:value-type="float" office:value="954.17" calcext:value-type="float">
            <text:p>954,17</text:p>
          </table:table-cell>
          <table:table-cell office:value-type="float" office:value="886.165" calcext:value-type="float">
            <text:p>886,165</text:p>
          </table:table-cell>
          <table:table-cell table:style-name="ce26" office:value-type="float" office:value="802.508" calcext:value-type="float">
            <text:p>802,508</text:p>
          </table:table-cell>
          <table:table-cell table:style-name="ce26" office:value-type="float" office:value="730.261" calcext:value-type="float">
            <text:p>730,261</text:p>
          </table:table-cell>
          <table:table-cell table:style-name="ce26" office:value-type="float" office:value="646.482" calcext:value-type="float">
            <text:p>646,482</text:p>
          </table:table-cell>
          <table:table-cell office:value-type="float" office:value="485.012" calcext:value-type="float">
            <text:p>485,012</text:p>
          </table:table-cell>
          <table:table-cell office:value-type="float" office:value="563.293" calcext:value-type="float">
            <text:p>563,293</text:p>
          </table:table-cell>
          <table:table-cell office:value-type="float" office:value="744.863" calcext:value-type="float">
            <text:p>744,863</text:p>
          </table:table-cell>
          <table:table-cell office:value-type="float" office:value="811.86" calcext:value-type="float">
            <text:p>811,86</text:p>
          </table:table-cell>
          <table:table-cell table:number-columns-repeated="4"/>
          <table:table-cell table:style-name="ce26" table:number-columns-repeated="3"/>
        </table:table-row>
        <table:table-row table:style-name="ro1">
          <table:table-cell office:value-type="string" calcext:value-type="string">
            <text:p>Rondônia</text:p>
          </table:table-cell>
          <table:table-cell office:value-type="float" office:value="933.501" calcext:value-type="float">
            <text:p>933,501</text:p>
          </table:table-cell>
          <table:table-cell office:value-type="float" office:value="826.67" calcext:value-type="float">
            <text:p>826,67</text:p>
          </table:table-cell>
          <table:table-cell office:value-type="float" office:value="614.394" calcext:value-type="float">
            <text:p>614,394</text:p>
          </table:table-cell>
          <table:table-cell table:style-name="ce26" office:value-type="float" office:value="510.273" calcext:value-type="float">
            <text:p>510,273</text:p>
          </table:table-cell>
          <table:table-cell table:style-name="ce26" office:value-type="float" office:value="410.58" calcext:value-type="float">
            <text:p>410,58</text:p>
          </table:table-cell>
          <table:table-cell table:style-name="ce26" office:value-type="float" office:value="406.814" calcext:value-type="float">
            <text:p>406,814</text:p>
          </table:table-cell>
          <table:table-cell office:value-type="float" office:value="376.138" calcext:value-type="float">
            <text:p>376,138</text:p>
          </table:table-cell>
          <table:table-cell office:value-type="float" office:value="399.441" calcext:value-type="float">
            <text:p>399,441</text:p>
          </table:table-cell>
          <table:table-cell office:value-type="float" office:value="488.194" calcext:value-type="float">
            <text:p>488,194</text:p>
          </table:table-cell>
          <table:table-cell office:value-type="float" office:value="502.824" calcext:value-type="float">
            <text:p>502,824</text:p>
          </table:table-cell>
          <table:table-cell table:number-columns-repeated="4"/>
          <table:table-cell table:style-name="ce26" table:number-columns-repeated="3"/>
        </table:table-row>
        <table:table-row table:style-name="ro1">
          <table:table-cell office:value-type="string" calcext:value-type="string">
            <text:p>Roraima</text:p>
          </table:table-cell>
          <table:table-cell table:number-columns-repeated="3"/>
          <table:table-cell table:style-name="ce26" table:number-columns-repeated="3"/>
          <table:table-cell office:value-type="float" office:value="83.012" calcext:value-type="float">
            <text:p>83,012</text:p>
          </table:table-cell>
          <table:table-cell office:value-type="float" office:value="121.12" calcext:value-type="float">
            <text:p>121,12</text:p>
          </table:table-cell>
          <table:table-cell office:value-type="float" office:value="151.571" calcext:value-type="float">
            <text:p>151,571</text:p>
          </table:table-cell>
          <table:table-cell office:value-type="float" office:value="144.989" calcext:value-type="float">
            <text:p>144,989</text:p>
          </table:table-cell>
          <table:table-cell table:number-columns-repeated="4"/>
          <table:table-cell table:style-name="ce26" table:number-columns-repeated="3"/>
        </table:table-row>
        <table:table-row table:style-name="ro1">
          <table:table-cell office:value-type="string" calcext:value-type="string">
            <text:p>Santa Catarina</text:p>
          </table:table-cell>
          <table:table-cell office:value-type="float" office:value="3268.31" calcext:value-type="float">
            <text:p>3268,31</text:p>
          </table:table-cell>
          <table:table-cell office:value-type="float" office:value="3466.227" calcext:value-type="float">
            <text:p>3466,227</text:p>
          </table:table-cell>
          <table:table-cell office:value-type="float" office:value="3246.749" calcext:value-type="float">
            <text:p>3246,749</text:p>
          </table:table-cell>
          <table:table-cell table:style-name="ce26" office:value-type="float" office:value="3017.084" calcext:value-type="float">
            <text:p>3017,084</text:p>
          </table:table-cell>
          <table:table-cell table:style-name="ce26" office:value-type="float" office:value="2776.217" calcext:value-type="float">
            <text:p>2776,217</text:p>
          </table:table-cell>
          <table:table-cell table:style-name="ce26" office:value-type="float" office:value="2891.489" calcext:value-type="float">
            <text:p>2891,489</text:p>
          </table:table-cell>
          <table:table-cell office:value-type="float" office:value="2976.485" calcext:value-type="float">
            <text:p>2976,485</text:p>
          </table:table-cell>
          <table:table-cell office:value-type="float" office:value="3258.027" calcext:value-type="float">
            <text:p>3258,027</text:p>
          </table:table-cell>
          <table:table-cell office:value-type="float" office:value="3537.032" calcext:value-type="float">
            <text:p>3537,032</text:p>
          </table:table-cell>
          <table:table-cell office:value-type="float" office:value="4089.333" calcext:value-type="float">
            <text:p>4089,333</text:p>
          </table:table-cell>
          <table:table-cell table:number-columns-repeated="4"/>
          <table:table-cell table:style-name="ce26" table:number-columns-repeated="3"/>
        </table:table-row>
        <table:table-row table:style-name="ro1">
          <table:table-cell office:value-type="string" calcext:value-type="string">
            <text:p>São Paulo</text:p>
          </table:table-cell>
          <table:table-cell office:value-type="float" office:value="15159.683" calcext:value-type="float">
            <text:p>15159,683</text:p>
          </table:table-cell>
          <table:table-cell office:value-type="float" office:value="15089.297" calcext:value-type="float">
            <text:p>15089,297</text:p>
          </table:table-cell>
          <table:table-cell office:value-type="float" office:value="13714.511" calcext:value-type="float">
            <text:p>13714,511</text:p>
          </table:table-cell>
          <table:table-cell table:style-name="ce26" office:value-type="float" office:value="11767.653" calcext:value-type="float">
            <text:p>11767,653</text:p>
          </table:table-cell>
          <table:table-cell table:style-name="ce26" office:value-type="float" office:value="9811.084" calcext:value-type="float">
            <text:p>9811,084</text:p>
          </table:table-cell>
          <table:table-cell table:style-name="ce26" office:value-type="float" office:value="9918.501" calcext:value-type="float">
            <text:p>9918,501</text:p>
          </table:table-cell>
          <table:table-cell office:value-type="float" office:value="10001.077" calcext:value-type="float">
            <text:p>10001,077</text:p>
          </table:table-cell>
          <table:table-cell office:value-type="float" office:value="10458.276" calcext:value-type="float">
            <text:p>10458,276</text:p>
          </table:table-cell>
          <table:table-cell office:value-type="float" office:value="11181.809" calcext:value-type="float">
            <text:p>11181,809</text:p>
          </table:table-cell>
          <table:table-cell office:value-type="float" office:value="12113.838" calcext:value-type="float">
            <text:p>12113,838</text:p>
          </table:table-cell>
          <table:table-cell table:number-columns-repeated="4"/>
          <table:table-cell table:style-name="ce26" table:number-columns-repeated="3"/>
        </table:table-row>
        <table:table-row table:style-name="ro1">
          <table:table-cell office:value-type="string" calcext:value-type="string">
            <text:p>Sergipe</text:p>
          </table:table-cell>
          <table:table-cell table:number-columns-repeated="3"/>
          <table:table-cell table:style-name="ce26" table:number-columns-repeated="3"/>
          <table:table-cell office:value-type="float" office:value="372.21" calcext:value-type="float">
            <text:p>372,21</text:p>
          </table:table-cell>
          <table:table-cell office:value-type="float" office:value="409.903" calcext:value-type="float">
            <text:p>409,903</text:p>
          </table:table-cell>
          <table:table-cell office:value-type="float" office:value="526.396" calcext:value-type="float">
            <text:p>526,396</text:p>
          </table:table-cell>
          <table:table-cell office:value-type="float" office:value="511.494" calcext:value-type="float">
            <text:p>511,494</text:p>
          </table:table-cell>
          <table:table-cell table:number-columns-repeated="4"/>
          <table:table-cell table:style-name="ce26" table:number-columns-repeated="3"/>
        </table:table-row>
        <table:table-row table:style-name="ro1">
          <table:table-cell office:value-type="string" calcext:value-type="string">
            <text:p>Tocantins</text:p>
          </table:table-cell>
          <table:table-cell table:number-columns-repeated="3"/>
          <table:table-cell table:style-name="ce26" table:number-columns-repeated="3"/>
          <table:table-cell office:value-type="float" office:value="396.438" calcext:value-type="float">
            <text:p>396,438</text:p>
          </table:table-cell>
          <table:table-cell office:value-type="float" office:value="402.932" calcext:value-type="float">
            <text:p>402,932</text:p>
          </table:table-cell>
          <table:table-cell office:value-type="float" office:value="500.126" calcext:value-type="float">
            <text:p>500,126</text:p>
          </table:table-cell>
          <table:table-cell office:value-type="float" office:value="542.03" calcext:value-type="float">
            <text:p>542,03</text:p>
          </table:table-cell>
          <table:table-cell table:number-columns-repeated="4"/>
          <table:table-cell table:style-name="ce26" table:number-columns-repeated="3"/>
        </table:table-row>
        <table:table-row table:style-name="ro1">
          <table:table-cell table:style-name="ce16" table:number-columns-repeated="11"/>
          <table:table-cell table:number-columns-repeated="7"/>
        </table:table-row>
        <table:table-row table:style-name="ro2">
          <table:table-cell table:style-name="ce18" office:value-type="string" calcext:value-type="string">
            <text:p>( *  ) Valores em mil toneladas - Dados do SNIC</text:p>
            <text:p>( ** ) Retirado de http://www.cbicdados.com.br/menu/materiais-de-construcao/cimento</text:p>
          </table:table-cell>
          <table:table-cell table:style-name="ce27" table:number-columns-repeated="10"/>
          <table:table-cell table:number-columns-repeated="7"/>
        </table:table-row>
        <table:table-row table:style-name="ro1">
          <table:table-cell table:style-name="ce19"/>
          <table:table-cell table:style-name="ce28" table:number-columns-repeated="3"/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23" office:value-type="string" calcext:value-type="string">
            <text:p>Trabalho Final de Graduação - MAC0499 - Pedro Fernandes</text:p>
          </table:table-cell>
          <table:table-cell table:style-name="ce23" table:number-columns-repeated="10"/>
          <table:table-cell table:style-name="ce30"/>
          <table:table-cell table:number-columns-repeated="6"/>
        </table:table-row>
        <table:table-row table:style-name="ro1">
          <table:table-cell table:style-name="ce24" office:value-type="string" calcext:value-type="string">
            <text:p>"Métodos de Explicabilidade de Inteligência Artificial Usando Demanda de Cimento como Estudo de Caso."</text:p>
          </table:table-cell>
          <table:table-cell table:style-name="ce23" table:number-columns-repeated="10"/>
          <table:table-cell table:style-name="ce30"/>
          <table:table-cell table:number-columns-repeated="6"/>
        </table:table-row>
        <table:table-row table:style-name="ro1">
          <table:table-cell table:style-name="ce25" office:value-type="string" calcext:value-type="string">
            <text:p><text:span text:style-name="T1">Orientador:</text:span> Dr. Marcelo Finger</text:p>
          </table:table-cell>
          <table:table-cell table:style-name="ce23" table:number-columns-repeated="10"/>
          <table:table-cell table:style-name="ce30"/>
          <table:table-cell table:number-columns-repeated="6"/>
        </table:table-row>
        <table:table-row table:style-name="ro1" table:number-rows-repeated="6">
          <table:table-cell table:style-name="Default" table:number-columns-repeated="4"/>
          <table:table-cell table:number-columns-repeated="3"/>
          <table:table-cell table:style-name="ce30" table:number-columns-repeated="5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30"/>
          <table:table-cell table:style-name="ce32" table:number-columns-repeated="4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30" table:number-columns-repeated="5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30"/>
          <table:table-cell table:style-name="ce32"/>
          <table:table-cell table:style-name="ce30" table:number-columns-repeated="2"/>
          <table:table-cell table:style-name="ce32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30"/>
          <table:table-cell table:style-name="ce32"/>
          <table:table-cell table:style-name="ce30" table:number-columns-repeated="3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30"/>
          <table:table-cell table:style-name="ce32" table:number-columns-repeated="4"/>
          <table:table-cell table:number-columns-repeated="6"/>
        </table:table-row>
        <table:table-row table:style-name="ro1" table:number-rows-repeated="5">
          <table:table-cell table:style-name="Default" table:number-columns-repeated="4"/>
          <table:table-cell table:number-columns-repeated="3"/>
          <table:table-cell table:style-name="ce30" table:number-columns-repeated="5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30"/>
          <table:table-cell table:style-name="ce32" table:number-columns-repeated="2"/>
          <table:table-cell table:style-name="ce30"/>
          <table:table-cell table:style-name="ce32"/>
          <table:table-cell table:number-columns-repeated="6"/>
        </table:table-row>
        <table:table-row table:style-name="ro1" table:number-rows-repeated="9">
          <table:table-cell table:style-name="Default" table:number-columns-repeated="4"/>
          <table:table-cell table:number-columns-repeated="3"/>
          <table:table-cell table:style-name="ce30" table:number-columns-repeated="5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31"/>
          <table:table-cell table:style-name="ce30" table:number-columns-repeated="4"/>
          <table:table-cell table:number-columns-repeated="6"/>
        </table:table-row>
      </table:table>
      <table:table table:name="Previsto" table:style-name="ta1">
        <table:table-column table:style-name="co1" table:default-cell-style-name="ce17"/>
        <table:table-column table:style-name="co2" table:number-columns-repeated="10" table:default-cell-style-name="ce26"/>
        <table:table-column table:style-name="co2" table:number-columns-repeated="14" table:default-cell-style-name="Default"/>
        <table:table-row table:style-name="ro1">
          <table:table-cell table:style-name="ce33" office:value-type="string" calcext:value-type="string">
            <text:p>Previsão (*)(**)</text:p>
          </table:table-cell>
          <table:table-cell table:style-name="ce16" office:value-type="float" office:value="2012" calcext:value-type="float">
            <text:p>2012</text:p>
          </table:table-cell>
          <table:table-cell table:style-name="ce16" office:value-type="float" office:value="2013" calcext:value-type="float">
            <text:p>2013</text:p>
          </table:table-cell>
          <table:table-cell table:style-name="ce16" office:value-type="float" office:value="2014" calcext:value-type="float">
            <text:p>2014</text:p>
          </table:table-cell>
          <table:table-cell table:style-name="ce16" office:value-type="float" office:value="2015" calcext:value-type="float">
            <text:p>2015</text:p>
          </table:table-cell>
          <table:table-cell table:style-name="ce16" office:value-type="float" office:value="2016" calcext:value-type="float">
            <text:p>2016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2019" calcext:value-type="float">
            <text:p>2019</text:p>
          </table:table-cell>
          <table:table-cell table:style-name="ce16" office:value-type="float" office:value="2020" calcext:value-type="float">
            <text:p>2020</text:p>
          </table:table-cell>
          <table:table-cell table:style-name="ce16" office:value-type="float" office:value="2021" calcext:value-type="float">
            <text:p>2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re</text:p>
          </table:table-cell>
          <table:table-cell office:value-type="float" office:value="178.343" calcext:value-type="float">
            <text:p>178,343</text:p>
          </table:table-cell>
          <table:table-cell office:value-type="float" office:value="175.659" calcext:value-type="float">
            <text:p>175,659</text:p>
          </table:table-cell>
          <table:table-cell office:value-type="float" office:value="193.685" calcext:value-type="float">
            <text:p>193,685</text:p>
          </table:table-cell>
          <table:table-cell office:value-type="float" office:value="172.772" calcext:value-type="float">
            <text:p>172,772</text:p>
          </table:table-cell>
          <table:table-cell office:value-type="float" office:value="151.504" calcext:value-type="float">
            <text:p>151,504</text:p>
          </table:table-cell>
          <table:table-cell office:value-type="float" office:value="134.168" calcext:value-type="float">
            <text:p>134,168</text:p>
          </table:table-cell>
          <table:table-cell office:value-type="float" office:value="150.417" calcext:value-type="float">
            <text:p>150,417</text:p>
          </table:table-cell>
          <table:table-cell office:value-type="float" office:value="148.808" calcext:value-type="float">
            <text:p>148,808</text:p>
          </table:table-cell>
          <table:table-cell office:value-type="float" office:value="150.791" calcext:value-type="float">
            <text:p>150,791</text:p>
          </table:table-cell>
          <table:table-cell office:value-type="float" office:value="178.001" calcext:value-type="float">
            <text:p>178,0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agoas</text:p>
          </table:table-cell>
          <table:table-cell office:value-type="float" office:value="741.513" calcext:value-type="float">
            <text:p>741,513</text:p>
          </table:table-cell>
          <table:table-cell office:value-type="float" office:value="836.305" calcext:value-type="float">
            <text:p>836,305</text:p>
          </table:table-cell>
          <table:table-cell office:value-type="float" office:value="434.653" calcext:value-type="float">
            <text:p>434,653</text:p>
          </table:table-cell>
          <table:table-cell office:value-type="float" office:value="794.075" calcext:value-type="float">
            <text:p>794,075</text:p>
          </table:table-cell>
          <table:table-cell office:value-type="float" office:value="662.781" calcext:value-type="float">
            <text:p>662,781</text:p>
          </table:table-cell>
          <table:table-cell office:value-type="float" office:value="539.383" calcext:value-type="float">
            <text:p>539,383</text:p>
          </table:table-cell>
          <table:table-cell office:value-type="float" office:value="361.405" calcext:value-type="float">
            <text:p>361,405</text:p>
          </table:table-cell>
          <table:table-cell office:value-type="float" office:value="347.886" calcext:value-type="float">
            <text:p>347,886</text:p>
          </table:table-cell>
          <table:table-cell office:value-type="float" office:value="396.332" calcext:value-type="float">
            <text:p>396,332</text:p>
          </table:table-cell>
          <table:table-cell office:value-type="float" office:value="559.669" calcext:value-type="float">
            <text:p>559,6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mapá</text:p>
          </table:table-cell>
          <table:table-cell office:value-type="float" office:value="162.807" calcext:value-type="float">
            <text:p>162,807</text:p>
          </table:table-cell>
          <table:table-cell office:value-type="float" office:value="268.267" calcext:value-type="float">
            <text:p>268,267</text:p>
          </table:table-cell>
          <table:table-cell office:value-type="float" office:value="242.854" calcext:value-type="float">
            <text:p>242,854</text:p>
          </table:table-cell>
          <table:table-cell office:value-type="float" office:value="230.898" calcext:value-type="float">
            <text:p>230,898</text:p>
          </table:table-cell>
          <table:table-cell office:value-type="float" office:value="198.057" calcext:value-type="float">
            <text:p>198,057</text:p>
          </table:table-cell>
          <table:table-cell office:value-type="float" office:value="167.332" calcext:value-type="float">
            <text:p>167,332</text:p>
          </table:table-cell>
          <table:table-cell office:value-type="float" office:value="134.131" calcext:value-type="float">
            <text:p>134,131</text:p>
          </table:table-cell>
          <table:table-cell office:value-type="float" office:value="121.683" calcext:value-type="float">
            <text:p>121,683</text:p>
          </table:table-cell>
          <table:table-cell office:value-type="float" office:value="120.287" calcext:value-type="float">
            <text:p>120,287</text:p>
          </table:table-cell>
          <table:table-cell office:value-type="float" office:value="134.534" calcext:value-type="float">
            <text:p>134,5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mazonas</text:p>
          </table:table-cell>
          <table:table-cell office:value-type="float" office:value="948.544" calcext:value-type="float">
            <text:p>948,544</text:p>
          </table:table-cell>
          <table:table-cell office:value-type="float" office:value="985.457" calcext:value-type="float">
            <text:p>985,457</text:p>
          </table:table-cell>
          <table:table-cell office:value-type="float" office:value="165.477" calcext:value-type="float">
            <text:p>165,477</text:p>
          </table:table-cell>
          <table:table-cell office:value-type="float" office:value="742.681" calcext:value-type="float">
            <text:p>742,681</text:p>
          </table:table-cell>
          <table:table-cell office:value-type="float" office:value="754.712" calcext:value-type="float">
            <text:p>754,712</text:p>
          </table:table-cell>
          <table:table-cell office:value-type="float" office:value="726.473" calcext:value-type="float">
            <text:p>726,473</text:p>
          </table:table-cell>
          <table:table-cell office:value-type="float" office:value="691.441" calcext:value-type="float">
            <text:p>691,441</text:p>
          </table:table-cell>
          <table:table-cell office:value-type="float" office:value="338.462" calcext:value-type="float">
            <text:p>338,462</text:p>
          </table:table-cell>
          <table:table-cell office:value-type="float" office:value="532.125" calcext:value-type="float">
            <text:p>532,125</text:p>
          </table:table-cell>
          <table:table-cell office:value-type="float" office:value="601.418" calcext:value-type="float">
            <text:p>601,4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hia</text:p>
          </table:table-cell>
          <table:table-cell office:value-type="float" office:value="3628.08" calcext:value-type="float">
            <text:p>3628,08</text:p>
          </table:table-cell>
          <table:table-cell office:value-type="float" office:value="3683.952" calcext:value-type="float">
            <text:p>3683,952</text:p>
          </table:table-cell>
          <table:table-cell office:value-type="float" office:value="3461.284" calcext:value-type="float">
            <text:p>3461,284</text:p>
          </table:table-cell>
          <table:table-cell office:value-type="float" office:value="3940.895" calcext:value-type="float">
            <text:p>3940,895</text:p>
          </table:table-cell>
          <table:table-cell office:value-type="float" office:value="3838.285" calcext:value-type="float">
            <text:p>3838,285</text:p>
          </table:table-cell>
          <table:table-cell office:value-type="float" office:value="3506.938" calcext:value-type="float">
            <text:p>3506,938</text:p>
          </table:table-cell>
          <table:table-cell office:value-type="float" office:value="3235.202" calcext:value-type="float">
            <text:p>3235,202</text:p>
          </table:table-cell>
          <table:table-cell office:value-type="float" office:value="3192.349" calcext:value-type="float">
            <text:p>3192,349</text:p>
          </table:table-cell>
          <table:table-cell office:value-type="float" office:value="3244.739" calcext:value-type="float">
            <text:p>3244,739</text:p>
          </table:table-cell>
          <table:table-cell office:value-type="float" office:value="3857.452" calcext:value-type="float">
            <text:p>3857,4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eara</text:p>
          </table:table-cell>
          <table:table-cell office:value-type="float" office:value="1661.035" calcext:value-type="float">
            <text:p>1661,035</text:p>
          </table:table-cell>
          <table:table-cell office:value-type="float" office:value="1755.709" calcext:value-type="float">
            <text:p>1755,709</text:p>
          </table:table-cell>
          <table:table-cell office:value-type="float" office:value="1974.997" calcext:value-type="float">
            <text:p>1974,997</text:p>
          </table:table-cell>
          <table:table-cell office:value-type="float" office:value="1901.515" calcext:value-type="float">
            <text:p>1901,515</text:p>
          </table:table-cell>
          <table:table-cell office:value-type="float" office:value="1992.585" calcext:value-type="float">
            <text:p>1992,585</text:p>
          </table:table-cell>
          <table:table-cell office:value-type="float" office:value="2035.086" calcext:value-type="float">
            <text:p>2035,086</text:p>
          </table:table-cell>
          <table:table-cell office:value-type="float" office:value="2111.143" calcext:value-type="float">
            <text:p>2111,143</text:p>
          </table:table-cell>
          <table:table-cell office:value-type="float" office:value="1904.385" calcext:value-type="float">
            <text:p>1904,385</text:p>
          </table:table-cell>
          <table:table-cell office:value-type="float" office:value="1699.872" calcext:value-type="float">
            <text:p>1699,872</text:p>
          </table:table-cell>
          <table:table-cell office:value-type="float" office:value="1858.973" calcext:value-type="float">
            <text:p>1858,9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float" office:value="1235.327" calcext:value-type="float">
            <text:p>1235,327</text:p>
          </table:table-cell>
          <table:table-cell office:value-type="float" office:value="1268.988" calcext:value-type="float">
            <text:p>1268,988</text:p>
          </table:table-cell>
          <table:table-cell office:value-type="float" office:value="1131.236" calcext:value-type="float">
            <text:p>1131,236</text:p>
          </table:table-cell>
          <table:table-cell office:value-type="float" office:value="844.989" calcext:value-type="float">
            <text:p>844,989</text:p>
          </table:table-cell>
          <table:table-cell office:value-type="float" office:value="832.838" calcext:value-type="float">
            <text:p>832,838</text:p>
          </table:table-cell>
          <table:table-cell office:value-type="float" office:value="656.319" calcext:value-type="float">
            <text:p>656,319</text:p>
          </table:table-cell>
          <table:table-cell office:value-type="float" office:value="621.25" calcext:value-type="float">
            <text:p>621,25</text:p>
          </table:table-cell>
          <table:table-cell office:value-type="float" office:value="583.24" calcext:value-type="float">
            <text:p>583,24</text:p>
          </table:table-cell>
          <table:table-cell office:value-type="float" office:value="608.453" calcext:value-type="float">
            <text:p>608,453</text:p>
          </table:table-cell>
          <table:table-cell office:value-type="float" office:value="631.927" calcext:value-type="float">
            <text:p>631,9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pirito Santo</text:p>
          </table:table-cell>
          <table:table-cell office:value-type="float" office:value="1267.413" calcext:value-type="float">
            <text:p>1267,413</text:p>
          </table:table-cell>
          <table:table-cell office:value-type="float" office:value="1309.117" calcext:value-type="float">
            <text:p>1309,117</text:p>
          </table:table-cell>
          <table:table-cell office:value-type="float" office:value="1007.536" calcext:value-type="float">
            <text:p>1007,536</text:p>
          </table:table-cell>
          <table:table-cell office:value-type="float" office:value="1320.844" calcext:value-type="float">
            <text:p>1320,844</text:p>
          </table:table-cell>
          <table:table-cell office:value-type="float" office:value="1265.367" calcext:value-type="float">
            <text:p>1265,367</text:p>
          </table:table-cell>
          <table:table-cell office:value-type="float" office:value="1206.025" calcext:value-type="float">
            <text:p>1206,025</text:p>
          </table:table-cell>
          <table:table-cell office:value-type="float" office:value="1137.945" calcext:value-type="float">
            <text:p>1137,945</text:p>
          </table:table-cell>
          <table:table-cell office:value-type="float" office:value="1148.001" calcext:value-type="float">
            <text:p>1148,001</text:p>
          </table:table-cell>
          <table:table-cell office:value-type="float" office:value="1066.3" calcext:value-type="float">
            <text:p>1066,3</text:p>
          </table:table-cell>
          <table:table-cell office:value-type="float" office:value="1124.968" calcext:value-type="float">
            <text:p>1124,9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iais</text:p>
          </table:table-cell>
          <table:table-cell office:value-type="float" office:value="2853.438" calcext:value-type="float">
            <text:p>2853,438</text:p>
          </table:table-cell>
          <table:table-cell office:value-type="float" office:value="2949.856" calcext:value-type="float">
            <text:p>2949,856</text:p>
          </table:table-cell>
          <table:table-cell office:value-type="float" office:value="2841.973" calcext:value-type="float">
            <text:p>2841,973</text:p>
          </table:table-cell>
          <table:table-cell office:value-type="float" office:value="2785.879" calcext:value-type="float">
            <text:p>2785,879</text:p>
          </table:table-cell>
          <table:table-cell office:value-type="float" office:value="2424.453" calcext:value-type="float">
            <text:p>2424,453</text:p>
          </table:table-cell>
          <table:table-cell office:value-type="float" office:value="2348.344" calcext:value-type="float">
            <text:p>2348,344</text:p>
          </table:table-cell>
          <table:table-cell office:value-type="float" office:value="2241.66" calcext:value-type="float">
            <text:p>2241,66</text:p>
          </table:table-cell>
          <table:table-cell office:value-type="float" office:value="2247.739" calcext:value-type="float">
            <text:p>2247,739</text:p>
          </table:table-cell>
          <table:table-cell office:value-type="float" office:value="2426.645" calcext:value-type="float">
            <text:p>2426,645</text:p>
          </table:table-cell>
          <table:table-cell office:value-type="float" office:value="2401.943" calcext:value-type="float">
            <text:p>2401,9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ranhão</text:p>
          </table:table-cell>
          <table:table-cell office:value-type="float" office:value="1356.499" calcext:value-type="float">
            <text:p>1356,499</text:p>
          </table:table-cell>
          <table:table-cell office:value-type="float" office:value="1448.665" calcext:value-type="float">
            <text:p>1448,665</text:p>
          </table:table-cell>
          <table:table-cell office:value-type="float" office:value="1364.686" calcext:value-type="float">
            <text:p>1364,686</text:p>
          </table:table-cell>
          <table:table-cell office:value-type="float" office:value="1250.94" calcext:value-type="float">
            <text:p>1250,94</text:p>
          </table:table-cell>
          <table:table-cell office:value-type="float" office:value="1244.09" calcext:value-type="float">
            <text:p>1244,09</text:p>
          </table:table-cell>
          <table:table-cell office:value-type="float" office:value="1112.016" calcext:value-type="float">
            <text:p>1112,016</text:p>
          </table:table-cell>
          <table:table-cell office:value-type="float" office:value="986.411" calcext:value-type="float">
            <text:p>986,411</text:p>
          </table:table-cell>
          <table:table-cell office:value-type="float" office:value="761.785" calcext:value-type="float">
            <text:p>761,785</text:p>
          </table:table-cell>
          <table:table-cell office:value-type="float" office:value="769.609" calcext:value-type="float">
            <text:p>769,609</text:p>
          </table:table-cell>
          <table:table-cell office:value-type="float" office:value="994.529" calcext:value-type="float">
            <text:p>994,5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to Grosso</text:p>
          </table:table-cell>
          <table:table-cell office:value-type="float" office:value="1174.879" calcext:value-type="float">
            <text:p>1174,879</text:p>
          </table:table-cell>
          <table:table-cell office:value-type="float" office:value="1348.055" calcext:value-type="float">
            <text:p>1348,055</text:p>
          </table:table-cell>
          <table:table-cell office:value-type="float" office:value="1431.27" calcext:value-type="float">
            <text:p>1431,27</text:p>
          </table:table-cell>
          <table:table-cell office:value-type="float" office:value="1395.232" calcext:value-type="float">
            <text:p>1395,232</text:p>
          </table:table-cell>
          <table:table-cell office:value-type="float" office:value="1224.479" calcext:value-type="float">
            <text:p>1224,479</text:p>
          </table:table-cell>
          <table:table-cell office:value-type="float" office:value="1080.009" calcext:value-type="float">
            <text:p>1080,009</text:p>
          </table:table-cell>
          <table:table-cell office:value-type="float" office:value="1181.12" calcext:value-type="float">
            <text:p>1181,12</text:p>
          </table:table-cell>
          <table:table-cell office:value-type="float" office:value="1236.772" calcext:value-type="float">
            <text:p>1236,772</text:p>
          </table:table-cell>
          <table:table-cell office:value-type="float" office:value="1414.575" calcext:value-type="float">
            <text:p>1414,575</text:p>
          </table:table-cell>
          <table:table-cell office:value-type="float" office:value="1526.851" calcext:value-type="float">
            <text:p>1526,8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to Grosso do Sul</text:p>
          </table:table-cell>
          <table:table-cell office:value-type="float" office:value="916.117" calcext:value-type="float">
            <text:p>916,117</text:p>
          </table:table-cell>
          <table:table-cell office:value-type="float" office:value="992.212" calcext:value-type="float">
            <text:p>992,212</text:p>
          </table:table-cell>
          <table:table-cell office:value-type="float" office:value="429.834" calcext:value-type="float">
            <text:p>429,834</text:p>
          </table:table-cell>
          <table:table-cell office:value-type="float" office:value="989.525" calcext:value-type="float">
            <text:p>989,525</text:p>
          </table:table-cell>
          <table:table-cell office:value-type="float" office:value="951.973" calcext:value-type="float">
            <text:p>951,973</text:p>
          </table:table-cell>
          <table:table-cell office:value-type="float" office:value="915.954" calcext:value-type="float">
            <text:p>915,954</text:p>
          </table:table-cell>
          <table:table-cell office:value-type="float" office:value="872.872" calcext:value-type="float">
            <text:p>872,872</text:p>
          </table:table-cell>
          <table:table-cell office:value-type="float" office:value="875.766" calcext:value-type="float">
            <text:p>875,766</text:p>
          </table:table-cell>
          <table:table-cell office:value-type="float" office:value="887.161" calcext:value-type="float">
            <text:p>887,161</text:p>
          </table:table-cell>
          <table:table-cell office:value-type="float" office:value="1039.935" calcext:value-type="float">
            <text:p>1039,9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float" office:value="7341.324" calcext:value-type="float">
            <text:p>7341,324</text:p>
          </table:table-cell>
          <table:table-cell office:value-type="float" office:value="7057.666" calcext:value-type="float">
            <text:p>7057,666</text:p>
          </table:table-cell>
          <table:table-cell office:value-type="float" office:value="7034.328" calcext:value-type="float">
            <text:p>7034,328</text:p>
          </table:table-cell>
          <table:table-cell office:value-type="float" office:value="6118.241" calcext:value-type="float">
            <text:p>6118,241</text:p>
          </table:table-cell>
          <table:table-cell office:value-type="float" office:value="5765.405" calcext:value-type="float">
            <text:p>5765,405</text:p>
          </table:table-cell>
          <table:table-cell office:value-type="float" office:value="5442.008" calcext:value-type="float">
            <text:p>5442,008</text:p>
          </table:table-cell>
          <table:table-cell office:value-type="float" office:value="4981.211" calcext:value-type="float">
            <text:p>4981,211</text:p>
          </table:table-cell>
          <table:table-cell office:value-type="float" office:value="5296.07" calcext:value-type="float">
            <text:p>5296,07</text:p>
          </table:table-cell>
          <table:table-cell office:value-type="float" office:value="6122.355" calcext:value-type="float">
            <text:p>6122,355</text:p>
          </table:table-cell>
          <table:table-cell office:value-type="float" office:value="6523.635" calcext:value-type="float">
            <text:p>6523,6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á</text:p>
          </table:table-cell>
          <table:table-cell office:value-type="float" office:value="1905.679" calcext:value-type="float">
            <text:p>1905,679</text:p>
          </table:table-cell>
          <table:table-cell office:value-type="float" office:value="1983.108" calcext:value-type="float">
            <text:p>1983,108</text:p>
          </table:table-cell>
          <table:table-cell office:value-type="float" office:value="1332.219" calcext:value-type="float">
            <text:p>1332,219</text:p>
          </table:table-cell>
          <table:table-cell office:value-type="float" office:value="2001.51" calcext:value-type="float">
            <text:p>2001,51</text:p>
          </table:table-cell>
          <table:table-cell office:value-type="float" office:value="1794.666" calcext:value-type="float">
            <text:p>1794,666</text:p>
          </table:table-cell>
          <table:table-cell office:value-type="float" office:value="1756.954" calcext:value-type="float">
            <text:p>1756,954</text:p>
          </table:table-cell>
          <table:table-cell office:value-type="float" office:value="1620.799" calcext:value-type="float">
            <text:p>1620,799</text:p>
          </table:table-cell>
          <table:table-cell office:value-type="float" office:value="1392.947" calcext:value-type="float">
            <text:p>1392,947</text:p>
          </table:table-cell>
          <table:table-cell office:value-type="float" office:value="1277.194" calcext:value-type="float">
            <text:p>1277,194</text:p>
          </table:table-cell>
          <table:table-cell office:value-type="float" office:value="1369.143" calcext:value-type="float">
            <text:p>1369,1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íba</text:p>
          </table:table-cell>
          <table:table-cell office:value-type="float" office:value="931.869" calcext:value-type="float">
            <text:p>931,869</text:p>
          </table:table-cell>
          <table:table-cell office:value-type="float" office:value="1015.286" calcext:value-type="float">
            <text:p>1015,286</text:p>
          </table:table-cell>
          <table:table-cell office:value-type="float" office:value="1211.8" calcext:value-type="float">
            <text:p>1211,8</text:p>
          </table:table-cell>
          <table:table-cell office:value-type="float" office:value="1238.147" calcext:value-type="float">
            <text:p>1238,147</text:p>
          </table:table-cell>
          <table:table-cell office:value-type="float" office:value="1060.16" calcext:value-type="float">
            <text:p>1060,16</text:p>
          </table:table-cell>
          <table:table-cell office:value-type="float" office:value="932.012" calcext:value-type="float">
            <text:p>932,012</text:p>
          </table:table-cell>
          <table:table-cell office:value-type="float" office:value="852.739" calcext:value-type="float">
            <text:p>852,739</text:p>
          </table:table-cell>
          <table:table-cell office:value-type="float" office:value="758.526" calcext:value-type="float">
            <text:p>758,526</text:p>
          </table:table-cell>
          <table:table-cell office:value-type="float" office:value="758.744" calcext:value-type="float">
            <text:p>758,744</text:p>
          </table:table-cell>
          <table:table-cell office:value-type="float" office:value="967.02" calcext:value-type="float">
            <text:p>967,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ná</text:p>
          </table:table-cell>
          <table:table-cell office:value-type="float" office:value="4206.767" calcext:value-type="float">
            <text:p>4206,767</text:p>
          </table:table-cell>
          <table:table-cell office:value-type="float" office:value="4468.837" calcext:value-type="float">
            <text:p>4468,837</text:p>
          </table:table-cell>
          <table:table-cell office:value-type="float" office:value="3366.903" calcext:value-type="float">
            <text:p>3366,903</text:p>
          </table:table-cell>
          <table:table-cell office:value-type="float" office:value="4039.097" calcext:value-type="float">
            <text:p>4039,097</text:p>
          </table:table-cell>
          <table:table-cell office:value-type="float" office:value="4066.138" calcext:value-type="float">
            <text:p>4066,138</text:p>
          </table:table-cell>
          <table:table-cell office:value-type="float" office:value="3846.377" calcext:value-type="float">
            <text:p>3846,377</text:p>
          </table:table-cell>
          <table:table-cell office:value-type="float" office:value="3879.579" calcext:value-type="float">
            <text:p>3879,579</text:p>
          </table:table-cell>
          <table:table-cell office:value-type="float" office:value="3777.465" calcext:value-type="float">
            <text:p>3777,465</text:p>
          </table:table-cell>
          <table:table-cell office:value-type="float" office:value="3811.454" calcext:value-type="float">
            <text:p>3811,454</text:p>
          </table:table-cell>
          <table:table-cell office:value-type="float" office:value="3907.852" calcext:value-type="float">
            <text:p>3907,852</text:p>
          </table:table-cell>
          <table:table-cell table:style-name="ce26" table:number-columns-repeated="14"/>
        </table:table-row>
        <table:table-row table:style-name="ro1">
          <table:table-cell office:value-type="string" calcext:value-type="string">
            <text:p>Pernambuco</text:p>
          </table:table-cell>
          <table:table-cell office:value-type="float" office:value="2467.933" calcext:value-type="float">
            <text:p>2467,933</text:p>
          </table:table-cell>
          <table:table-cell office:value-type="float" office:value="2601.562" calcext:value-type="float">
            <text:p>2601,562</text:p>
          </table:table-cell>
          <table:table-cell office:value-type="float" office:value="2143.888" calcext:value-type="float">
            <text:p>2143,888</text:p>
          </table:table-cell>
          <table:table-cell office:value-type="float" office:value="2711.078" calcext:value-type="float">
            <text:p>2711,078</text:p>
          </table:table-cell>
          <table:table-cell office:value-type="float" office:value="2672.072" calcext:value-type="float">
            <text:p>2672,072</text:p>
          </table:table-cell>
          <table:table-cell office:value-type="float" office:value="2300.201" calcext:value-type="float">
            <text:p>2300,201</text:p>
          </table:table-cell>
          <table:table-cell office:value-type="float" office:value="1857.534" calcext:value-type="float">
            <text:p>1857,534</text:p>
          </table:table-cell>
          <table:table-cell office:value-type="float" office:value="1706.099" calcext:value-type="float">
            <text:p>1706,099</text:p>
          </table:table-cell>
          <table:table-cell office:value-type="float" office:value="1661.437" calcext:value-type="float">
            <text:p>1661,437</text:p>
          </table:table-cell>
          <table:table-cell office:value-type="float" office:value="1967.83" calcext:value-type="float">
            <text:p>1967,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auí</text:p>
          </table:table-cell>
          <table:table-cell office:value-type="float" office:value="639.609" calcext:value-type="float">
            <text:p>639,609</text:p>
          </table:table-cell>
          <table:table-cell office:value-type="float" office:value="629.461" calcext:value-type="float">
            <text:p>629,461</text:p>
          </table:table-cell>
          <table:table-cell office:value-type="float" office:value="711.087" calcext:value-type="float">
            <text:p>711,087</text:p>
          </table:table-cell>
          <table:table-cell office:value-type="float" office:value="674.924" calcext:value-type="float">
            <text:p>674,924</text:p>
          </table:table-cell>
          <table:table-cell office:value-type="float" office:value="794.685" calcext:value-type="float">
            <text:p>794,685</text:p>
          </table:table-cell>
          <table:table-cell office:value-type="float" office:value="831.939" calcext:value-type="float">
            <text:p>831,939</text:p>
          </table:table-cell>
          <table:table-cell office:value-type="float" office:value="828.191" calcext:value-type="float">
            <text:p>828,191</text:p>
          </table:table-cell>
          <table:table-cell office:value-type="float" office:value="724.389" calcext:value-type="float">
            <text:p>724,389</text:p>
          </table:table-cell>
          <table:table-cell office:value-type="float" office:value="710.493" calcext:value-type="float">
            <text:p>710,493</text:p>
          </table:table-cell>
          <table:table-cell office:value-type="float" office:value="774.493" calcext:value-type="float">
            <text:p>774,4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float" office:value="3338.703" calcext:value-type="float">
            <text:p>3338,703</text:p>
          </table:table-cell>
          <table:table-cell office:value-type="float" office:value="3437.8" calcext:value-type="float">
            <text:p>3437,8</text:p>
          </table:table-cell>
          <table:table-cell office:value-type="float" office:value="3428.634" calcext:value-type="float">
            <text:p>3428,634</text:p>
          </table:table-cell>
          <table:table-cell office:value-type="float" office:value="3174.919" calcext:value-type="float">
            <text:p>3174,919</text:p>
          </table:table-cell>
          <table:table-cell office:value-type="float" office:value="2840.376" calcext:value-type="float">
            <text:p>2840,376</text:p>
          </table:table-cell>
          <table:table-cell office:value-type="float" office:value="2871.058" calcext:value-type="float">
            <text:p>2871,058</text:p>
          </table:table-cell>
          <table:table-cell office:value-type="float" office:value="2634.538" calcext:value-type="float">
            <text:p>2634,538</text:p>
          </table:table-cell>
          <table:table-cell office:value-type="float" office:value="2698.376" calcext:value-type="float">
            <text:p>2698,376</text:p>
          </table:table-cell>
          <table:table-cell office:value-type="float" office:value="2728.512" calcext:value-type="float">
            <text:p>2728,512</text:p>
          </table:table-cell>
          <table:table-cell office:value-type="float" office:value="2841.613" calcext:value-type="float">
            <text:p>2841,6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float" office:value="4467.123" calcext:value-type="float">
            <text:p>4467,123</text:p>
          </table:table-cell>
          <table:table-cell office:value-type="float" office:value="4293.79" calcext:value-type="float">
            <text:p>4293,79</text:p>
          </table:table-cell>
          <table:table-cell office:value-type="float" office:value="4638.955" calcext:value-type="float">
            <text:p>4638,955</text:p>
          </table:table-cell>
          <table:table-cell office:value-type="float" office:value="4093.066" calcext:value-type="float">
            <text:p>4093,066</text:p>
          </table:table-cell>
          <table:table-cell office:value-type="float" office:value="3700.883" calcext:value-type="float">
            <text:p>3700,883</text:p>
          </table:table-cell>
          <table:table-cell office:value-type="float" office:value="2972.248" calcext:value-type="float">
            <text:p>2972,248</text:p>
          </table:table-cell>
          <table:table-cell office:value-type="float" office:value="2342.816" calcext:value-type="float">
            <text:p>2342,816</text:p>
          </table:table-cell>
          <table:table-cell office:value-type="float" office:value="2492.742" calcext:value-type="float">
            <text:p>2492,742</text:p>
          </table:table-cell>
          <table:table-cell office:value-type="float" office:value="2608.443" calcext:value-type="float">
            <text:p>2608,443</text:p>
          </table:table-cell>
          <table:table-cell office:value-type="float" office:value="2734.422" calcext:value-type="float">
            <text:p>2734,4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io Grande do Norte</text:p>
          </table:table-cell>
          <table:table-cell office:value-type="float" office:value="859.021" calcext:value-type="float">
            <text:p>859,021</text:p>
          </table:table-cell>
          <table:table-cell office:value-type="float" office:value="918.82" calcext:value-type="float">
            <text:p>918,82</text:p>
          </table:table-cell>
          <table:table-cell office:value-type="float" office:value="959.448" calcext:value-type="float">
            <text:p>959,448</text:p>
          </table:table-cell>
          <table:table-cell office:value-type="float" office:value="855.209" calcext:value-type="float">
            <text:p>855,209</text:p>
          </table:table-cell>
          <table:table-cell office:value-type="float" office:value="811.8" calcext:value-type="float">
            <text:p>811,8</text:p>
          </table:table-cell>
          <table:table-cell office:value-type="float" office:value="729.229" calcext:value-type="float">
            <text:p>729,229</text:p>
          </table:table-cell>
          <table:table-cell office:value-type="float" office:value="678.715" calcext:value-type="float">
            <text:p>678,715</text:p>
          </table:table-cell>
          <table:table-cell office:value-type="float" office:value="507.582" calcext:value-type="float">
            <text:p>507,582</text:p>
          </table:table-cell>
          <table:table-cell office:value-type="float" office:value="528.683" calcext:value-type="float">
            <text:p>528,683</text:p>
          </table:table-cell>
          <table:table-cell office:value-type="float" office:value="744.745" calcext:value-type="float">
            <text:p>744,7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ndônia</text:p>
          </table:table-cell>
          <table:table-cell office:value-type="float" office:value="975.354" calcext:value-type="float">
            <text:p>975,354</text:p>
          </table:table-cell>
          <table:table-cell office:value-type="float" office:value="940.894" calcext:value-type="float">
            <text:p>940,894</text:p>
          </table:table-cell>
          <table:table-cell office:value-type="float" office:value="746.144" calcext:value-type="float">
            <text:p>746,144</text:p>
          </table:table-cell>
          <table:table-cell office:value-type="float" office:value="562.131" calcext:value-type="float">
            <text:p>562,131</text:p>
          </table:table-cell>
          <table:table-cell office:value-type="float" office:value="505.791" calcext:value-type="float">
            <text:p>505,791</text:p>
          </table:table-cell>
          <table:table-cell office:value-type="float" office:value="412.655" calcext:value-type="float">
            <text:p>412,655</text:p>
          </table:table-cell>
          <table:table-cell office:value-type="float" office:value="434.933" calcext:value-type="float">
            <text:p>434,933</text:p>
          </table:table-cell>
          <table:table-cell office:value-type="float" office:value="389.983" calcext:value-type="float">
            <text:p>389,983</text:p>
          </table:table-cell>
          <table:table-cell office:value-type="float" office:value="394.398" calcext:value-type="float">
            <text:p>394,398</text:p>
          </table:table-cell>
          <table:table-cell office:value-type="float" office:value="474.777" calcext:value-type="float">
            <text:p>474,7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raim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anta Catarina</text:p>
          </table:table-cell>
          <table:table-cell office:value-type="float" office:value="3087.836" calcext:value-type="float">
            <text:p>3087,836</text:p>
          </table:table-cell>
          <table:table-cell office:value-type="float" office:value="3296.616" calcext:value-type="float">
            <text:p>3296,616</text:p>
          </table:table-cell>
          <table:table-cell office:value-type="float" office:value="3470.267" calcext:value-type="float">
            <text:p>3470,267</text:p>
          </table:table-cell>
          <table:table-cell office:value-type="float" office:value="3341.471" calcext:value-type="float">
            <text:p>3341,471</text:p>
          </table:table-cell>
          <table:table-cell office:value-type="float" office:value="3008.522" calcext:value-type="float">
            <text:p>3008,522</text:p>
          </table:table-cell>
          <table:table-cell office:value-type="float" office:value="2846.454" calcext:value-type="float">
            <text:p>2846,454</text:p>
          </table:table-cell>
          <table:table-cell office:value-type="float" office:value="2895.199" calcext:value-type="float">
            <text:p>2895,199</text:p>
          </table:table-cell>
          <table:table-cell office:value-type="float" office:value="2891.111" calcext:value-type="float">
            <text:p>2891,111</text:p>
          </table:table-cell>
          <table:table-cell office:value-type="float" office:value="3000.37" calcext:value-type="float">
            <text:p>3000,37</text:p>
          </table:table-cell>
          <table:table-cell office:value-type="float" office:value="3443.195" calcext:value-type="float">
            <text:p>3443,1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ão Paulo</text:p>
          </table:table-cell>
          <table:table-cell office:value-type="float" office:value="14459.227" calcext:value-type="float">
            <text:p>14459,227</text:p>
          </table:table-cell>
          <table:table-cell office:value-type="float" office:value="14465.208" calcext:value-type="float">
            <text:p>14465,208</text:p>
          </table:table-cell>
          <table:table-cell office:value-type="float" office:value="10569.139" calcext:value-type="float">
            <text:p>10569,139</text:p>
          </table:table-cell>
          <table:table-cell office:value-type="float" office:value="11368.898" calcext:value-type="float">
            <text:p>11368,898</text:p>
          </table:table-cell>
          <table:table-cell office:value-type="float" office:value="10436.96" calcext:value-type="float">
            <text:p>10436,96</text:p>
          </table:table-cell>
          <table:table-cell office:value-type="float" office:value="10673.421" calcext:value-type="float">
            <text:p>10673,421</text:p>
          </table:table-cell>
          <table:table-cell office:value-type="float" office:value="9867.751" calcext:value-type="float">
            <text:p>9867,751</text:p>
          </table:table-cell>
          <table:table-cell office:value-type="float" office:value="10198.357" calcext:value-type="float">
            <text:p>10198,357</text:p>
          </table:table-cell>
          <table:table-cell office:value-type="float" office:value="10089.268" calcext:value-type="float">
            <text:p>10089,268</text:p>
          </table:table-cell>
          <table:table-cell office:value-type="float" office:value="10485.843" calcext:value-type="float">
            <text:p>10485,8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rgip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ocantins</text:p>
          </table:table-cell>
          <table:table-cell table:number-columns-repeated="24"/>
        </table:table-row>
        <table:table-row table:style-name="ro1">
          <table:table-cell table:style-name="ce33"/>
          <table:table-cell table:style-name="ce16" table:number-columns-repeated="2"/>
          <table:table-cell table:style-name="ce34" table:number-columns-repeated="8"/>
          <table:table-cell table:number-columns-repeated="14"/>
        </table:table-row>
        <table:table-row table:style-name="ro2">
          <table:table-cell table:style-name="ce18" office:value-type="string" calcext:value-type="string">
            <text:p>( *  ) Valores em mil toneladas </text:p>
            <text:p>( ** ) Modelo treinado com dados a partir de 2014</text:p>
          </table:table-cell>
          <table:table-cell table:style-name="ce27" table:number-columns-repeated="10"/>
          <table:table-cell table:number-columns-repeated="14"/>
        </table:table-row>
        <table:table-row table:style-name="ro1">
          <table:table-cell table:style-name="Default" table:number-columns-repeated="11"/>
          <table:table-cell table:number-columns-repeated="14"/>
        </table:table-row>
        <table:table-row table:style-name="ro1">
          <table:table-cell table:style-name="ce23" office:value-type="string" calcext:value-type="string">
            <text:p>Trabalho Final de Graduação - MAC0499 - Pedro Fernandes</text:p>
          </table:table-cell>
          <table:table-cell table:style-name="ce23" table:number-columns-repeated="10"/>
          <table:table-cell table:number-columns-repeated="14"/>
        </table:table-row>
        <table:table-row table:style-name="ro1">
          <table:table-cell table:style-name="ce24" office:value-type="string" calcext:value-type="string">
            <text:p>"Métodos de Explicabilidade de Inteligência Artificial Usando Demanda de Cimento como Estudo de Caso."</text:p>
          </table:table-cell>
          <table:table-cell table:style-name="ce23" table:number-columns-repeated="10"/>
          <table:table-cell table:number-columns-repeated="14"/>
        </table:table-row>
        <table:table-row table:style-name="ro1">
          <table:table-cell table:style-name="ce25" office:value-type="string" calcext:value-type="string">
            <text:p><text:span text:style-name="T1">Orientador:</text:span> Dr. Marcelo Finger</text:p>
          </table:table-cell>
          <table:table-cell table:style-name="ce23" table:number-columns-repeated="10"/>
          <table:table-cell table:number-columns-repeated="14"/>
        </table:table-row>
      </table:table>
      <table:table table:name="Porcentagem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81"/>
        <table:table-column table:style-name="co2" table:default-cell-style-name="ce75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09" table:default-cell-style-name="Default"/>
        <table:table-row table:style-name="ro3">
          <table:table-cell table:style-name="ce72" office:value-type="string" calcext:value-type="string">
            <text:p>% do Erro Absoluto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MEDIA</text:p>
          </table:table-cell>
          <table:table-cell table:style-name="ce20" office:value-type="string" calcext:value-type="string">
            <text:p>Desvio Padrão </text:p>
          </table:table-cell>
          <table:table-cell table:style-name="ce20" office:value-type="string" calcext:value-type="string">
            <text:p>&lt; 5%</text:p>
          </table:table-cell>
          <table:table-cell table:number-columns-repeated="1009"/>
        </table:table-row>
        <table:table-row table:style-name="ro1">
          <table:table-cell table:style-name="ce17" office:value-type="string" calcext:value-type="string">
            <text:p>Acre</text:p>
          </table:table-cell>
          <table:table-cell table:style-name="ce21" table:formula="of:=ABS([$Registrado.B2]-[$Previsto.B2])/[$Registrado.B2]" office:value-type="percentage" office:value="0.0279490933404036" calcext:value-type="percentage">
            <text:p>2,795%</text:p>
          </table:table-cell>
          <table:table-cell table:style-name="ce21" table:formula="of:=ABS([$Registrado.C2]-[$Previsto.C2])/[$Registrado.C2]" office:value-type="percentage" office:value="0.0930077657069685" calcext:value-type="percentage">
            <text:p>9,301%</text:p>
          </table:table-cell>
          <table:table-cell table:style-name="ce21" table:formula="of:=ABS([$Registrado.D2]-[$Previsto.D2])/[$Registrado.D2]" office:value-type="percentage" office:value="0.127983972884357" calcext:value-type="percentage">
            <text:p>12,798%</text:p>
          </table:table-cell>
          <table:table-cell table:style-name="ce21" table:formula="of:=ABS([$Registrado.E2]-[$Previsto.E2])/[$Registrado.E2]" office:value-type="percentage" office:value="0.140514635015777" calcext:value-type="percentage">
            <text:p>14,051%</text:p>
          </table:table-cell>
          <table:table-cell table:style-name="ce21" table:formula="of:=ABS([$Registrado.F2]-[$Previsto.F2])/[$Registrado.F2]" office:value-type="percentage" office:value="0.12874842612667" calcext:value-type="percentage">
            <text:p>12,875%</text:p>
          </table:table-cell>
          <table:table-cell table:style-name="ce21" table:formula="of:=ABS([$Registrado.G2]-[$Previsto.G2])/[$Registrado.G2]" office:value-type="percentage" office:value="0.108464958037358" calcext:value-type="percentage">
            <text:p>10,846%</text:p>
          </table:table-cell>
          <table:table-cell table:style-name="ce21" table:formula="of:=ABS([$Registrado.H2]-[$Previsto.H2])/[$Registrado.H2]" office:value-type="percentage" office:value="0.011573949534621" calcext:value-type="percentage">
            <text:p>1,157%</text:p>
          </table:table-cell>
          <table:table-cell table:style-name="ce21" table:formula="of:=ABS([$Registrado.I2]-[$Previsto.I2])/[$Registrado.I2]" office:value-type="percentage" office:value="0.0324891908585548" calcext:value-type="percentage">
            <text:p>3,249%</text:p>
          </table:table-cell>
          <table:table-cell table:style-name="ce21" table:formula="of:=ABS([$Registrado.J2]-[$Previsto.J2])/[$Registrado.J2]" office:value-type="percentage" office:value="0.153016575578685" calcext:value-type="percentage">
            <text:p>15,302%</text:p>
          </table:table-cell>
          <table:table-cell table:style-name="ce21" table:formula="of:=ABS([$Registrado.K2]-[$Previsto.K2])/[$Registrado.K2]" office:value-type="percentage" office:value="0.0599713768173344" calcext:value-type="percentage">
            <text:p>5,997%</text:p>
          </table:table-cell>
          <table:table-cell table:style-name="ce22" table:formula="of:=AVERAGE([.B2:.K2])" office:value-type="percentage" office:value="0.0883719943900728" calcext:value-type="percentage">
            <text:p>8,837%</text:p>
          </table:table-cell>
          <table:table-cell table:style-name="ce79" table:formula="of:=STDEV([.B2:.K2])" office:value-type="percentage" office:value="0.0516405406700449" calcext:value-type="percentage">
            <text:p>5,16%</text:p>
          </table:table-cell>
          <table:table-cell table:formula="of:=COUNTIF([.B2:.K2]; &quot;&lt;0,05&quot;)" office:value-type="float" office:value="3" calcext:value-type="float">
            <text:p>3</text:p>
          </table:table-cell>
          <table:table-cell/>
          <table:table-cell table:style-name="ce84" table:number-columns-repeated="1008"/>
        </table:table-row>
        <table:table-row table:style-name="ro1">
          <table:table-cell table:style-name="ce17" office:value-type="string" calcext:value-type="string">
            <text:p>Alagoas</text:p>
          </table:table-cell>
          <table:table-cell table:style-name="ce21" table:formula="of:=ABS([$Registrado.B3]-[$Previsto.B3])/[$Registrado.B3]" office:value-type="percentage" office:value="0.12232856412393" calcext:value-type="percentage">
            <text:p>12,233%</text:p>
          </table:table-cell>
          <table:table-cell table:style-name="ce21" table:formula="of:=ABS([$Registrado.C3]-[$Previsto.C3])/[$Registrado.C3]" office:value-type="percentage" office:value="0.0567746011688516" calcext:value-type="percentage">
            <text:p>5,677%</text:p>
          </table:table-cell>
          <table:table-cell table:style-name="ce21" table:formula="of:=ABS([$Registrado.D3]-[$Previsto.D3])/[$Registrado.D3]" office:value-type="percentage" office:value="0.469058016600602" calcext:value-type="percentage">
            <text:p>46,906%</text:p>
          </table:table-cell>
          <table:table-cell table:style-name="ce21" table:formula="of:=ABS([$Registrado.E3]-[$Previsto.E3])/[$Registrado.E3]" office:value-type="percentage" office:value="0.174146089013751" calcext:value-type="percentage">
            <text:p>17,415%</text:p>
          </table:table-cell>
          <table:table-cell table:style-name="ce21" table:formula="of:=ABS([$Registrado.F3]-[$Previsto.F3])/[$Registrado.F3]" office:value-type="percentage" office:value="0.230594556858143" calcext:value-type="percentage">
            <text:p>23,059%</text:p>
          </table:table-cell>
          <table:table-cell table:style-name="ce21" table:formula="of:=ABS([$Registrado.G3]-[$Previsto.G3])/[$Registrado.G3]" office:value-type="percentage" office:value="0.486759594367005" calcext:value-type="percentage">
            <text:p>48,676%</text:p>
          </table:table-cell>
          <table:table-cell table:style-name="ce21" table:formula="of:=ABS([$Registrado.H3]-[$Previsto.H3])/[$Registrado.H3]" office:value-type="percentage" office:value="0.0620874696571625" calcext:value-type="percentage">
            <text:p>6,209%</text:p>
          </table:table-cell>
          <table:table-cell table:style-name="ce21" table:formula="of:=ABS([$Registrado.I3]-[$Previsto.I3])/[$Registrado.I3]" office:value-type="percentage" office:value="0.120075678054629" calcext:value-type="percentage">
            <text:p>12,008%</text:p>
          </table:table-cell>
          <table:table-cell table:style-name="ce21" table:formula="of:=ABS([$Registrado.J3]-[$Previsto.J3])/[$Registrado.J3]" office:value-type="percentage" office:value="0.318407027596869" calcext:value-type="percentage">
            <text:p>31,841%</text:p>
          </table:table-cell>
          <table:table-cell table:style-name="ce21" table:formula="of:=ABS([$Registrado.K3]-[$Previsto.K3])/[$Registrado.K3]" office:value-type="percentage" office:value="0.0293264744752661" calcext:value-type="percentage">
            <text:p>2,933%</text:p>
          </table:table-cell>
          <table:table-cell table:style-name="ce22" table:formula="of:=AVERAGE([.B3:.K3])" office:value-type="percentage" office:value="0.206955807191621" calcext:value-type="percentage">
            <text:p>20,696%</text:p>
          </table:table-cell>
          <table:table-cell table:style-name="ce79" table:formula="of:=STDEV([.B3:.K3])" office:value-type="percentage" office:value="0.166948996512605" calcext:value-type="percentage">
            <text:p>16,69%</text:p>
          </table:table-cell>
          <table:table-cell table:formula="of:=COUNTIF([.B3:.K3]; &quot;&lt;0,05&quot;)" office:value-type="float" office:value="1" calcext:value-type="float">
            <text:p>1</text:p>
          </table:table-cell>
          <table:table-cell/>
          <table:table-cell table:style-name="ce84" table:number-columns-repeated="1008"/>
        </table:table-row>
        <table:table-row table:style-name="ro1">
          <table:table-cell table:style-name="ce17" office:value-type="string" calcext:value-type="string">
            <text:p>Amapá</text:p>
          </table:table-cell>
          <table:table-cell table:style-name="ce21" table:formula="of:=ABS([$Registrado.B4]-[$Previsto.B4])/[$Registrado.B4]" office:value-type="percentage" office:value="0.376505055147059" calcext:value-type="percentage">
            <text:p>37,651%</text:p>
          </table:table-cell>
          <table:table-cell table:style-name="ce21" table:formula="of:=ABS([$Registrado.C4]-[$Previsto.C4])/[$Registrado.C4]" office:value-type="percentage" office:value="0.0708449259337615" calcext:value-type="percentage">
            <text:p>7,084%</text:p>
          </table:table-cell>
          <table:table-cell table:style-name="ce21" table:formula="of:=ABS([$Registrado.D4]-[$Previsto.D4])/[$Registrado.D4]" office:value-type="percentage" office:value="0.0686973856180389" calcext:value-type="percentage">
            <text:p>6,870%</text:p>
          </table:table-cell>
          <table:table-cell table:style-name="ce21" table:formula="of:=ABS([$Registrado.E4]-[$Previsto.E4])/[$Registrado.E4]" office:value-type="percentage" office:value="0.165745270587523" calcext:value-type="percentage">
            <text:p>16,575%</text:p>
          </table:table-cell>
          <table:table-cell table:style-name="ce21" table:formula="of:=ABS([$Registrado.F4]-[$Previsto.F4])/[$Registrado.F4]" office:value-type="percentage" office:value="0.187036260113875" calcext:value-type="percentage">
            <text:p>18,704%</text:p>
          </table:table-cell>
          <table:table-cell table:style-name="ce21" table:formula="of:=ABS([$Registrado.G4]-[$Previsto.G4])/[$Registrado.G4]" office:value-type="percentage" office:value="0.239303515749402" calcext:value-type="percentage">
            <text:p>23,930%</text:p>
          </table:table-cell>
          <table:table-cell table:style-name="ce21" table:formula="of:=ABS([$Registrado.H4]-[$Previsto.H4])/[$Registrado.H4]" office:value-type="percentage" office:value="0.0874281498536649" calcext:value-type="percentage">
            <text:p>8,743%</text:p>
          </table:table-cell>
          <table:table-cell table:style-name="ce21" table:formula="of:=ABS([$Registrado.I4]-[$Previsto.I4])/[$Registrado.I4]" office:value-type="percentage" office:value="0.0127337644503258" calcext:value-type="percentage">
            <text:p>1,273%</text:p>
          </table:table-cell>
          <table:table-cell table:style-name="ce21" table:formula="of:=ABS([$Registrado.J4]-[$Previsto.J4])/[$Registrado.J4]" office:value-type="percentage" office:value="0.0991289890131288" calcext:value-type="percentage">
            <text:p>9,913%</text:p>
          </table:table-cell>
          <table:table-cell table:style-name="ce21" table:formula="of:=ABS([$Registrado.K4]-[$Previsto.K4])/[$Registrado.K4]" office:value-type="percentage" office:value="0.146471599596501" calcext:value-type="percentage">
            <text:p>14,647%</text:p>
          </table:table-cell>
          <table:table-cell table:style-name="ce22" table:formula="of:=AVERAGE([.B4:.K4])" office:value-type="percentage" office:value="0.145389491606328" calcext:value-type="percentage">
            <text:p>14,539%</text:p>
          </table:table-cell>
          <table:table-cell table:style-name="ce79" table:formula="of:=STDEV([.B4:.K4])" office:value-type="percentage" office:value="0.104838444094666" calcext:value-type="percentage">
            <text:p>10,48%</text:p>
          </table:table-cell>
          <table:table-cell table:formula="of:=COUNTIF([.B4:.K4]; &quot;&lt;0,05&quot;)" office:value-type="float" office:value="1" calcext:value-type="float">
            <text:p>1</text:p>
          </table:table-cell>
          <table:table-cell/>
          <table:table-cell table:style-name="ce84" table:number-columns-repeated="1008"/>
        </table:table-row>
        <table:table-row table:style-name="ro1">
          <table:table-cell table:style-name="ce17" office:value-type="string" calcext:value-type="string">
            <text:p>Amazonas</text:p>
          </table:table-cell>
          <table:table-cell table:style-name="ce21" table:formula="of:=ABS([$Registrado.B5]-[$Previsto.B5])/[$Registrado.B5]" office:value-type="percentage" office:value="0.046624291911407" calcext:value-type="percentage">
            <text:p>4,662%</text:p>
          </table:table-cell>
          <table:table-cell table:style-name="ce21" table:formula="of:=ABS([$Registrado.C5]-[$Previsto.C5])/[$Registrado.C5]" office:value-type="percentage" office:value="0.0493427589653157" calcext:value-type="percentage">
            <text:p>4,934%</text:p>
          </table:table-cell>
          <table:table-cell table:style-name="ce21" table:formula="of:=ABS([$Registrado.D5]-[$Previsto.D5])/[$Registrado.D5]" office:value-type="percentage" office:value="0.785531263001139" calcext:value-type="percentage">
            <text:p>78,553%</text:p>
          </table:table-cell>
          <table:table-cell table:style-name="ce21" table:formula="of:=ABS([$Registrado.E5]-[$Previsto.E5])/[$Registrado.E5]" office:value-type="percentage" office:value="0.00560474622657036" calcext:value-type="percentage">
            <text:p>0,560%</text:p>
          </table:table-cell>
          <table:table-cell table:style-name="ce21" table:formula="of:=ABS([$Registrado.F5]-[$Previsto.F5])/[$Registrado.F5]" office:value-type="percentage" office:value="0.0206300028263983" calcext:value-type="percentage">
            <text:p>2,063%</text:p>
          </table:table-cell>
          <table:table-cell table:style-name="ce21" table:formula="of:=ABS([$Registrado.G5]-[$Previsto.G5])/[$Registrado.G5]" office:value-type="percentage" office:value="0.0571323800113793" calcext:value-type="percentage">
            <text:p>5,713%</text:p>
          </table:table-cell>
          <table:table-cell table:style-name="ce21" table:formula="of:=ABS([$Registrado.H5]-[$Previsto.H5])/[$Registrado.H5]" office:value-type="percentage" office:value="0.974547157580309" calcext:value-type="percentage">
            <text:p>97,455%</text:p>
          </table:table-cell>
          <table:table-cell table:style-name="ce21" table:formula="of:=ABS([$Registrado.I5]-[$Previsto.I5])/[$Registrado.I5]" office:value-type="percentage" office:value="0.365515405553348" calcext:value-type="percentage">
            <text:p>36,552%</text:p>
          </table:table-cell>
          <table:table-cell table:style-name="ce21" table:formula="of:=ABS([$Registrado.J5]-[$Previsto.J5])/[$Registrado.J5]" office:value-type="percentage" office:value="0.106152993348115" calcext:value-type="percentage">
            <text:p>10,615%</text:p>
          </table:table-cell>
          <table:table-cell table:style-name="ce21" table:formula="of:=ABS([$Registrado.K5]-[$Previsto.K5])/[$Registrado.K5]" office:value-type="percentage" office:value="0.0143193123058894" calcext:value-type="percentage">
            <text:p>1,432%</text:p>
          </table:table-cell>
          <table:table-cell table:style-name="ce22" table:formula="of:=AVERAGE([.B5:.K5])" office:value-type="percentage" office:value="0.242540031172987" calcext:value-type="percentage">
            <text:p>24,254%</text:p>
          </table:table-cell>
          <table:table-cell table:style-name="ce79" table:formula="of:=STDEV([.B5:.K5])" office:value-type="percentage" office:value="0.354643721717976" calcext:value-type="percentage">
            <text:p>35,46%</text:p>
          </table:table-cell>
          <table:table-cell table:formula="of:=COUNTIF([.B5:.K5]; &quot;&lt;0,05&quot;)" office:value-type="float" office:value="5" calcext:value-type="float">
            <text:p>5</text:p>
          </table:table-cell>
          <table:table-cell/>
          <table:table-cell table:style-name="ce84" table:number-columns-repeated="1008"/>
        </table:table-row>
        <table:table-row table:style-name="ro1">
          <table:table-cell table:style-name="ce17" office:value-type="string" calcext:value-type="string">
            <text:p>Bahia</text:p>
          </table:table-cell>
          <table:table-cell table:style-name="ce21" table:formula="of:=ABS([$Registrado.B6]-[$Previsto.B6])/[$Registrado.B6]" office:value-type="percentage" office:value="0.0310448727433165" calcext:value-type="percentage">
            <text:p>3,104%</text:p>
          </table:table-cell>
          <table:table-cell table:style-name="ce21" table:formula="of:=ABS([$Registrado.C6]-[$Previsto.C6])/[$Registrado.C6]" office:value-type="percentage" office:value="0.0633000288590749" calcext:value-type="percentage">
            <text:p>6,330%</text:p>
          </table:table-cell>
          <table:table-cell table:style-name="ce21" table:formula="of:=ABS([$Registrado.D6]-[$Previsto.D6])/[$Registrado.D6]" office:value-type="percentage" office:value="0.146445252198444" calcext:value-type="percentage">
            <text:p>14,645%</text:p>
          </table:table-cell>
          <table:table-cell table:style-name="ce21" table:formula="of:=ABS([$Registrado.E6]-[$Previsto.E6])/[$Registrado.E6]" office:value-type="percentage" office:value="0.055818125458969" calcext:value-type="percentage">
            <text:p>5,582%</text:p>
          </table:table-cell>
          <table:table-cell table:style-name="ce21" table:formula="of:=ABS([$Registrado.F6]-[$Previsto.F6])/[$Registrado.F6]" office:value-type="percentage" office:value="0.120677951057631" calcext:value-type="percentage">
            <text:p>12,068%</text:p>
          </table:table-cell>
          <table:table-cell table:style-name="ce21" table:formula="of:=ABS([$Registrado.G6]-[$Previsto.G6])/[$Registrado.G6]" office:value-type="percentage" office:value="0.144823556295498" calcext:value-type="percentage">
            <text:p>14,482%</text:p>
          </table:table-cell>
          <table:table-cell table:style-name="ce21" table:formula="of:=ABS([$Registrado.H6]-[$Previsto.H6])/[$Registrado.H6]" office:value-type="percentage" office:value="0.0819523555993141" calcext:value-type="percentage">
            <text:p>8,195%</text:p>
          </table:table-cell>
          <table:table-cell table:style-name="ce21" table:formula="of:=ABS([$Registrado.I6]-[$Previsto.I6])/[$Registrado.I6]" office:value-type="percentage" office:value="0.0164025899799265" calcext:value-type="percentage">
            <text:p>1,640%</text:p>
          </table:table-cell>
          <table:table-cell table:style-name="ce21" table:formula="of:=ABS([$Registrado.J6]-[$Previsto.J6])/[$Registrado.J6]" office:value-type="percentage" office:value="0.146996766476511" calcext:value-type="percentage">
            <text:p>14,700%</text:p>
          </table:table-cell>
          <table:table-cell table:style-name="ce21" table:formula="of:=ABS([$Registrado.K6]-[$Previsto.K6])/[$Registrado.K6]" office:value-type="percentage" office:value="0.00131597513032235" calcext:value-type="percentage">
            <text:p>0,132%</text:p>
          </table:table-cell>
          <table:table-cell table:style-name="ce22" table:formula="of:=AVERAGE([.B6:.K6])" office:value-type="percentage" office:value="0.0808777473799007" calcext:value-type="percentage">
            <text:p>8,088%</text:p>
          </table:table-cell>
          <table:table-cell table:style-name="ce79" table:formula="of:=STDEV([.B6:.K6])" office:value-type="percentage" office:value="0.0560282643026614" calcext:value-type="percentage">
            <text:p>5,60%</text:p>
          </table:table-cell>
          <table:table-cell table:formula="of:=COUNTIF([.B6:.K6]; &quot;&lt;0,05&quot;)" office:value-type="float" office:value="3" calcext:value-type="float">
            <text:p>3</text:p>
          </table:table-cell>
          <table:table-cell table:number-columns-repeated="5"/>
          <table:table-cell table:style-name="ce84" table:number-columns-repeated="1004"/>
        </table:table-row>
        <table:table-row table:style-name="ro1">
          <table:table-cell table:style-name="ce17" office:value-type="string" calcext:value-type="string">
            <text:p>Ceara</text:p>
          </table:table-cell>
          <table:table-cell table:style-name="ce21" table:formula="of:=ABS([$Registrado.B7]-[$Previsto.C7])/[$Registrado.B7]" office:value-type="percentage" office:value="0.0777584765994954" calcext:value-type="percentage">
            <text:p>7,776%</text:p>
          </table:table-cell>
          <table:table-cell table:style-name="ce21" table:formula="of:=ABS([$Registrado.C7]-[$Previsto.C7])/[$Registrado.C7]" office:value-type="percentage" office:value="0.149937856742725" calcext:value-type="percentage">
            <text:p>14,994%</text:p>
          </table:table-cell>
          <table:table-cell table:style-name="ce21" table:formula="of:=ABS([$Registrado.D7]-[$Previsto.D7])/[$Registrado.D7]" office:value-type="percentage" office:value="0.00538786904790391" calcext:value-type="percentage">
            <text:p>0,539%</text:p>
          </table:table-cell>
          <table:table-cell table:style-name="ce21" table:formula="of:=ABS([$Registrado.E7]-[$Previsto.E7])/[$Registrado.E7]" office:value-type="percentage" office:value="0.0668340773900808" calcext:value-type="percentage">
            <text:p>6,683%</text:p>
          </table:table-cell>
          <table:table-cell table:style-name="ce21" table:formula="of:=ABS([$Registrado.F7]-[$Previsto.F7])/[$Registrado.F7]" office:value-type="percentage" office:value="0.0717254269298552" calcext:value-type="percentage">
            <text:p>7,173%</text:p>
          </table:table-cell>
          <table:table-cell table:style-name="ce21" table:formula="of:=ABS([$Registrado.G7]-[$Previsto.G7])/[$Registrado.G7]" office:value-type="percentage" office:value="0.0000353780885807829" calcext:value-type="percentage">
            <text:p>0,004%</text:p>
          </table:table-cell>
          <table:table-cell table:style-name="ce21" table:formula="of:=ABS([$Registrado.H7]-[$Previsto.H7])/[$Registrado.H7]" office:value-type="percentage" office:value="0.200263232702257" calcext:value-type="percentage">
            <text:p>20,026%</text:p>
          </table:table-cell>
          <table:table-cell table:style-name="ce21" table:formula="of:=ABS([$Registrado.I7]-[$Previsto.I7])/[$Registrado.I7]" office:value-type="percentage" office:value="0.119416539797676" calcext:value-type="percentage">
            <text:p>11,942%</text:p>
          </table:table-cell>
          <table:table-cell table:style-name="ce21" table:formula="of:=ABS([$Registrado.J7]-[$Previsto.J7])/[$Registrado.J7]" office:value-type="percentage" office:value="0.0882295517398963" calcext:value-type="percentage">
            <text:p>8,823%</text:p>
          </table:table-cell>
          <table:table-cell table:style-name="ce21" table:formula="of:=ABS([$Registrado.K7]-[$Previsto.K7])/[$Registrado.K7]" office:value-type="percentage" office:value="0.126054485347214" calcext:value-type="percentage">
            <text:p>12,605%</text:p>
          </table:table-cell>
          <table:table-cell table:style-name="ce22" table:formula="of:=AVERAGE([.B7:.K7])" office:value-type="percentage" office:value="0.0905642894385684" calcext:value-type="percentage">
            <text:p>9,056%</text:p>
          </table:table-cell>
          <table:table-cell table:style-name="ce79" table:formula="of:=STDEV([.B7:.K7])" office:value-type="percentage" office:value="0.0616342770180777" calcext:value-type="percentage">
            <text:p>6,16%</text:p>
          </table:table-cell>
          <table:table-cell table:formula="of:=COUNTIF([.B7:.K7]; &quot;&lt;0,05&quot;)" office:value-type="float" office:value="2" calcext:value-type="float">
            <text:p>2</text:p>
          </table:table-cell>
          <table:table-cell table:number-columns-repeated="5"/>
          <table:table-cell table:style-name="ce84" table:number-columns-repeated="1004"/>
        </table:table-row>
        <table:table-row table:style-name="ro1">
          <table:table-cell table:style-name="ce17" office:value-type="string" calcext:value-type="string">
            <text:p>Distrito Federal</text:p>
          </table:table-cell>
          <table:table-cell table:style-name="ce21" table:formula="of:=ABS([$Registrado.B8]-[$Previsto.B8])/[$Registrado.B8]" office:value-type="percentage" office:value="0.0208771411156826" calcext:value-type="percentage">
            <text:p>2,088%</text:p>
          </table:table-cell>
          <table:table-cell table:style-name="ce21" table:formula="of:=ABS([$Registrado.C8]-[$Previsto.C8])/[$Registrado.C8]" office:value-type="percentage" office:value="0.101486108904935" calcext:value-type="percentage">
            <text:p>10,149%</text:p>
          </table:table-cell>
          <table:table-cell table:style-name="ce21" table:formula="of:=ABS([$Registrado.D8]-[$Previsto.D8])/[$Registrado.D8]" office:value-type="percentage" office:value="0.1543248047445" calcext:value-type="percentage">
            <text:p>15,432%</text:p>
          </table:table-cell>
          <table:table-cell table:style-name="ce21" table:formula="of:=ABS([$Registrado.E8]-[$Previsto.E8])/[$Registrado.E8]" office:value-type="percentage" office:value="0.0416608111006739" calcext:value-type="percentage">
            <text:p>4,166%</text:p>
          </table:table-cell>
          <table:table-cell table:style-name="ce21" table:formula="of:=ABS([$Registrado.F8]-[$Previsto.F8])/[$Registrado.F8]" office:value-type="percentage" office:value="0.303717177662495" calcext:value-type="percentage">
            <text:p>30,372%</text:p>
          </table:table-cell>
          <table:table-cell table:style-name="ce21" table:formula="of:=ABS([$Registrado.G8]-[$Previsto.G8])/[$Registrado.G8]" office:value-type="percentage" office:value="0.122592132675157" calcext:value-type="percentage">
            <text:p>12,259%</text:p>
          </table:table-cell>
          <table:table-cell table:style-name="ce21" table:formula="of:=ABS([$Registrado.H8]-[$Previsto.H8])/[$Registrado.H8]" office:value-type="percentage" office:value="0.0877558524328962" calcext:value-type="percentage">
            <text:p>8,776%</text:p>
          </table:table-cell>
          <table:table-cell table:style-name="ce21" table:formula="of:=ABS([$Registrado.I8]-[$Previsto.I8])/[$Registrado.I8]" office:value-type="percentage" office:value="0.0844358489736715" calcext:value-type="percentage">
            <text:p>8,444%</text:p>
          </table:table-cell>
          <table:table-cell table:style-name="ce21" table:formula="of:=ABS([$Registrado.J8]-[$Previsto.J8])/[$Registrado.J8]" office:value-type="percentage" office:value="0.0817536313903038" calcext:value-type="percentage">
            <text:p>8,175%</text:p>
          </table:table-cell>
          <table:table-cell table:style-name="ce21" table:formula="of:=ABS([$Registrado.K8]-[$Previsto.K8])/[$Registrado.K8]" office:value-type="percentage" office:value="0.200038736776012" calcext:value-type="percentage">
            <text:p>20,004%</text:p>
          </table:table-cell>
          <table:table-cell table:style-name="ce22" table:formula="of:=AVERAGE([.B8:.K8])" office:value-type="percentage" office:value="0.119864224577633" calcext:value-type="percentage">
            <text:p>11,986%</text:p>
          </table:table-cell>
          <table:table-cell table:style-name="ce79" table:formula="of:=STDEV([.B8:.K8])" office:value-type="percentage" office:value="0.0826070619879566" calcext:value-type="percentage">
            <text:p>8,26%</text:p>
          </table:table-cell>
          <table:table-cell table:formula="of:=COUNTIF([.B8:.K8]; &quot;&lt;0,05&quot;)" office:value-type="float" office:value="2" calcext:value-type="float">
            <text:p>2</text:p>
          </table:table-cell>
          <table:table-cell table:number-columns-repeated="5"/>
          <table:table-cell table:style-name="ce84" table:number-columns-repeated="1004"/>
        </table:table-row>
        <table:table-row table:style-name="ro1">
          <table:table-cell table:style-name="ce17" office:value-type="string" calcext:value-type="string">
            <text:p>Espirito Santo</text:p>
          </table:table-cell>
          <table:table-cell table:style-name="ce21" table:formula="of:=ABS([$Registrado.B9]-[$Previsto.C9])/[$Registrado.B9]" office:value-type="percentage" office:value="0.0336765726264819" calcext:value-type="percentage">
            <text:p>3,368%</text:p>
          </table:table-cell>
          <table:table-cell table:style-name="ce21" table:formula="of:=ABS([$Registrado.C9]-[$Previsto.C9])/[$Registrado.C9]" office:value-type="percentage" office:value="0.050196509765995" calcext:value-type="percentage">
            <text:p>5,020%</text:p>
          </table:table-cell>
          <table:table-cell table:style-name="ce21" table:formula="of:=ABS([$Registrado.D9]-[$Previsto.D9])/[$Registrado.D9]" office:value-type="percentage" office:value="0.222604840433289" calcext:value-type="percentage">
            <text:p>22,260%</text:p>
          </table:table-cell>
          <table:table-cell table:style-name="ce21" table:formula="of:=ABS([$Registrado.E9]-[$Previsto.E9])/[$Registrado.E9]" office:value-type="percentage" office:value="0.0564022256648882" calcext:value-type="percentage">
            <text:p>5,640%</text:p>
          </table:table-cell>
          <table:table-cell table:style-name="ce21" table:formula="of:=ABS([$Registrado.F9]-[$Previsto.F9])/[$Registrado.F9]" office:value-type="percentage" office:value="0.0449659225198755" calcext:value-type="percentage">
            <text:p>4,497%</text:p>
          </table:table-cell>
          <table:table-cell table:style-name="ce21" table:formula="of:=ABS([$Registrado.G9]-[$Previsto.G9])/[$Registrado.G9]" office:value-type="percentage" office:value="0.099015007713905" calcext:value-type="percentage">
            <text:p>9,902%</text:p>
          </table:table-cell>
          <table:table-cell table:style-name="ce21" table:formula="of:=ABS([$Registrado.H9]-[$Previsto.H9])/[$Registrado.H9]" office:value-type="percentage" office:value="0.0073666029885119" calcext:value-type="percentage">
            <text:p>0,737%</text:p>
          </table:table-cell>
          <table:table-cell table:style-name="ce21" table:formula="of:=ABS([$Registrado.I9]-[$Previsto.I9])/[$Registrado.I9]" office:value-type="percentage" office:value="0.00710146275219187" calcext:value-type="percentage">
            <text:p>0,710%</text:p>
          </table:table-cell>
          <table:table-cell table:style-name="ce21" table:formula="of:=ABS([$Registrado.J9]-[$Previsto.J9])/[$Registrado.J9]" office:value-type="percentage" office:value="0.0635442693353123" calcext:value-type="percentage">
            <text:p>6,354%</text:p>
          </table:table-cell>
          <table:table-cell table:style-name="ce21" table:formula="of:=ABS([$Registrado.K9]-[$Previsto.K9])/[$Registrado.K9]" office:value-type="percentage" office:value="0.00885797808324408" calcext:value-type="percentage">
            <text:p>0,886%</text:p>
          </table:table-cell>
          <table:table-cell table:style-name="ce22" table:formula="of:=AVERAGE([.B9:.K9])" office:value-type="percentage" office:value="0.0593731391883694" calcext:value-type="percentage">
            <text:p>5,937%</text:p>
          </table:table-cell>
          <table:table-cell table:style-name="ce79" table:formula="of:=STDEV([.B9:.K9])" office:value-type="percentage" office:value="0.0642764619995043" calcext:value-type="percentage">
            <text:p>6,43%</text:p>
          </table:table-cell>
          <table:table-cell table:formula="of:=COUNTIF([.B9:.K9]; &quot;&lt;0,05&quot;)" office:value-type="float" office:value="5" calcext:value-type="float">
            <text:p>5</text:p>
          </table:table-cell>
          <table:table-cell table:number-columns-repeated="5"/>
          <table:table-cell table:style-name="ce84" table:number-columns-repeated="1004"/>
        </table:table-row>
        <table:table-row table:style-name="ro1">
          <table:table-cell table:style-name="ce17" office:value-type="string" calcext:value-type="string">
            <text:p>Goiais</text:p>
          </table:table-cell>
          <table:table-cell table:style-name="ce21" table:formula="of:=ABS([$Registrado.B10]-[$Previsto.B10])/[$Registrado.B10]" office:value-type="percentage" office:value="0.0679708498977472" calcext:value-type="percentage">
            <text:p>6,797%</text:p>
          </table:table-cell>
          <table:table-cell table:style-name="ce21" table:formula="of:=ABS([$Registrado.C10]-[$Previsto.C10])/[$Registrado.C10]" office:value-type="percentage" office:value="0.0728906919338809" calcext:value-type="percentage">
            <text:p>7,289%</text:p>
          </table:table-cell>
          <table:table-cell table:style-name="ce21" table:formula="of:=ABS([$Registrado.D10]-[$Previsto.D10])/[$Registrado.D10]" office:value-type="percentage" office:value="0.00696181588645572" calcext:value-type="percentage">
            <text:p>0,696%</text:p>
          </table:table-cell>
          <table:table-cell table:style-name="ce21" table:formula="of:=ABS([$Registrado.E10]-[$Previsto.E10])/[$Registrado.E10]" office:value-type="percentage" office:value="0.106697678853052" calcext:value-type="percentage">
            <text:p>10,670%</text:p>
          </table:table-cell>
          <table:table-cell table:style-name="ce21" table:formula="of:=ABS([$Registrado.F10]-[$Previsto.F10])/[$Registrado.F10]" office:value-type="percentage" office:value="0.105267044897643" calcext:value-type="percentage">
            <text:p>10,527%</text:p>
          </table:table-cell>
          <table:table-cell table:style-name="ce21" table:formula="of:=ABS([$Registrado.G10]-[$Previsto.G10])/[$Registrado.G10]" office:value-type="percentage" office:value="0.0343551159162524" calcext:value-type="percentage">
            <text:p>3,436%</text:p>
          </table:table-cell>
          <table:table-cell table:style-name="ce21" table:formula="of:=ABS([$Registrado.H10]-[$Previsto.H10])/[$Registrado.H10]" office:value-type="percentage" office:value="0.0180660325909598" calcext:value-type="percentage">
            <text:p>1,807%</text:p>
          </table:table-cell>
          <table:table-cell table:style-name="ce21" table:formula="of:=ABS([$Registrado.I10]-[$Previsto.I10])/[$Registrado.I10]" office:value-type="percentage" office:value="0.0506720400588584" calcext:value-type="percentage">
            <text:p>5,067%</text:p>
          </table:table-cell>
          <table:table-cell table:style-name="ce21" table:formula="of:=ABS([$Registrado.J10]-[$Previsto.J10])/[$Registrado.J10]" office:value-type="percentage" office:value="0.00489628206521407" calcext:value-type="percentage">
            <text:p>0,490%</text:p>
          </table:table-cell>
          <table:table-cell table:style-name="ce21" table:formula="of:=ABS([$Registrado.K10]-[$Previsto.K10])/[$Registrado.K10]" office:value-type="percentage" office:value="0.136654763338228" calcext:value-type="percentage">
            <text:p>13,665%</text:p>
          </table:table-cell>
          <table:table-cell table:style-name="ce22" table:formula="of:=AVERAGE([.B10:.K10])" office:value-type="percentage" office:value="0.0604432315438291" calcext:value-type="percentage">
            <text:p>6,044%</text:p>
          </table:table-cell>
          <table:table-cell table:style-name="ce79" table:formula="of:=STDEV([.B10:.K10])" office:value-type="percentage" office:value="0.0455656649418951" calcext:value-type="percentage">
            <text:p>4,56%</text:p>
          </table:table-cell>
          <table:table-cell table:formula="of:=COUNTIF([.B10:.K10]; &quot;&lt;0,05&quot;)" office:value-type="float" office:value="4" calcext:value-type="float">
            <text:p>4</text:p>
          </table:table-cell>
          <table:table-cell table:number-columns-repeated="5"/>
          <table:table-cell table:style-name="ce84" table:number-columns-repeated="1004"/>
        </table:table-row>
        <table:table-row table:style-name="ro1">
          <table:table-cell table:style-name="ce17" office:value-type="string" calcext:value-type="string">
            <text:p>Maranhão</text:p>
          </table:table-cell>
          <table:table-cell table:style-name="ce21" table:formula="of:=ABS([$Registrado.B11]-[$Previsto.C11])/[$Registrado.B11]" office:value-type="percentage" office:value="0.0523983333006273" calcext:value-type="percentage">
            <text:p>5,240%</text:p>
          </table:table-cell>
          <table:table-cell table:style-name="ce21" table:formula="of:=ABS([$Registrado.C11]-[$Previsto.C11])/[$Registrado.C11]" office:value-type="percentage" office:value="0.0732251099560176" calcext:value-type="percentage">
            <text:p>7,323%</text:p>
          </table:table-cell>
          <table:table-cell table:style-name="ce21" table:formula="of:=ABS([$Registrado.D11]-[$Previsto.D11])/[$Registrado.D11]" office:value-type="percentage" office:value="0.0470112650576064" calcext:value-type="percentage">
            <text:p>4,701%</text:p>
          </table:table-cell>
          <table:table-cell table:style-name="ce21" table:formula="of:=ABS([$Registrado.E11]-[$Previsto.E11])/[$Registrado.E11]" office:value-type="percentage" office:value="0.0498787671767482" calcext:value-type="percentage">
            <text:p>4,988%</text:p>
          </table:table-cell>
          <table:table-cell table:style-name="ce21" table:formula="of:=ABS([$Registrado.F11]-[$Previsto.F11])/[$Registrado.F11]" office:value-type="percentage" office:value="0.130767839435311" calcext:value-type="percentage">
            <text:p>13,077%</text:p>
          </table:table-cell>
          <table:table-cell table:style-name="ce21" table:formula="of:=ABS([$Registrado.G11]-[$Previsto.G11])/[$Registrado.G11]" office:value-type="percentage" office:value="0.144142373711444" calcext:value-type="percentage">
            <text:p>14,414%</text:p>
          </table:table-cell>
          <table:table-cell table:style-name="ce21" table:formula="of:=ABS([$Registrado.H11]-[$Previsto.H11])/[$Registrado.H11]" office:value-type="percentage" office:value="0.31519362356869" calcext:value-type="percentage">
            <text:p>31,519%</text:p>
          </table:table-cell>
          <table:table-cell table:style-name="ce21" table:formula="of:=ABS([$Registrado.I11]-[$Previsto.I11])/[$Registrado.I11]" office:value-type="percentage" office:value="0.0158388724169783" calcext:value-type="percentage">
            <text:p>1,584%</text:p>
          </table:table-cell>
          <table:table-cell table:style-name="ce21" table:formula="of:=ABS([$Registrado.J11]-[$Previsto.J11])/[$Registrado.J11]" office:value-type="percentage" office:value="0.258743326504528" calcext:value-type="percentage">
            <text:p>25,874%</text:p>
          </table:table-cell>
          <table:table-cell table:style-name="ce21" table:formula="of:=ABS([$Registrado.K11]-[$Previsto.K11])/[$Registrado.K11]" office:value-type="percentage" office:value="0.0609935144821829" calcext:value-type="percentage">
            <text:p>6,099%</text:p>
          </table:table-cell>
          <table:table-cell table:style-name="ce22" table:formula="of:=AVERAGE([.B11:.K11])" office:value-type="percentage" office:value="0.114819302561013" calcext:value-type="percentage">
            <text:p>11,482%</text:p>
          </table:table-cell>
          <table:table-cell table:style-name="ce79" table:formula="of:=STDEV([.B11:.K11])" office:value-type="percentage" office:value="0.099506666375919" calcext:value-type="percentage">
            <text:p>9,95%</text:p>
          </table:table-cell>
          <table:table-cell table:formula="of:=COUNTIF([.B11:.K11]; &quot;&lt;0,05&quot;)" office:value-type="float" office:value="3" calcext:value-type="float">
            <text:p>3</text:p>
          </table:table-cell>
          <table:table-cell table:number-columns-repeated="5"/>
          <table:table-cell table:style-name="ce84" table:number-columns-repeated="1004"/>
        </table:table-row>
        <table:table-row table:style-name="ro1">
          <table:table-cell table:style-name="ce17" office:value-type="string" calcext:value-type="string">
            <text:p>Mato Grosso</text:p>
          </table:table-cell>
          <table:table-cell table:style-name="ce21" table:formula="of:=ABS([$Registrado.B12]-[$Previsto.B12])/[$Registrado.B12]" office:value-type="percentage" office:value="0.149586801385991" calcext:value-type="percentage">
            <text:p>14,959%</text:p>
          </table:table-cell>
          <table:table-cell table:style-name="ce21" table:formula="of:=ABS([$Registrado.C12]-[$Previsto.C12])/[$Registrado.C12]" office:value-type="percentage" office:value="0.167176863288516" calcext:value-type="percentage">
            <text:p>16,718%</text:p>
          </table:table-cell>
          <table:table-cell table:style-name="ce21" table:formula="of:=ABS([$Registrado.D12]-[$Previsto.D12])/[$Registrado.D12]" office:value-type="percentage" office:value="0.0141975037449495" calcext:value-type="percentage">
            <text:p>1,420%</text:p>
          </table:table-cell>
          <table:table-cell table:style-name="ce21" table:formula="of:=ABS([$Registrado.E12]-[$Previsto.E12])/[$Registrado.E12]" office:value-type="percentage" office:value="0.124189831600999" calcext:value-type="percentage">
            <text:p>12,419%</text:p>
          </table:table-cell>
          <table:table-cell table:style-name="ce21" table:formula="of:=ABS([$Registrado.F12]-[$Previsto.F12])/[$Registrado.F12]" office:value-type="percentage" office:value="0.130502581412354" calcext:value-type="percentage">
            <text:p>13,050%</text:p>
          </table:table-cell>
          <table:table-cell table:style-name="ce21" table:formula="of:=ABS([$Registrado.G12]-[$Previsto.G12])/[$Registrado.G12]" office:value-type="percentage" office:value="0.114788805122379" calcext:value-type="percentage">
            <text:p>11,479%</text:p>
          </table:table-cell>
          <table:table-cell table:style-name="ce21" table:formula="of:=ABS([$Registrado.H12]-[$Previsto.H12])/[$Registrado.H12]" office:value-type="percentage" office:value="0.102755574732639" calcext:value-type="percentage">
            <text:p>10,276%</text:p>
          </table:table-cell>
          <table:table-cell table:style-name="ce21" table:formula="of:=ABS([$Registrado.I12]-[$Previsto.I12])/[$Registrado.I12]" office:value-type="percentage" office:value="0.144732183361179" calcext:value-type="percentage">
            <text:p>14,473%</text:p>
          </table:table-cell>
          <table:table-cell table:style-name="ce21" table:formula="of:=ABS([$Registrado.J12]-[$Previsto.J12])/[$Registrado.J12]" office:value-type="percentage" office:value="0.0904610529645733" calcext:value-type="percentage">
            <text:p>9,046%</text:p>
          </table:table-cell>
          <table:table-cell table:style-name="ce21" table:formula="of:=ABS([$Registrado.K12]-[$Previsto.K12])/[$Registrado.K12]" office:value-type="percentage" office:value="0.146126211170676" calcext:value-type="percentage">
            <text:p>14,613%</text:p>
          </table:table-cell>
          <table:table-cell table:style-name="ce22" table:formula="of:=AVERAGE([.B12:.K12])" office:value-type="percentage" office:value="0.118451740878426" calcext:value-type="percentage">
            <text:p>11,845%</text:p>
          </table:table-cell>
          <table:table-cell table:style-name="ce79" table:formula="of:=STDEV([.B12:.K12])" office:value-type="percentage" office:value="0.0433210588419016" calcext:value-type="percentage">
            <text:p>4,33%</text:p>
          </table:table-cell>
          <table:table-cell table:formula="of:=COUNTIF([.B12:.K12]; &quot;&lt;0,05&quot;)" office:value-type="float" office:value="1" calcext:value-type="float">
            <text:p>1</text:p>
          </table:table-cell>
          <table:table-cell table:number-columns-repeated="5"/>
          <table:table-cell table:style-name="ce84" table:number-columns-repeated="1004"/>
        </table:table-row>
        <table:table-row table:style-name="ro1">
          <table:table-cell table:style-name="ce17" office:value-type="string" calcext:value-type="string">
            <text:p>Mato Grosso do Sul</text:p>
          </table:table-cell>
          <table:table-cell table:style-name="ce21" table:formula="of:=ABS([$Registrado.B13]-[$Previsto.B13])/[$Registrado.B13]" office:value-type="percentage" office:value="0.0917160408635924" calcext:value-type="percentage">
            <text:p>9,172%</text:p>
          </table:table-cell>
          <table:table-cell table:style-name="ce21" table:formula="of:=ABS([$Registrado.C13]-[$Previsto.C13])/[$Registrado.C13]" office:value-type="percentage" office:value="0.0353837419113987" calcext:value-type="percentage">
            <text:p>3,538%</text:p>
          </table:table-cell>
          <table:table-cell table:style-name="ce21" table:formula="of:=ABS([$Registrado.D13]-[$Previsto.D13])/[$Registrado.D13]" office:value-type="percentage" office:value="0.568102393234876" calcext:value-type="percentage">
            <text:p>56,810%</text:p>
          </table:table-cell>
          <table:table-cell table:style-name="ce21" table:formula="of:=ABS([$Registrado.E13]-[$Previsto.E13])/[$Registrado.E13]" office:value-type="percentage" office:value="0.0404651324180555" calcext:value-type="percentage">
            <text:p>4,047%</text:p>
          </table:table-cell>
          <table:table-cell table:style-name="ce21" table:formula="of:=ABS([$Registrado.F13]-[$Previsto.F13])/[$Registrado.F13]" office:value-type="percentage" office:value="0.0524422992094297" calcext:value-type="percentage">
            <text:p>5,244%</text:p>
          </table:table-cell>
          <table:table-cell table:style-name="ce21" table:formula="of:=ABS([$Registrado.G13]-[$Previsto.G13])/[$Registrado.G13]" office:value-type="percentage" office:value="0.0524081940296963" calcext:value-type="percentage">
            <text:p>5,241%</text:p>
          </table:table-cell>
          <table:table-cell table:style-name="ce21" table:formula="of:=ABS([$Registrado.H13]-[$Previsto.H13])/[$Registrado.H13]" office:value-type="percentage" office:value="0.00367031551835159" calcext:value-type="percentage">
            <text:p>0,367%</text:p>
          </table:table-cell>
          <table:table-cell table:style-name="ce21" table:formula="of:=ABS([$Registrado.I13]-[$Previsto.I13])/[$Registrado.I13]" office:value-type="percentage" office:value="0.0292392345346198" calcext:value-type="percentage">
            <text:p>2,924%</text:p>
          </table:table-cell>
          <table:table-cell table:style-name="ce21" table:formula="of:=ABS([$Registrado.J13]-[$Previsto.J13])/[$Registrado.J13]" office:value-type="percentage" office:value="0.14535400681088" calcext:value-type="percentage">
            <text:p>14,535%</text:p>
          </table:table-cell>
          <table:table-cell table:style-name="ce21" table:formula="of:=ABS([$Registrado.K13]-[$Previsto.K13])/[$Registrado.K13]" office:value-type="percentage" office:value="0.0477274059205756" calcext:value-type="percentage">
            <text:p>4,773%</text:p>
          </table:table-cell>
          <table:table-cell table:style-name="ce22" table:formula="of:=AVERAGE([.B13:.K13])" office:value-type="percentage" office:value="0.106650876445148" calcext:value-type="percentage">
            <text:p>10,665%</text:p>
          </table:table-cell>
          <table:table-cell table:style-name="ce79" table:formula="of:=STDEV([.B13:.K13])" office:value-type="percentage" office:value="0.16668946950371" calcext:value-type="percentage">
            <text:p>16,67%</text:p>
          </table:table-cell>
          <table:table-cell table:formula="of:=COUNTIF([.B13:.K13]; &quot;&lt;0,05&quot;)" office:value-type="float" office:value="5" calcext:value-type="float">
            <text:p>5</text:p>
          </table:table-cell>
          <table:table-cell table:number-columns-repeated="5"/>
          <table:table-cell table:style-name="ce84" table:number-columns-repeated="1004"/>
        </table:table-row>
        <table:table-row table:style-name="ro1">
          <table:table-cell table:style-name="ce17" office:value-type="string" calcext:value-type="string">
            <text:p>Minas Gerais</text:p>
          </table:table-cell>
          <table:table-cell table:style-name="ce21" table:formula="of:=ABS([$Registrado.B14]-[$Previsto.B14])/[$Registrado.B14]" office:value-type="percentage" office:value="0.0276172007212739" calcext:value-type="percentage">
            <text:p>2,762%</text:p>
          </table:table-cell>
          <table:table-cell table:style-name="ce21" table:formula="of:=ABS([$Registrado.C14]-[$Previsto.C14])/[$Registrado.C14]" office:value-type="percentage" office:value="0.0232916794158182" calcext:value-type="percentage">
            <text:p>2,329%</text:p>
          </table:table-cell>
          <table:table-cell table:style-name="ce21" table:formula="of:=ABS([$Registrado.D14]-[$Previsto.D14])/[$Registrado.D14]" office:value-type="percentage" office:value="0.0607070397113275" calcext:value-type="percentage">
            <text:p>6,071%</text:p>
          </table:table-cell>
          <table:table-cell table:style-name="ce21" table:formula="of:=ABS([$Registrado.E14]-[$Previsto.E14])/[$Registrado.E14]" office:value-type="percentage" office:value="0.0482020308414189" calcext:value-type="percentage">
            <text:p>4,820%</text:p>
          </table:table-cell>
          <table:table-cell table:style-name="ce21" table:formula="of:=ABS([$Registrado.F14]-[$Previsto.F14])/[$Registrado.F14]" office:value-type="percentage" office:value="0.132448245938302" calcext:value-type="percentage">
            <text:p>13,245%</text:p>
          </table:table-cell>
          <table:table-cell table:style-name="ce21" table:formula="of:=ABS([$Registrado.G14]-[$Previsto.G14])/[$Registrado.G14]" office:value-type="percentage" office:value="0.111065106032858" calcext:value-type="percentage">
            <text:p>11,107%</text:p>
          </table:table-cell>
          <table:table-cell table:style-name="ce21" table:formula="of:=ABS([$Registrado.H14]-[$Previsto.H14])/[$Registrado.H14]" office:value-type="percentage" office:value="0.0959688014462434" calcext:value-type="percentage">
            <text:p>9,597%</text:p>
          </table:table-cell>
          <table:table-cell table:style-name="ce21" table:formula="of:=ABS([$Registrado.I14]-[$Previsto.I14])/[$Registrado.I14]" office:value-type="percentage" office:value="0.153502385538125" calcext:value-type="percentage">
            <text:p>15,350%</text:p>
          </table:table-cell>
          <table:table-cell table:style-name="ce21" table:formula="of:=ABS([$Registrado.J14]-[$Previsto.J14])/[$Registrado.J14]" office:value-type="percentage" office:value="0.119659416236611" calcext:value-type="percentage">
            <text:p>11,966%</text:p>
          </table:table-cell>
          <table:table-cell table:style-name="ce21" table:formula="of:=ABS([$Registrado.K14]-[$Previsto.K14])/[$Registrado.K14]" office:value-type="percentage" office:value="0.0648023309572192" calcext:value-type="percentage">
            <text:p>6,480%</text:p>
          </table:table-cell>
          <table:table-cell table:style-name="ce22" table:formula="of:=AVERAGE([.B14:.K14])" office:value-type="percentage" office:value="0.0837264236839198" calcext:value-type="percentage">
            <text:p>8,373%</text:p>
          </table:table-cell>
          <table:table-cell table:style-name="ce79" table:formula="of:=STDEV([.B14:.K14])" office:value-type="percentage" office:value="0.0451928695988008" calcext:value-type="percentage">
            <text:p>4,52%</text:p>
          </table:table-cell>
          <table:table-cell table:formula="of:=COUNTIF([.B14:.K14]; &quot;&lt;0,05&quot;)" office:value-type="float" office:value="3" calcext:value-type="float">
            <text:p>3</text:p>
          </table:table-cell>
          <table:table-cell/>
          <table:table-cell table:style-name="ce84" table:number-columns-repeated="1008"/>
        </table:table-row>
        <table:table-row table:style-name="ro1">
          <table:table-cell table:style-name="ce17" office:value-type="string" calcext:value-type="string">
            <text:p>Pará</text:p>
          </table:table-cell>
          <table:table-cell table:style-name="ce21" table:formula="of:=ABS([$Registrado.B15]-[$Previsto.B15])/[$Registrado.B15]" office:value-type="percentage" office:value="0.0671742759103436" calcext:value-type="percentage">
            <text:p>6,717%</text:p>
          </table:table-cell>
          <table:table-cell table:style-name="ce21" table:formula="of:=ABS([$Registrado.C15]-[$Previsto.C15])/[$Registrado.C15]" office:value-type="percentage" office:value="0.144698888298496" calcext:value-type="percentage">
            <text:p>14,470%</text:p>
          </table:table-cell>
          <table:table-cell table:style-name="ce21" table:formula="of:=ABS([$Registrado.D15]-[$Previsto.D15])/[$Registrado.D15]" office:value-type="percentage" office:value="0.347504812095625" calcext:value-type="percentage">
            <text:p>34,750%</text:p>
          </table:table-cell>
          <table:table-cell table:style-name="ce21" table:formula="of:=ABS([$Registrado.E15]-[$Previsto.E15])/[$Registrado.E15]" office:value-type="percentage" office:value="0.0740313241025592" calcext:value-type="percentage">
            <text:p>7,403%</text:p>
          </table:table-cell>
          <table:table-cell table:style-name="ce21" table:formula="of:=ABS([$Registrado.F15]-[$Previsto.F15])/[$Registrado.F15]" office:value-type="percentage" office:value="0.0521703953848318" calcext:value-type="percentage">
            <text:p>5,217%</text:p>
          </table:table-cell>
          <table:table-cell table:style-name="ce21" table:formula="of:=ABS([$Registrado.G15]-[$Previsto.G15])/[$Registrado.G15]" office:value-type="percentage" office:value="0.122697355809168" calcext:value-type="percentage">
            <text:p>12,270%</text:p>
          </table:table-cell>
          <table:table-cell table:style-name="ce21" table:formula="of:=ABS([$Registrado.H15]-[$Previsto.H15])/[$Registrado.H15]" office:value-type="percentage" office:value="0.178522062036777" calcext:value-type="percentage">
            <text:p>17,852%</text:p>
          </table:table-cell>
          <table:table-cell table:style-name="ce21" table:formula="of:=ABS([$Registrado.I15]-[$Previsto.I15])/[$Registrado.I15]" office:value-type="percentage" office:value="0.0790276452288584" calcext:value-type="percentage">
            <text:p>7,903%</text:p>
          </table:table-cell>
          <table:table-cell table:style-name="ce21" table:formula="of:=ABS([$Registrado.J15]-[$Previsto.J15])/[$Registrado.J15]" office:value-type="percentage" office:value="0.115851543771162" calcext:value-type="percentage">
            <text:p>11,585%</text:p>
          </table:table-cell>
          <table:table-cell table:style-name="ce21" table:formula="of:=ABS([$Registrado.K15]-[$Previsto.K15])/[$Registrado.K15]" office:value-type="percentage" office:value="0.104580485163356" calcext:value-type="percentage">
            <text:p>10,458%</text:p>
          </table:table-cell>
          <table:table-cell table:style-name="ce22" table:formula="of:=AVERAGE([.B15:.K15])" office:value-type="percentage" office:value="0.128625878780118" calcext:value-type="percentage">
            <text:p>12,863%</text:p>
          </table:table-cell>
          <table:table-cell table:style-name="ce79" table:formula="of:=STDEV([.B15:.K15])" office:value-type="percentage" office:value="0.0859552601776934" calcext:value-type="percentage">
            <text:p>8,60%</text:p>
          </table:table-cell>
          <table:table-cell table:formula="of:=COUNTIF([.B15:.K15]; &quot;&lt;0,05&quot;)" office:value-type="float" office:value="0" calcext:value-type="float">
            <text:p>0</text:p>
          </table:table-cell>
          <table:table-cell table:number-columns-repeated="18"/>
          <table:table-cell table:style-name="ce84" table:number-columns-repeated="991"/>
        </table:table-row>
        <table:table-row table:style-name="ro1">
          <table:table-cell table:style-name="ce17" office:value-type="string" calcext:value-type="string">
            <text:p>Paraíba</text:p>
          </table:table-cell>
          <table:table-cell table:style-name="ce21" table:formula="of:=ABS([$Registrado.B16]-[$Previsto.B16])/[$Registrado.B16]" office:value-type="percentage" office:value="0.155485088863252" calcext:value-type="percentage">
            <text:p>15,549%</text:p>
          </table:table-cell>
          <table:table-cell table:style-name="ce21" table:formula="of:=ABS([$Registrado.C16]-[$Previsto.C16])/[$Registrado.C16]" office:value-type="percentage" office:value="0.170141011766783" calcext:value-type="percentage">
            <text:p>17,014%</text:p>
          </table:table-cell>
          <table:table-cell table:style-name="ce21" table:formula="of:=ABS([$Registrado.D16]-[$Previsto.D16])/[$Registrado.D16]" office:value-type="percentage" office:value="0.0229247431125789" calcext:value-type="percentage">
            <text:p>2,292%</text:p>
          </table:table-cell>
          <table:table-cell table:style-name="ce21" table:formula="of:=ABS([$Registrado.E16]-[$Previsto.E16])/[$Registrado.E16]" office:value-type="percentage" office:value="0.15042908325962" calcext:value-type="percentage">
            <text:p>15,043%</text:p>
          </table:table-cell>
          <table:table-cell table:style-name="ce21" table:formula="of:=ABS([$Registrado.F16]-[$Previsto.F16])/[$Registrado.F16]" office:value-type="percentage" office:value="0.142123339323189" calcext:value-type="percentage">
            <text:p>14,212%</text:p>
          </table:table-cell>
          <table:table-cell table:style-name="ce21" table:formula="of:=ABS([$Registrado.G16]-[$Previsto.G16])/[$Registrado.G16]" office:value-type="percentage" office:value="0.185256212977117" calcext:value-type="percentage">
            <text:p>18,526%</text:p>
          </table:table-cell>
          <table:table-cell table:style-name="ce21" table:formula="of:=ABS([$Registrado.H16]-[$Previsto.H16])/[$Registrado.H16]" office:value-type="percentage" office:value="0.205174082946443" calcext:value-type="percentage">
            <text:p>20,517%</text:p>
          </table:table-cell>
          <table:table-cell table:style-name="ce21" table:formula="of:=ABS([$Registrado.I16]-[$Previsto.I16])/[$Registrado.I16]" office:value-type="percentage" office:value="0.0137228896863786" calcext:value-type="percentage">
            <text:p>1,372%</text:p>
          </table:table-cell>
          <table:table-cell table:style-name="ce21" table:formula="of:=ABS([$Registrado.J16]-[$Previsto.J16])/[$Registrado.J16]" office:value-type="percentage" office:value="0.278550605023895" calcext:value-type="percentage">
            <text:p>27,855%</text:p>
          </table:table-cell>
          <table:table-cell table:style-name="ce21" table:formula="of:=ABS([$Registrado.K16]-[$Previsto.K16])/[$Registrado.K16]" office:value-type="percentage" office:value="0.130445729515766" calcext:value-type="percentage">
            <text:p>13,045%</text:p>
          </table:table-cell>
          <table:table-cell table:style-name="ce22" table:formula="of:=AVERAGE([.B16:.K16])" office:value-type="percentage" office:value="0.145425278647502" calcext:value-type="percentage">
            <text:p>14,543%</text:p>
          </table:table-cell>
          <table:table-cell table:style-name="ce79" table:formula="of:=STDEV([.B16:.K16])" office:value-type="percentage" office:value="0.0790239562363792" calcext:value-type="percentage">
            <text:p>7,90%</text:p>
          </table:table-cell>
          <table:table-cell table:formula="of:=COUNTIF([.B16:.K16]; &quot;&lt;0,05&quot;)" office:value-type="float" office:value="2" calcext:value-type="float">
            <text:p>2</text:p>
          </table:table-cell>
          <table:table-cell table:number-columns-repeated="18"/>
          <table:table-cell table:style-name="ce84" table:number-columns-repeated="991"/>
        </table:table-row>
        <table:table-row table:style-name="ro1">
          <table:table-cell table:style-name="ce17" office:value-type="string" calcext:value-type="string">
            <text:p>Paraná</text:p>
          </table:table-cell>
          <table:table-cell table:style-name="ce21" table:formula="of:=ABS([$Registrado.B17]-[$Previsto.B17])/[$Registrado.B17]" office:value-type="percentage" office:value="0.06991027353935" calcext:value-type="percentage">
            <text:p>6,991%</text:p>
          </table:table-cell>
          <table:table-cell table:style-name="ce21" table:formula="of:=ABS([$Registrado.C17]-[$Previsto.C17])/[$Registrado.C17]" office:value-type="percentage" office:value="0.0239977757956597" calcext:value-type="percentage">
            <text:p>2,400%</text:p>
          </table:table-cell>
          <table:table-cell table:style-name="ce21" table:formula="of:=ABS([$Registrado.D17]-[$Previsto.D17])/[$Registrado.D17]" office:value-type="percentage" office:value="0.224541269665424" calcext:value-type="percentage">
            <text:p>22,454%</text:p>
          </table:table-cell>
          <table:table-cell table:style-name="ce21" table:formula="of:=ABS([$Registrado.E17]-[$Previsto.E17])/[$Registrado.E17]" office:value-type="percentage" office:value="0.0169609709534641" calcext:value-type="percentage">
            <text:p>1,696%</text:p>
          </table:table-cell>
          <table:table-cell table:style-name="ce21" table:formula="of:=ABS([$Registrado.F17]-[$Previsto.F17])/[$Registrado.F17]" office:value-type="percentage" office:value="0.0508624998513956" calcext:value-type="percentage">
            <text:p>5,086%</text:p>
          </table:table-cell>
          <table:table-cell table:style-name="ce21" table:formula="of:=ABS([$Registrado.G17]-[$Previsto.G17])/[$Registrado.G17]" office:value-type="percentage" office:value="0.0217448820805213" calcext:value-type="percentage">
            <text:p>2,174%</text:p>
          </table:table-cell>
          <table:table-cell table:style-name="ce21" table:formula="of:=ABS([$Registrado.H17]-[$Previsto.H17])/[$Registrado.H17]" office:value-type="percentage" office:value="0.0281513475809586" calcext:value-type="percentage">
            <text:p>2,815%</text:p>
          </table:table-cell>
          <table:table-cell table:style-name="ce21" table:formula="of:=ABS([$Registrado.I17]-[$Previsto.I17])/[$Registrado.I17]" office:value-type="percentage" office:value="0.00251097578171913" calcext:value-type="percentage">
            <text:p>0,251%</text:p>
          </table:table-cell>
          <table:table-cell table:style-name="ce21" table:formula="of:=ABS([$Registrado.J17]-[$Previsto.J17])/[$Registrado.J17]" office:value-type="percentage" office:value="0.100123904151828" calcext:value-type="percentage">
            <text:p>10,012%</text:p>
          </table:table-cell>
          <table:table-cell table:style-name="ce21" table:formula="of:=ABS([$Registrado.K17]-[$Previsto.K17])/[$Registrado.K17]" office:value-type="percentage" office:value="0.183211817207252" calcext:value-type="percentage">
            <text:p>18,321%</text:p>
          </table:table-cell>
          <table:table-cell table:style-name="ce22" table:formula="of:=AVERAGE([.B17:.K17])" office:value-type="percentage" office:value="0.0722015716607572" calcext:value-type="percentage">
            <text:p>7,220%</text:p>
          </table:table-cell>
          <table:table-cell table:style-name="ce79" table:formula="of:=STDEV([.B17:.K17])" office:value-type="percentage" office:value="0.0756373876613595" calcext:value-type="percentage">
            <text:p>7,56%</text:p>
          </table:table-cell>
          <table:table-cell table:formula="of:=COUNTIF([.B17:.K17]; &quot;&lt;0,05&quot;)" office:value-type="float" office:value="5" calcext:value-type="float">
            <text:p>5</text:p>
          </table:table-cell>
          <table:table-cell/>
          <table:table-cell table:style-name="ce84" table:number-columns-repeated="1008"/>
        </table:table-row>
        <table:table-row table:style-name="ro1">
          <table:table-cell table:style-name="ce17" office:value-type="string" calcext:value-type="string">
            <text:p>Pernambuco</text:p>
          </table:table-cell>
          <table:table-cell table:style-name="ce21" table:formula="of:=ABS([$Registrado.B18]-[$Previsto.B18])/[$Registrado.B18]" office:value-type="percentage" office:value="0.0954087448638861" calcext:value-type="percentage">
            <text:p>9,541%</text:p>
          </table:table-cell>
          <table:table-cell table:style-name="ce21" table:formula="of:=ABS([$Registrado.C18]-[$Previsto.C18])/[$Registrado.C18]" office:value-type="percentage" office:value="0.127584279252225" calcext:value-type="percentage">
            <text:p>12,758%</text:p>
          </table:table-cell>
          <table:table-cell table:style-name="ce21" table:formula="of:=ABS([$Registrado.D18]-[$Previsto.D18])/[$Registrado.D18]" office:value-type="percentage" office:value="0.281450259281306" calcext:value-type="percentage">
            <text:p>28,145%</text:p>
          </table:table-cell>
          <table:table-cell table:style-name="ce21" table:formula="of:=ABS([$Registrado.E18]-[$Previsto.E18])/[$Registrado.E18]" office:value-type="percentage" office:value="0.0297173733125142" calcext:value-type="percentage">
            <text:p>2,972%</text:p>
          </table:table-cell>
          <table:table-cell table:style-name="ce21" table:formula="of:=ABS([$Registrado.F18]-[$Previsto.F18])/[$Registrado.F18]" office:value-type="percentage" office:value="0.15751530785742" calcext:value-type="percentage">
            <text:p>15,752%</text:p>
          </table:table-cell>
          <table:table-cell table:style-name="ce21" table:formula="of:=ABS([$Registrado.G18]-[$Previsto.G18])/[$Registrado.G18]" office:value-type="percentage" office:value="0.268068255803248" calcext:value-type="percentage">
            <text:p>26,807%</text:p>
          </table:table-cell>
          <table:table-cell table:style-name="ce21" table:formula="of:=ABS([$Registrado.H18]-[$Previsto.H18])/[$Registrado.H18]" office:value-type="percentage" office:value="0.129197254231601" calcext:value-type="percentage">
            <text:p>12,920%</text:p>
          </table:table-cell>
          <table:table-cell table:style-name="ce21" table:formula="of:=ABS([$Registrado.I18]-[$Previsto.I18])/[$Registrado.I18]" office:value-type="percentage" office:value="0.00902092798516241" calcext:value-type="percentage">
            <text:p>0,902%</text:p>
          </table:table-cell>
          <table:table-cell table:style-name="ce21" table:formula="of:=ABS([$Registrado.J18]-[$Previsto.J18])/[$Registrado.J18]" office:value-type="percentage" office:value="0.177031395349989" calcext:value-type="percentage">
            <text:p>17,703%</text:p>
          </table:table-cell>
          <table:table-cell table:style-name="ce21" table:formula="of:=ABS([$Registrado.K18]-[$Previsto.K18])/[$Registrado.K18]" office:value-type="percentage" office:value="0.0269880850133826" calcext:value-type="percentage">
            <text:p>2,699%</text:p>
          </table:table-cell>
          <table:table-cell table:style-name="ce22" table:formula="of:=AVERAGE([.B18:.K18])" office:value-type="percentage" office:value="0.130198188295073" calcext:value-type="percentage">
            <text:p>13,020%</text:p>
          </table:table-cell>
          <table:table-cell table:style-name="ce79" table:formula="of:=STDEV([.B18:.K18])" office:value-type="percentage" office:value="0.0951464990746685" calcext:value-type="percentage">
            <text:p>9,51%</text:p>
          </table:table-cell>
          <table:table-cell table:formula="of:=COUNTIF([.B18:.K18]; &quot;&lt;0,05&quot;)" office:value-type="float" office:value="3" calcext:value-type="float">
            <text:p>3</text:p>
          </table:table-cell>
          <table:table-cell/>
          <table:table-cell table:style-name="ce84" table:number-columns-repeated="1008"/>
        </table:table-row>
        <table:table-row table:style-name="ro1">
          <table:table-cell table:style-name="ce17" office:value-type="string" calcext:value-type="string">
            <text:p>Piauí</text:p>
          </table:table-cell>
          <table:table-cell table:style-name="ce21" table:formula="of:=ABS([$Registrado.B19]-[$Previsto.C19])/[$Registrado.B19]" office:value-type="percentage" office:value="0.0844683042051615" calcext:value-type="percentage">
            <text:p>8,447%</text:p>
          </table:table-cell>
          <table:table-cell table:style-name="ce21" table:formula="of:=ABS([$Registrado.C19]-[$Previsto.C19])/[$Registrado.C19]" office:value-type="percentage" office:value="0.191733469957459" calcext:value-type="percentage">
            <text:p>19,173%</text:p>
          </table:table-cell>
          <table:table-cell table:style-name="ce21" table:formula="of:=ABS([$Registrado.D19]-[$Previsto.D19])/[$Registrado.D19]" office:value-type="percentage" office:value="0.0590515182350972" calcext:value-type="percentage">
            <text:p>5,905%</text:p>
          </table:table-cell>
          <table:table-cell table:style-name="ce21" table:formula="of:=ABS([$Registrado.E19]-[$Previsto.E19])/[$Registrado.E19]" office:value-type="percentage" office:value="0.150980256495732" calcext:value-type="percentage">
            <text:p>15,098%</text:p>
          </table:table-cell>
          <table:table-cell table:style-name="ce21" table:formula="of:=ABS([$Registrado.F19]-[$Previsto.F19])/[$Registrado.F19]" office:value-type="percentage" office:value="0.0569630242308236" calcext:value-type="percentage">
            <text:p>5,696%</text:p>
          </table:table-cell>
          <table:table-cell table:style-name="ce21" table:formula="of:=ABS([$Registrado.G19]-[$Previsto.G19])/[$Registrado.G19]" office:value-type="percentage" office:value="0.000701263959122169" calcext:value-type="percentage">
            <text:p>0,070%</text:p>
          </table:table-cell>
          <table:table-cell table:style-name="ce21" table:formula="of:=ABS([$Registrado.H19]-[$Previsto.H19])/[$Registrado.H19]" office:value-type="percentage" office:value="0.322517697369787" calcext:value-type="percentage">
            <text:p>32,252%</text:p>
          </table:table-cell>
          <table:table-cell table:style-name="ce21" table:formula="of:=ABS([$Registrado.I19]-[$Previsto.I19])/[$Registrado.I19]" office:value-type="percentage" office:value="0.0312512011753367" calcext:value-type="percentage">
            <text:p>3,125%</text:p>
          </table:table-cell>
          <table:table-cell table:style-name="ce21" table:formula="of:=ABS([$Registrado.J19]-[$Previsto.J19])/[$Registrado.J19]" office:value-type="percentage" office:value="0.0985467491537294" calcext:value-type="percentage">
            <text:p>9,855%</text:p>
          </table:table-cell>
          <table:table-cell table:style-name="ce21" table:formula="of:=ABS([$Registrado.K19]-[$Previsto.K19])/[$Registrado.K19]" office:value-type="percentage" office:value="0.0627746960192069" calcext:value-type="percentage">
            <text:p>6,277%</text:p>
          </table:table-cell>
          <table:table-cell table:style-name="ce22" table:formula="of:=AVERAGE([.B19:.K19])" office:value-type="percentage" office:value="0.105898818080146" calcext:value-type="percentage">
            <text:p>10,590%</text:p>
          </table:table-cell>
          <table:table-cell table:style-name="ce79" table:formula="of:=STDEV([.B19:.K19])" office:value-type="percentage" office:value="0.0942366086497396" calcext:value-type="percentage">
            <text:p>9,42%</text:p>
          </table:table-cell>
          <table:table-cell table:formula="of:=COUNTIF([.B19:.K19]; &quot;&lt;0,05&quot;)" office:value-type="float" office:value="2" calcext:value-type="float">
            <text:p>2</text:p>
          </table:table-cell>
          <table:table-cell/>
          <table:table-cell table:style-name="ce84" table:number-columns-repeated="1008"/>
        </table:table-row>
        <table:table-row table:style-name="ro1">
          <table:table-cell table:style-name="ce17" office:value-type="string" calcext:value-type="string">
            <text:p>Rio Grande do Sul</text:p>
          </table:table-cell>
          <table:table-cell table:style-name="ce21" table:formula="of:=ABS([$Registrado.B20]-[$Previsto.B20])/[$Registrado.B20]" office:value-type="percentage" office:value="0.0427451316579071" calcext:value-type="percentage">
            <text:p>4,275%</text:p>
          </table:table-cell>
          <table:table-cell table:style-name="ce21" table:formula="of:=ABS([$Registrado.C20]-[$Previsto.C20])/[$Registrado.C20]" office:value-type="percentage" office:value="0.0193740515500381" calcext:value-type="percentage">
            <text:p>1,937%</text:p>
          </table:table-cell>
          <table:table-cell table:style-name="ce21" table:formula="of:=ABS([$Registrado.D20]-[$Previsto.D20])/[$Registrado.D20]" office:value-type="percentage" office:value="0.0625538848873151" calcext:value-type="percentage">
            <text:p>6,255%</text:p>
          </table:table-cell>
          <table:table-cell table:style-name="ce21" table:formula="of:=ABS([$Registrado.E20]-[$Previsto.E20])/[$Registrado.E20]" office:value-type="percentage" office:value="0.0659037398900227" calcext:value-type="percentage">
            <text:p>6,590%</text:p>
          </table:table-cell>
          <table:table-cell table:style-name="ce21" table:formula="of:=ABS([$Registrado.F20]-[$Previsto.F20])/[$Registrado.F20]" office:value-type="percentage" office:value="0.0350590780156317" calcext:value-type="percentage">
            <text:p>3,506%</text:p>
          </table:table-cell>
          <table:table-cell table:style-name="ce21" table:formula="of:=ABS([$Registrado.G20]-[$Previsto.G20])/[$Registrado.G20]" office:value-type="percentage" office:value="0.0618815524831104" calcext:value-type="percentage">
            <text:p>6,188%</text:p>
          </table:table-cell>
          <table:table-cell table:style-name="ce21" table:formula="of:=ABS([$Registrado.H20]-[$Previsto.H20])/[$Registrado.H20]" office:value-type="percentage" office:value="0.0116436416157864" calcext:value-type="percentage">
            <text:p>1,164%</text:p>
          </table:table-cell>
          <table:table-cell table:style-name="ce21" table:formula="of:=ABS([$Registrado.I20]-[$Previsto.I20])/[$Registrado.I20]" office:value-type="percentage" office:value="0.0200423887006075" calcext:value-type="percentage">
            <text:p>2,004%</text:p>
          </table:table-cell>
          <table:table-cell table:style-name="ce21" table:formula="of:=ABS([$Registrado.J20]-[$Previsto.J20])/[$Registrado.J20]" office:value-type="percentage" office:value="0.0884450012528188" calcext:value-type="percentage">
            <text:p>8,845%</text:p>
          </table:table-cell>
          <table:table-cell table:style-name="ce21" table:formula="of:=ABS([$Registrado.K20]-[$Previsto.K20])/[$Registrado.K20]" office:value-type="percentage" office:value="0.118140021320208" calcext:value-type="percentage">
            <text:p>11,814%</text:p>
          </table:table-cell>
          <table:table-cell table:style-name="ce22" table:formula="of:=AVERAGE([.B20:.K20])" office:value-type="percentage" office:value="0.0525788491373446" calcext:value-type="percentage">
            <text:p>5,258%</text:p>
          </table:table-cell>
          <table:table-cell table:style-name="ce79" table:formula="of:=STDEV([.B20:.K20])" office:value-type="percentage" office:value="0.0336464591861804" calcext:value-type="percentage">
            <text:p>3,36%</text:p>
          </table:table-cell>
          <table:table-cell table:formula="of:=COUNTIF([.B20:.K20]; &quot;&lt;0,05&quot;)" office:value-type="float" office:value="5" calcext:value-type="float">
            <text:p>5</text:p>
          </table:table-cell>
          <table:table-cell/>
          <table:table-cell table:style-name="ce84" table:number-columns-repeated="1008"/>
        </table:table-row>
        <table:table-row table:style-name="ro1">
          <table:table-cell table:style-name="ce17" office:value-type="string" calcext:value-type="string">
            <text:p>Rio de Janeiro</text:p>
          </table:table-cell>
          <table:table-cell table:style-name="ce21" table:formula="of:=ABS([$Registrado.B21]-[$Previsto.C21])/[$Registrado.B21]" office:value-type="percentage" office:value="0.0929185031705041" calcext:value-type="percentage">
            <text:p>9,292%</text:p>
          </table:table-cell>
          <table:table-cell table:style-name="ce21" table:formula="of:=ABS([$Registrado.C21]-[$Previsto.C21])/[$Registrado.C21]" office:value-type="percentage" office:value="0.117317236775916" calcext:value-type="percentage">
            <text:p>11,732%</text:p>
          </table:table-cell>
          <table:table-cell table:style-name="ce21" table:formula="of:=ABS([$Registrado.D21]-[$Previsto.D21])/[$Registrado.D21]" office:value-type="percentage" office:value="0.0414161691137977" calcext:value-type="percentage">
            <text:p>4,142%</text:p>
          </table:table-cell>
          <table:table-cell table:style-name="ce21" table:formula="of:=ABS([$Registrado.E21]-[$Previsto.E21])/[$Registrado.E21]" office:value-type="percentage" office:value="0.124755432154132" calcext:value-type="percentage">
            <text:p>12,476%</text:p>
          </table:table-cell>
          <table:table-cell table:style-name="ce21" table:formula="of:=ABS([$Registrado.F21]-[$Previsto.F21])/[$Registrado.F21]" office:value-type="percentage" office:value="0.316268252640444" calcext:value-type="percentage">
            <text:p>31,627%</text:p>
          </table:table-cell>
          <table:table-cell table:style-name="ce21" table:formula="of:=ABS([$Registrado.G21]-[$Previsto.G21])/[$Registrado.G21]" office:value-type="percentage" office:value="0.300811670265629" calcext:value-type="percentage">
            <text:p>30,081%</text:p>
          </table:table-cell>
          <table:table-cell table:style-name="ce21" table:formula="of:=ABS([$Registrado.H21]-[$Previsto.H21])/[$Registrado.H21]" office:value-type="percentage" office:value="0.0202391088703135" calcext:value-type="percentage">
            <text:p>2,024%</text:p>
          </table:table-cell>
          <table:table-cell table:style-name="ce21" table:formula="of:=ABS([$Registrado.I21]-[$Previsto.I21])/[$Registrado.I21]" office:value-type="percentage" office:value="0.0821479739440018" calcext:value-type="percentage">
            <text:p>8,215%</text:p>
          </table:table-cell>
          <table:table-cell table:style-name="ce21" table:formula="of:=ABS([$Registrado.J21]-[$Previsto.J21])/[$Registrado.J21]" office:value-type="percentage" office:value="0.111446797885412" calcext:value-type="percentage">
            <text:p>11,145%</text:p>
          </table:table-cell>
          <table:table-cell table:style-name="ce21" table:formula="of:=ABS([$Registrado.K21]-[$Previsto.K21])/[$Registrado.K21]" office:value-type="percentage" office:value="0.0336645601873284" calcext:value-type="percentage">
            <text:p>3,366%</text:p>
          </table:table-cell>
          <table:table-cell table:style-name="ce22" table:formula="of:=AVERAGE([.B21:.K21])" office:value-type="percentage" office:value="0.124098570500748" calcext:value-type="percentage">
            <text:p>12,410%</text:p>
          </table:table-cell>
          <table:table-cell table:style-name="ce79" table:formula="of:=STDEV([.B21:.K21])" office:value-type="percentage" office:value="0.103760792374493" calcext:value-type="percentage">
            <text:p>10,38%</text:p>
          </table:table-cell>
          <table:table-cell table:formula="of:=COUNTIF([.B21:.K21]; &quot;&lt;0,05&quot;)" office:value-type="float" office:value="3" calcext:value-type="float">
            <text:p>3</text:p>
          </table:table-cell>
          <table:table-cell/>
          <table:table-cell table:style-name="ce84" table:number-columns-repeated="1008"/>
        </table:table-row>
        <table:table-row table:style-name="ro1">
          <table:table-cell table:style-name="ce17" office:value-type="string" calcext:value-type="string">
            <text:p>Rio Grande do Norte</text:p>
          </table:table-cell>
          <table:table-cell table:style-name="ce21" table:formula="of:=ABS([$Registrado.B22]-[$Previsto.B22])/[$Registrado.B22]" office:value-type="percentage" office:value="0.106518304485709" calcext:value-type="percentage">
            <text:p>10,652%</text:p>
          </table:table-cell>
          <table:table-cell table:style-name="ce21" table:formula="of:=ABS([$Registrado.C22]-[$Previsto.C22])/[$Registrado.C22]" office:value-type="percentage" office:value="0.0370479055095003" calcext:value-type="percentage">
            <text:p>3,705%</text:p>
          </table:table-cell>
          <table:table-cell table:style-name="ce21" table:formula="of:=ABS([$Registrado.D22]-[$Previsto.D22])/[$Registrado.D22]" office:value-type="percentage" office:value="0.0826967889727083" calcext:value-type="percentage">
            <text:p>8,270%</text:p>
          </table:table-cell>
          <table:table-cell table:style-name="ce21" table:formula="of:=ABS([$Registrado.E22]-[$Previsto.E22])/[$Registrado.E22]" office:value-type="percentage" office:value="0.0656703733794553" calcext:value-type="percentage">
            <text:p>6,567%</text:p>
          </table:table-cell>
          <table:table-cell table:style-name="ce21" table:formula="of:=ABS([$Registrado.F22]-[$Previsto.F22])/[$Registrado.F22]" office:value-type="percentage" office:value="0.111657338951416" calcext:value-type="percentage">
            <text:p>11,166%</text:p>
          </table:table-cell>
          <table:table-cell table:style-name="ce21" table:formula="of:=ABS([$Registrado.G22]-[$Previsto.G22])/[$Registrado.G22]" office:value-type="percentage" office:value="0.127995829736946" calcext:value-type="percentage">
            <text:p>12,800%</text:p>
          </table:table-cell>
          <table:table-cell table:style-name="ce21" table:formula="of:=ABS([$Registrado.H22]-[$Previsto.H22])/[$Registrado.H22]" office:value-type="percentage" office:value="0.399377747354705" calcext:value-type="percentage">
            <text:p>39,938%</text:p>
          </table:table-cell>
          <table:table-cell table:style-name="ce21" table:formula="of:=ABS([$Registrado.I22]-[$Previsto.I22])/[$Registrado.I22]" office:value-type="percentage" office:value="0.0989023474461781" calcext:value-type="percentage">
            <text:p>9,890%</text:p>
          </table:table-cell>
          <table:table-cell table:style-name="ce21" table:formula="of:=ABS([$Registrado.J22]-[$Previsto.J22])/[$Registrado.J22]" office:value-type="percentage" office:value="0.29022786740649" calcext:value-type="percentage">
            <text:p>29,023%</text:p>
          </table:table-cell>
          <table:table-cell table:style-name="ce21" table:formula="of:=ABS([$Registrado.K22]-[$Previsto.K22])/[$Registrado.K22]" office:value-type="percentage" office:value="0.0826681940236001" calcext:value-type="percentage">
            <text:p>8,267%</text:p>
          </table:table-cell>
          <table:table-cell table:style-name="ce22" table:formula="of:=AVERAGE([.B22:.K22])" office:value-type="percentage" office:value="0.140276269726671" calcext:value-type="percentage">
            <text:p>14,028%</text:p>
          </table:table-cell>
          <table:table-cell table:style-name="ce79" table:formula="of:=STDEV([.B22:.K22])" office:value-type="percentage" office:value="0.113674258476546" calcext:value-type="percentage">
            <text:p>11,37%</text:p>
          </table:table-cell>
          <table:table-cell table:formula="of:=COUNTIF([.B22:.K22]; &quot;&lt;0,05&quot;)" office:value-type="float" office:value="1" calcext:value-type="float">
            <text:p>1</text:p>
          </table:table-cell>
          <table:table-cell/>
          <table:table-cell table:style-name="ce84" table:number-columns-repeated="1008"/>
        </table:table-row>
        <table:table-row table:style-name="ro1">
          <table:table-cell table:style-name="ce17" office:value-type="string" calcext:value-type="string">
            <text:p>Rondônia</text:p>
          </table:table-cell>
          <table:table-cell table:style-name="ce21" table:formula="of:=ABS([$Registrado.B23]-[$Previsto.B23])/[$Registrado.B23]" office:value-type="percentage" office:value="0.044834445812056" calcext:value-type="percentage">
            <text:p>4,483%</text:p>
          </table:table-cell>
          <table:table-cell table:style-name="ce21" table:formula="of:=ABS([$Registrado.C23]-[$Previsto.C23])/[$Registrado.C23]" office:value-type="percentage" office:value="0.138173636396628" calcext:value-type="percentage">
            <text:p>13,817%</text:p>
          </table:table-cell>
          <table:table-cell table:style-name="ce21" table:formula="of:=ABS([$Registrado.D23]-[$Previsto.D23])/[$Registrado.D23]" office:value-type="percentage" office:value="0.214438943088637" calcext:value-type="percentage">
            <text:p>21,444%</text:p>
          </table:table-cell>
          <table:table-cell table:style-name="ce21" table:formula="of:=ABS([$Registrado.E23]-[$Previsto.E23])/[$Registrado.E23]" office:value-type="percentage" office:value="0.101627952096231" calcext:value-type="percentage">
            <text:p>10,163%</text:p>
          </table:table-cell>
          <table:table-cell table:style-name="ce21" table:formula="of:=ABS([$Registrado.F23]-[$Previsto.F23])/[$Registrado.F23]" office:value-type="percentage" office:value="0.231893906181499" calcext:value-type="percentage">
            <text:p>23,189%</text:p>
          </table:table-cell>
          <table:table-cell table:style-name="ce21" table:formula="of:=ABS([$Registrado.G23]-[$Previsto.G23])/[$Registrado.G23]" office:value-type="percentage" office:value="0.0143579129528481" calcext:value-type="percentage">
            <text:p>1,436%</text:p>
          </table:table-cell>
          <table:table-cell table:style-name="ce21" table:formula="of:=ABS([$Registrado.H23]-[$Previsto.H23])/[$Registrado.H23]" office:value-type="percentage" office:value="0.156312310907167" calcext:value-type="percentage">
            <text:p>15,631%</text:p>
          </table:table-cell>
          <table:table-cell table:style-name="ce21" table:formula="of:=ABS([$Registrado.I23]-[$Previsto.I23])/[$Registrado.I23]" office:value-type="percentage" office:value="0.0236780901309579" calcext:value-type="percentage">
            <text:p>2,368%</text:p>
          </table:table-cell>
          <table:table-cell table:style-name="ce21" table:formula="of:=ABS([$Registrado.J23]-[$Previsto.J23])/[$Registrado.J23]" office:value-type="percentage" office:value="0.192128539064388" calcext:value-type="percentage">
            <text:p>19,213%</text:p>
          </table:table-cell>
          <table:table-cell table:style-name="ce21" table:formula="of:=ABS([$Registrado.K23]-[$Previsto.K23])/[$Registrado.K23]" office:value-type="percentage" office:value="0.055778960431483" calcext:value-type="percentage">
            <text:p>5,578%</text:p>
          </table:table-cell>
          <table:table-cell table:style-name="ce22" table:formula="of:=AVERAGE([.B23:.K23])" office:value-type="percentage" office:value="0.11732246970619" calcext:value-type="percentage">
            <text:p>11,732%</text:p>
          </table:table-cell>
          <table:table-cell table:style-name="ce79" table:formula="of:=STDEV([.B23:.K23])" office:value-type="percentage" office:value="0.0808074220592026" calcext:value-type="percentage">
            <text:p>8,08%</text:p>
          </table:table-cell>
          <table:table-cell table:formula="of:=COUNTIF([.B23:.K23]; &quot;&lt;0,05&quot;)" office:value-type="float" office:value="3" calcext:value-type="float">
            <text:p>3</text:p>
          </table:table-cell>
          <table:table-cell/>
          <table:table-cell table:style-name="ce84" table:number-columns-repeated="1008"/>
        </table:table-row>
        <table:table-row table:style-name="ro1">
          <table:table-cell table:style-name="ce17" office:value-type="string" calcext:value-type="string">
            <text:p>Roraima</text:p>
          </table:table-cell>
          <table:table-cell table:style-name="ce22" table:number-columns-repeated="11"/>
          <table:table-cell table:number-columns-repeated="3"/>
          <table:table-cell table:style-name="ce84" table:number-columns-repeated="1008"/>
        </table:table-row>
        <table:table-row table:style-name="ro1">
          <table:table-cell table:style-name="ce17" office:value-type="string" calcext:value-type="string">
            <text:p>Santa Catarina</text:p>
          </table:table-cell>
          <table:table-cell table:style-name="ce21" table:formula="of:=ABS([$Registrado.B25]-[$Previsto.B25])/[$Registrado.B25]" office:value-type="percentage" office:value="0.055219364136205" calcext:value-type="percentage">
            <text:p>5,522%</text:p>
          </table:table-cell>
          <table:table-cell table:style-name="ce21" table:formula="of:=ABS([$Registrado.C25]-[$Previsto.C25])/[$Registrado.C25]" office:value-type="percentage" office:value="0.0489324559528271" calcext:value-type="percentage">
            <text:p>4,893%</text:p>
          </table:table-cell>
          <table:table-cell table:style-name="ce21" table:formula="of:=ABS([$Registrado.D25]-[$Previsto.D25])/[$Registrado.D25]" office:value-type="percentage" office:value="0.0688436340474734" calcext:value-type="percentage">
            <text:p>6,884%</text:p>
          </table:table-cell>
          <table:table-cell table:style-name="ce21" table:formula="of:=ABS([$Registrado.E25]-[$Previsto.E25])/[$Registrado.E25]" office:value-type="percentage" office:value="0.107516728072536" calcext:value-type="percentage">
            <text:p>10,752%</text:p>
          </table:table-cell>
          <table:table-cell table:style-name="ce21" table:formula="of:=ABS([$Registrado.F25]-[$Previsto.F25])/[$Registrado.F25]" office:value-type="percentage" office:value="0.0836768163295592" calcext:value-type="percentage">
            <text:p>8,368%</text:p>
          </table:table-cell>
          <table:table-cell table:style-name="ce21" table:formula="of:=ABS([$Registrado.G25]-[$Previsto.G25])/[$Registrado.G25]" office:value-type="percentage" office:value="0.0155750203441894" calcext:value-type="percentage">
            <text:p>1,558%</text:p>
          </table:table-cell>
          <table:table-cell table:style-name="ce21" table:formula="of:=ABS([$Registrado.H25]-[$Previsto.H25])/[$Registrado.H25]" office:value-type="percentage" office:value="0.027309393462423" calcext:value-type="percentage">
            <text:p>2,731%</text:p>
          </table:table-cell>
          <table:table-cell table:style-name="ce21" table:formula="of:=ABS([$Registrado.I25]-[$Previsto.I25])/[$Registrado.I25]" office:value-type="percentage" office:value="0.112619078970187" calcext:value-type="percentage">
            <text:p>11,262%</text:p>
          </table:table-cell>
          <table:table-cell table:style-name="ce21" table:formula="of:=ABS([$Registrado.J25]-[$Previsto.B25])/[$Registrado.J25]" office:value-type="percentage" office:value="0.126998002845324" calcext:value-type="percentage">
            <text:p>12,700%</text:p>
          </table:table-cell>
          <table:table-cell table:style-name="ce21" table:formula="of:=ABS([$Registrado.K25]-[$Previsto.K25])/[$Registrado.K25]" office:value-type="percentage" office:value="0.158005718781033" calcext:value-type="percentage">
            <text:p>15,801%</text:p>
          </table:table-cell>
          <table:table-cell table:style-name="ce22" table:formula="of:=AVERAGE([.B25:.K25])" office:value-type="percentage" office:value="0.0804696212941757" calcext:value-type="percentage">
            <text:p>8,047%</text:p>
          </table:table-cell>
          <table:table-cell table:style-name="ce79" table:formula="of:=STDEV([.B25:.K25])" office:value-type="percentage" office:value="0.0456518313330496" calcext:value-type="percentage">
            <text:p>4,57%</text:p>
          </table:table-cell>
          <table:table-cell table:formula="of:=COUNTIF([.B25:.K25]; &quot;&lt;0,05&quot;)" office:value-type="float" office:value="3" calcext:value-type="float">
            <text:p>3</text:p>
          </table:table-cell>
          <table:table-cell/>
          <table:table-cell table:style-name="ce84" table:number-columns-repeated="1008"/>
        </table:table-row>
        <table:table-row table:style-name="ro1">
          <table:table-cell table:style-name="ce17" office:value-type="string" calcext:value-type="string">
            <text:p>São Paulo</text:p>
          </table:table-cell>
          <table:table-cell table:style-name="ce21" table:formula="of:=ABS([$Registrado.B26]-[$Previsto.B26])/[$Registrado.B26]" office:value-type="percentage" office:value="0.0462051877997713" calcext:value-type="percentage">
            <text:p>4,621%</text:p>
          </table:table-cell>
          <table:table-cell table:style-name="ce21" table:formula="of:=ABS([$Registrado.C26]-[$Previsto.C26])/[$Registrado.C26]" office:value-type="percentage" office:value="0.0413597134445693" calcext:value-type="percentage">
            <text:p>4,136%</text:p>
          </table:table-cell>
          <table:table-cell table:style-name="ce21" table:formula="of:=ABS([$Registrado.D26]-[$Previsto.D26])/[$Registrado.D26]" office:value-type="percentage" office:value="0.229346274176309" calcext:value-type="percentage">
            <text:p>22,935%</text:p>
          </table:table-cell>
          <table:table-cell table:style-name="ce21" table:formula="of:=ABS([$Registrado.E26]-[$Previsto.E26])/[$Registrado.E26]" office:value-type="percentage" office:value="0.0338856864661119" calcext:value-type="percentage">
            <text:p>3,389%</text:p>
          </table:table-cell>
          <table:table-cell table:style-name="ce21" table:formula="of:=ABS([$Registrado.F26]-[$Previsto.F26])/[$Registrado.F26]" office:value-type="percentage" office:value="0.0637927470603654" calcext:value-type="percentage">
            <text:p>6,379%</text:p>
          </table:table-cell>
          <table:table-cell table:style-name="ce21" table:formula="of:=ABS([$Registrado.G26]-[$Previsto.G26])/[$Registrado.G26]" office:value-type="percentage" office:value="0.0761123076964957" calcext:value-type="percentage">
            <text:p>7,611%</text:p>
          </table:table-cell>
          <table:table-cell table:style-name="ce21" table:formula="of:=ABS([$Registrado.H26]-[$Previsto.H26])/[$Registrado.H26]" office:value-type="percentage" office:value="0.013331164233612" calcext:value-type="percentage">
            <text:p>1,333%</text:p>
          </table:table-cell>
          <table:table-cell table:style-name="ce21" table:formula="of:=ABS([$Registrado.I26]-[$Previsto.I26])/[$Registrado.I26]" office:value-type="percentage" office:value="0.0248529489946526" calcext:value-type="percentage">
            <text:p>2,485%</text:p>
          </table:table-cell>
          <table:table-cell table:style-name="ce21" table:formula="of:=ABS([$Registrado.J26]-[$Previsto.J26])/[$Registrado.J26]" office:value-type="percentage" office:value="0.0977069989301373" calcext:value-type="percentage">
            <text:p>9,771%</text:p>
          </table:table-cell>
          <table:table-cell table:style-name="ce21" table:formula="of:=ABS([$Registrado.K26]-[$Previsto.K26])/[$Registrado.K26]" office:value-type="percentage" office:value="0.134391346491508" calcext:value-type="percentage">
            <text:p>13,439%</text:p>
          </table:table-cell>
          <table:table-cell table:style-name="ce22" table:formula="of:=AVERAGE([.B26:.K26])" office:value-type="percentage" office:value="0.0760984375293532" calcext:value-type="percentage">
            <text:p>7,610%</text:p>
          </table:table-cell>
          <table:table-cell table:style-name="ce79" table:formula="of:=STDEV([.B26:.K26])" office:value-type="percentage" office:value="0.0649353996790118" calcext:value-type="percentage">
            <text:p>6,49%</text:p>
          </table:table-cell>
          <table:table-cell table:formula="of:=COUNTIF([.B26:.K26]; &quot;&lt;0,05&quot;)" office:value-type="float" office:value="5" calcext:value-type="float">
            <text:p>5</text:p>
          </table:table-cell>
          <table:table-cell/>
          <table:table-cell table:style-name="ce84" table:number-columns-repeated="1008"/>
        </table:table-row>
        <table:table-row table:style-name="ro1">
          <table:table-cell table:style-name="ce17" office:value-type="string" calcext:value-type="string">
            <text:p>Sergipe</text:p>
          </table:table-cell>
          <table:table-cell/>
          <table:table-cell table:style-name="Default" table:number-columns-repeated="2"/>
          <table:table-cell table:number-columns-repeated="33"/>
          <table:table-cell table:style-name="ce84" table:number-columns-repeated="986"/>
        </table:table-row>
        <table:table-row table:style-name="ro1">
          <table:table-cell table:style-name="ce17" office:value-type="string" calcext:value-type="string">
            <text:p>Tocantins</text:p>
          </table:table-cell>
          <table:table-cell/>
          <table:table-cell table:style-name="Default" table:number-columns-repeated="2"/>
          <table:table-cell table:number-columns-repeated="33"/>
          <table:table-cell table:style-name="ce84" table:number-columns-repeated="986"/>
        </table:table-row>
        <table:table-row table:style-name="ro3">
          <table:table-cell table:style-name="ce73"/>
          <table:table-cell table:style-name="ce77"/>
          <table:table-cell table:style-name="ce80"/>
          <table:table-cell/>
          <table:table-cell table:style-name="ce77" table:number-columns-repeated="2"/>
          <table:table-cell table:number-columns-repeated="1017"/>
        </table:table-row>
        <table:table-row table:style-name="ro3">
          <table:table-cell table:style-name="ce74" office:value-type="string" calcext:value-type="string">
            <text:p>Treinado com:</text:p>
          </table:table-cell>
          <table:table-cell table:style-name="ce78" office:value-type="string" calcext:value-type="string">
            <text:p>3 anos</text:p>
          </table:table-cell>
          <table:table-cell table:style-name="ce78" office:value-type="string" calcext:value-type="string">
            <text:p>4 anos</text:p>
          </table:table-cell>
          <table:table-cell table:style-name="ce78" office:value-type="string" calcext:value-type="string">
            <text:p>5 anos</text:p>
          </table:table-cell>
          <table:table-cell table:style-name="ce78" office:value-type="string" calcext:value-type="string">
            <text:p>6 anos</text:p>
          </table:table-cell>
          <table:table-cell table:style-name="ce78" office:value-type="string" calcext:value-type="string">
            <text:p>7 anos</text:p>
          </table:table-cell>
          <table:table-cell table:style-name="ce78" office:value-type="string" calcext:value-type="string">
            <text:p>8 anos</text:p>
          </table:table-cell>
          <table:table-cell table:style-name="ce78" office:value-type="string" calcext:value-type="string">
            <text:p>9 anos</text:p>
          </table:table-cell>
          <table:table-cell table:style-name="ce78" office:value-type="string" calcext:value-type="string">
            <text:p>10 anos</text:p>
          </table:table-cell>
          <table:table-cell table:style-name="ce78" office:value-type="string" calcext:value-type="string">
            <text:p>11 anos</text:p>
          </table:table-cell>
          <table:table-cell table:style-name="ce78" office:value-type="string" calcext:value-type="string">
            <text:p>12 anos</text:p>
          </table:table-cell>
          <table:table-cell table:style-name="ce78" office:value-type="string" calcext:value-type="string">
            <text:p>Total</text:p>
          </table:table-cell>
          <table:table-cell table:style-name="ce78" office:value-type="string" calcext:value-type="string">
            <text:p>Total &lt; 5%</text:p>
          </table:table-cell>
          <table:table-cell table:style-name="ce78" office:value-type="string" calcext:value-type="string">
            <text:p>Total % &lt; 5%</text:p>
          </table:table-cell>
          <table:table-cell table:style-name="ce83" table:number-columns-repeated="1009"/>
        </table:table-row>
        <table:table-row table:style-name="ro3">
          <table:table-cell table:style-name="ce75" office:value-type="string" calcext:value-type="string">
            <text:p>Média (Ano)</text:p>
          </table:table-cell>
          <table:table-cell table:style-name="ce29" table:formula="of:=AVERAGE([.B2:.B28])" office:value-type="percentage" office:value="0.0827892049258814" calcext:value-type="percentage">
            <text:p>8,28%</text:p>
          </table:table-cell>
          <table:table-cell table:style-name="ce29" table:formula="of:=AVERAGE([.C2:.C28])" office:value-type="percentage" office:value="0.0861341278022234" calcext:value-type="percentage">
            <text:p>8,61%</text:p>
          </table:table-cell>
          <table:table-cell table:style-name="ce29" table:formula="of:=AVERAGE([.D2:.D28])" office:value-type="percentage" office:value="0.179657571618323" calcext:value-type="percentage">
            <text:p>17,97%</text:p>
          </table:table-cell>
          <table:table-cell table:style-name="ce29" table:formula="of:=AVERAGE([.E2:.E28])" office:value-type="percentage" office:value="0.0832349308971203" calcext:value-type="percentage">
            <text:p>8,32%</text:p>
          </table:table-cell>
          <table:table-cell table:style-name="ce29" table:formula="of:=AVERAGE([.F2:.F28])" office:value-type="percentage" office:value="0.123396101700607" calcext:value-type="percentage">
            <text:p>12,34%</text:p>
          </table:table-cell>
          <table:table-cell table:style-name="ce29" table:formula="of:=AVERAGE([.G2:.G28])" office:value-type="percentage" office:value="0.121253682577471" calcext:value-type="percentage">
            <text:p>12,13%</text:p>
          </table:table-cell>
          <table:table-cell table:style-name="ce29" table:formula="of:=AVERAGE([.H2:.H28])" office:value-type="percentage" office:value="0.147516872033966" calcext:value-type="percentage">
            <text:p>14,75%</text:p>
          </table:table-cell>
          <table:table-cell table:style-name="ce29" table:formula="of:=AVERAGE([.I2:.I28])" office:value-type="percentage" office:value="0.0687471526822551" calcext:value-type="percentage">
            <text:p>6,87%</text:p>
          </table:table-cell>
          <table:table-cell table:style-name="ce29" table:formula="of:=AVERAGE([.J2:.J28])" office:value-type="percentage" office:value="0.139725053912325" calcext:value-type="percentage">
            <text:p>13,97%</text:p>
          </table:table-cell>
          <table:table-cell table:style-name="ce29" table:formula="of:=AVERAGE([.K2:.K28])" office:value-type="percentage" office:value="0.0888879074397829" calcext:value-type="percentage">
            <text:p>8,89%</text:p>
          </table:table-cell>
          <table:table-cell table:style-name="ce22" table:formula="of:=AVERAGE([.B31:.K31])" office:value-type="percentage" office:value="0.112134260558996" calcext:value-type="percentage">
            <text:p>11,213%</text:p>
          </table:table-cell>
          <table:table-cell table:style-name="ce83" table:number-columns-repeated="1011"/>
        </table:table-row>
        <table:table-row table:style-name="ro3">
          <table:table-cell table:style-name="ce73" office:value-type="string" calcext:value-type="string">
            <text:p>Desvio Padrão</text:p>
          </table:table-cell>
          <table:table-cell table:style-name="ce79" table:formula="of:=STDEV([.B2:.B28])" office:value-type="percentage" office:value="0.0726782941937289" calcext:value-type="percentage">
            <text:p>7,27%</text:p>
          </table:table-cell>
          <table:table-cell table:style-name="ce79" table:formula="of:=STDEV([.C2:.C28])" office:value-type="percentage" office:value="0.0524212272488406" calcext:value-type="percentage">
            <text:p>5,24%</text:p>
          </table:table-cell>
          <table:table-cell table:style-name="ce79" table:formula="of:=STDEV([.D2:.D28])" office:value-type="percentage" office:value="0.195320847531938" calcext:value-type="percentage">
            <text:p>19,53%</text:p>
          </table:table-cell>
          <table:table-cell table:style-name="ce79" table:formula="of:=STDEV([.E2:.E28])" office:value-type="percentage" office:value="0.0495141273416248" calcext:value-type="percentage">
            <text:p>4,95%</text:p>
          </table:table-cell>
          <table:table-cell table:style-name="ce79" table:formula="of:=STDEV([.F2:.F28])" office:value-type="percentage" office:value="0.081114646771221" calcext:value-type="percentage">
            <text:p>8,11%</text:p>
          </table:table-cell>
          <table:table-cell table:style-name="ce79" table:formula="of:=STDEV([.G2:.G28])" office:value-type="percentage" office:value="0.112490303032099" calcext:value-type="percentage">
            <text:p>11,25%</text:p>
          </table:table-cell>
          <table:table-cell table:style-name="ce79" table:formula="of:=STDEV([.H2:.H28])" office:value-type="percentage" office:value="0.207889096687963" calcext:value-type="percentage">
            <text:p>20,79%</text:p>
          </table:table-cell>
          <table:table-cell table:style-name="ce79" table:formula="of:=STDEV([.I2:.I28])" office:value-type="percentage" office:value="0.0791238329722542" calcext:value-type="percentage">
            <text:p>7,91%</text:p>
          </table:table-cell>
          <table:table-cell table:style-name="ce79" table:formula="of:=STDEV([.J2:.J28])" office:value-type="percentage" office:value="0.0772363587257227" calcext:value-type="percentage">
            <text:p>7,72%</text:p>
          </table:table-cell>
          <table:table-cell table:style-name="ce79" table:formula="of:=STDEV([.K2:.K28])" office:value-type="percentage" office:value="0.0578422517120154" calcext:value-type="percentage">
            <text:p>5,78%</text:p>
          </table:table-cell>
          <table:table-cell table:style-name="ce22" table:formula="of:=AVERAGE([.B32:.K32])" office:value-type="percentage" office:value="0.0985630986217408" calcext:value-type="percentage">
            <text:p>9,856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&gt; 5%</text:p>
          </table:table-cell>
          <table:table-cell table:formula="of:=COUNTIF([.B2:.B28]; &quot;&lt;0,05&quot;)" office:value-type="float" office:value="9" calcext:value-type="float">
            <text:p>9</text:p>
          </table:table-cell>
          <table:table-cell table:style-name="Default" table:formula="of:=COUNTIF([.C2:.C28]; &quot;&lt;0,05&quot;)" office:value-type="float" office:value="8" calcext:value-type="float">
            <text:p>8</text:p>
          </table:table-cell>
          <table:table-cell table:style-name="Default" table:formula="of:=COUNTIF([.D2:.D28]; &quot;&lt;0,05&quot;)" office:value-type="float" office:value="6" calcext:value-type="float">
            <text:p>6</text:p>
          </table:table-cell>
          <table:table-cell table:formula="of:=COUNTIF([.E2:.E28]; &quot;&lt;0,05&quot;)" office:value-type="float" office:value="8" calcext:value-type="float">
            <text:p>8</text:p>
          </table:table-cell>
          <table:table-cell table:formula="of:=COUNTIF([.F2:.F28]; &quot;&lt;0,05&quot;)" office:value-type="float" office:value="3" calcext:value-type="float">
            <text:p>3</text:p>
          </table:table-cell>
          <table:table-cell table:formula="of:=COUNTIF([.G2:.G28]; &quot;&lt;0,05&quot;)" office:value-type="float" office:value="6" calcext:value-type="float">
            <text:p>6</text:p>
          </table:table-cell>
          <table:table-cell table:formula="of:=COUNTIF([.H2:.H28]; &quot;&lt;0,05&quot;)" office:value-type="float" office:value="9" calcext:value-type="float">
            <text:p>9</text:p>
          </table:table-cell>
          <table:table-cell table:formula="of:=COUNTIF([.I2:.I28]; &quot;&lt;0,05&quot;)" office:value-type="float" office:value="13" calcext:value-type="float">
            <text:p>13</text:p>
          </table:table-cell>
          <table:table-cell table:formula="of:=COUNTIF([.J2:.J28]; &quot;&lt;0,05&quot;)" office:value-type="float" office:value="1" calcext:value-type="float">
            <text:p>1</text:p>
          </table:table-cell>
          <table:table-cell table:formula="of:=COUNTIF([.K2:.K28]; &quot;&lt;0,05&quot;)" office:value-type="float" office:value="7" calcext:value-type="float">
            <text:p>7</text:p>
          </table:table-cell>
          <table:table-cell/>
          <table:table-cell table:formula="of:=SUM([.B33:.K33])" office:value-type="float" office:value="70" calcext:value-type="float">
            <text:p>70</text:p>
          </table:table-cell>
          <table:table-cell table:style-name="ce22" table:formula="of:=SUM([.B33:.K33])/270" office:value-type="percentage" office:value="0.259259259259259" calcext:value-type="percentage">
            <text:p>25,926%</text:p>
          </table:table-cell>
          <table:table-cell table:number-columns-repeated="1009"/>
        </table:table-row>
        <table:table-row table:style-name="ro3">
          <table:table-cell table:number-columns-repeated="10"/>
          <table:table-cell table:style-name="ce81"/>
          <table:table-cell table:style-name="ce75"/>
          <table:table-cell table:number-columns-repeated="6"/>
          <table:table-cell table:style-name="ce81"/>
          <table:table-cell table:style-name="ce75"/>
          <table:table-cell table:number-columns-repeated="1003"/>
        </table:table-row>
        <table:table-row table:style-name="ro1">
          <table:table-cell table:style-name="ce23" office:value-type="string" calcext:value-type="string">
            <text:p>Trabalho Final de Graduação - MAC0499 - Pedro Fernandes</text:p>
          </table:table-cell>
          <table:table-cell table:style-name="ce23" table:number-columns-repeated="13"/>
          <table:table-cell table:number-columns-repeated="1009"/>
        </table:table-row>
        <table:table-row table:style-name="ro1">
          <table:table-cell table:style-name="ce24" office:value-type="string" calcext:value-type="string">
            <text:p>"Métodos de Explicabilidade de Inteligência Artificial Usando Demanda de Cimento como Estudo de Caso."</text:p>
          </table:table-cell>
          <table:table-cell table:style-name="ce23" table:number-columns-repeated="13"/>
          <table:table-cell table:number-columns-repeated="1009"/>
        </table:table-row>
        <table:table-row table:style-name="ro1">
          <table:table-cell table:style-name="ce25" office:value-type="string" calcext:value-type="string">
            <text:p><text:span text:style-name="T1">Orientador:</text:span> Dr. Marcelo Finger</text:p>
          </table:table-cell>
          <table:table-cell table:style-name="ce23" table:number-columns-repeated="13"/>
          <table:table-cell table:number-columns-repeated="1009"/>
        </table:table-row>
        <table:table-row table:style-name="ro3" table:number-rows-repeated="1048538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Porcentagem.B25:Porcentagem.K26 Porcentagem.B2:Porcentagem.K23">
            <calcext:condition calcext:apply-style-name="Untitled1" calcext:value="&lt;=5%" calcext:base-cell-address="Porcentagem.B2"/>
            <calcext:condition calcext:apply-style-name="Cold" calcext:value="&gt;15%" calcext:base-cell-address="Porcentagem.B2"/>
            <calcext:condition calcext:apply-style-name="Untitled2" calcext:value="&gt;5%" calcext:base-cell-address="Porcentagem.B2"/>
          </calcext:conditional-format>
        </calcext:conditional-formats>
      </table:table>
      <table:table table:name="Experimental" table:style-name="ta1">
        <table:table-column table:style-name="co6" table:default-cell-style-name="ce17"/>
        <table:table-column table:style-name="co2" table:number-columns-repeated="9" table:default-cell-style-name="ce50"/>
        <table:table-column table:style-name="co2" table:default-cell-style-name="ce22"/>
        <table:table-column table:style-name="co4" table:default-cell-style-name="ce79"/>
        <table:table-column table:style-name="co2" table:default-cell-style-name="Default"/>
        <table:table-row table:style-name="ro3">
          <table:table-cell table:style-name="ce72" office:value-type="string" calcext:value-type="string">
            <text:p>% do Erro Absoluto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MEDIA</text:p>
          </table:table-cell>
          <table:table-cell table:style-name="ce20" office:value-type="string" calcext:value-type="string">
            <text:p>Desvio Padrão </text:p>
          </table:table-cell>
          <table:table-cell table:style-name="ce20" office:value-type="string" calcext:value-type="string">
            <text:p>&lt; 5%</text:p>
          </table:table-cell>
        </table:table-row>
        <table:table-row table:style-name="ro1">
          <table:table-cell office:value-type="string" calcext:value-type="string">
            <text:p>Acre</text:p>
          </table:table-cell>
          <table:table-cell table:formula="of:=ABS([$Registrado.B2]-[$Previsto.C2])/[$Registrado.B2]" office:value-type="percentage" office:value="0.0124788177112753" calcext:value-type="percentage">
            <text:p>1,248%</text:p>
          </table:table-cell>
          <table:table-cell table:formula="of:=ABS([$Registrado.C2]-[$Previsto.D2])/[$Registrado.C2]" office:value-type="percentage" office:value="0.0000671237969350512" calcext:value-type="percentage">
            <text:p>0,007%</text:p>
          </table:table-cell>
          <table:table-cell table:formula="of:=ABS([$Registrado.D2]-[$Previsto.E2])/[$Registrado.D2]" office:value-type="percentage" office:value="0.00619070636949716" calcext:value-type="percentage">
            <text:p>0,619%</text:p>
          </table:table-cell>
          <table:table-cell table:formula="of:=ABS([$Registrado.E2]-[$Previsto.F2])/[$Registrado.E2]" office:value-type="percentage" office:value="0.000118822861518561" calcext:value-type="percentage">
            <text:p>0,012%</text:p>
          </table:table-cell>
          <table:table-cell table:formula="of:=ABS([$Registrado.F2]-[$Previsto.G2])/[$Registrado.F2]" office:value-type="percentage" office:value="0.000409765837449668" calcext:value-type="percentage">
            <text:p>0,041%</text:p>
          </table:table-cell>
          <table:table-cell table:formula="of:=ABS([$Registrado.G2]-[$Previsto.H2])/[$Registrado.G2]" office:value-type="percentage" office:value="0.000491723757566979" calcext:value-type="percentage">
            <text:p>0,049%</text:p>
          </table:table-cell>
          <table:table-cell table:formula="of:=ABS([$Registrado.H2]-[$Previsto.I2])/[$Registrado.H2]" office:value-type="percentage" office:value="0.000753214612363445" calcext:value-type="percentage">
            <text:p>0,075%</text:p>
          </table:table-cell>
          <table:table-cell table:formula="of:=ABS([$Registrado.I2]-[$Previsto.J2])/[$Registrado.I2]" office:value-type="percentage" office:value="0.0195962419947337" calcext:value-type="percentage">
            <text:p>1,960%</text:p>
          </table:table-cell>
          <table:table-cell table:formula="of:=ABS([$Registrado.J2]-[$Previsto.K2])/[$Registrado.J2]" office:value-type="percentage" office:value="0.000179741957951516" calcext:value-type="percentage">
            <text:p>0,018%</text:p>
          </table:table-cell>
          <table:table-cell table:formula="of:=AVERAGE([.B2:.J2])" office:value-type="percentage" office:value="0.00447623987769904" calcext:value-type="percentage">
            <text:p>0,448%</text:p>
          </table:table-cell>
          <table:table-cell table:formula="of:=STDEV([.B2:.J2])" office:value-type="percentage" office:value="0.00706006276841752" calcext:value-type="percentage">
            <text:p>0,71%</text:p>
          </table:table-cell>
          <table:table-cell table:formula="of:=COUNTIF([.B2:.J2]; &quot;&lt;0,05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lagoas</text:p>
          </table:table-cell>
          <table:table-cell table:formula="of:=ABS([$Registrado.B3]-[$Previsto.C3])/[$Registrado.B3]" office:value-type="percentage" office:value="0.010130624573896" calcext:value-type="percentage">
            <text:p>1,013%</text:p>
          </table:table-cell>
          <table:table-cell table:formula="of:=ABS([$Registrado.C3]-[$Previsto.D3])/[$Registrado.C3]" office:value-type="percentage" office:value="0.45076228084031" calcext:value-type="percentage">
            <text:p>45,076%</text:p>
          </table:table-cell>
          <table:table-cell table:formula="of:=ABS([$Registrado.D3]-[$Previsto.E3])/[$Registrado.D3]" office:value-type="percentage" office:value="0.0300130093019562" calcext:value-type="percentage">
            <text:p>3,001%</text:p>
          </table:table-cell>
          <table:table-cell table:formula="of:=ABS([$Registrado.E3]-[$Previsto.F3])/[$Registrado.E3]" office:value-type="percentage" office:value="0.0199896495638031" calcext:value-type="percentage">
            <text:p>1,999%</text:p>
          </table:table-cell>
          <table:table-cell table:formula="of:=ABS([$Registrado.F3]-[$Previsto.G3])/[$Registrado.F3]" office:value-type="percentage" office:value="0.00147980081175527" calcext:value-type="percentage">
            <text:p>0,148%</text:p>
          </table:table-cell>
          <table:table-cell table:formula="of:=ABS([$Registrado.G3]-[$Previsto.H3])/[$Registrado.G3]" office:value-type="percentage" office:value="0.00382038143173349" calcext:value-type="percentage">
            <text:p>0,382%</text:p>
          </table:table-cell>
          <table:table-cell table:formula="of:=ABS([$Registrado.H3]-[$Previsto.I3])/[$Registrado.H3]" office:value-type="percentage" office:value="0.0223581894803661" calcext:value-type="percentage">
            <text:p>2,236%</text:p>
          </table:table-cell>
          <table:table-cell table:formula="of:=ABS([$Registrado.I3]-[$Previsto.J3])/[$Registrado.I3]" office:value-type="percentage" office:value="0.00246105438348441" calcext:value-type="percentage">
            <text:p>0,246%</text:p>
          </table:table-cell>
          <table:table-cell table:formula="of:=ABS([$Registrado.J3]-[$Previsto.K3])/[$Registrado.J3]" office:value-type="percentage" office:value="0.0375078033772502" calcext:value-type="percentage">
            <text:p>3,751%</text:p>
          </table:table-cell>
          <table:table-cell table:formula="of:=AVERAGE([.B3:.J3])" office:value-type="percentage" office:value="0.0642803104182838" calcext:value-type="percentage">
            <text:p>6,428%</text:p>
          </table:table-cell>
          <table:table-cell table:formula="of:=STDEV([.B3:.J3])" office:value-type="percentage" office:value="0.145486928664078" calcext:value-type="percentage">
            <text:p>14,55%</text:p>
          </table:table-cell>
          <table:table-cell table:formula="of:=COUNTIF([.B3:.J3]; &quot;&lt;0,05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mapá</text:p>
          </table:table-cell>
          <table:table-cell table:formula="of:=ABS([$Registrado.B4]-[$Previsto.C4])/[$Registrado.B4]" office:value-type="percentage" office:value="0.0273705575980392" calcext:value-type="percentage">
            <text:p>2,737%</text:p>
          </table:table-cell>
          <table:table-cell table:formula="of:=ABS([$Registrado.C4]-[$Previsto.D4])/[$Registrado.C4]" office:value-type="percentage" office:value="0.0305964817039825" calcext:value-type="percentage">
            <text:p>3,060%</text:p>
          </table:table-cell>
          <table:table-cell table:formula="of:=ABS([$Registrado.D4]-[$Previsto.E4])/[$Registrado.D4]" office:value-type="percentage" office:value="0.0160841038007771" calcext:value-type="percentage">
            <text:p>1,608%</text:p>
          </table:table-cell>
          <table:table-cell table:formula="of:=ABS([$Registrado.E4]-[$Previsto.F4])/[$Registrado.E4]" office:value-type="percentage" office:value="0.0000605849476697537" calcext:value-type="percentage">
            <text:p>0,006%</text:p>
          </table:table-cell>
          <table:table-cell table:formula="of:=ABS([$Registrado.F4]-[$Previsto.G4])/[$Registrado.F4]" office:value-type="percentage" office:value="0.00288882229547497" calcext:value-type="percentage">
            <text:p>0,289%</text:p>
          </table:table-cell>
          <table:table-cell table:formula="of:=ABS([$Registrado.G4]-[$Previsto.H4])/[$Registrado.G4]" office:value-type="percentage" office:value="0.00659156723768885" calcext:value-type="percentage">
            <text:p>0,659%</text:p>
          </table:table-cell>
          <table:table-cell table:formula="of:=ABS([$Registrado.H4]-[$Previsto.I4])/[$Registrado.H4]" office:value-type="percentage" office:value="0.0134903970100609" calcext:value-type="percentage">
            <text:p>1,349%</text:p>
          </table:table-cell>
          <table:table-cell table:formula="of:=ABS([$Registrado.I4]-[$Previsto.J4])/[$Registrado.I4]" office:value-type="percentage" office:value="0.00111524472963638" calcext:value-type="percentage">
            <text:p>0,112%</text:p>
          </table:table-cell>
          <table:table-cell table:formula="of:=ABS([$Registrado.J4]-[$Previsto.K4])/[$Registrado.J4]" office:value-type="percentage" office:value="0.00757172921519136" calcext:value-type="percentage">
            <text:p>0,757%</text:p>
          </table:table-cell>
          <table:table-cell table:formula="of:=AVERAGE([.B4:.J4])" office:value-type="percentage" office:value="0.011752165393169" calcext:value-type="percentage">
            <text:p>1,175%</text:p>
          </table:table-cell>
          <table:table-cell table:formula="of:=STDEV([.B4:.J4])" office:value-type="percentage" office:value="0.0111430100127401" calcext:value-type="percentage">
            <text:p>1,11%</text:p>
          </table:table-cell>
          <table:table-cell table:formula="of:=COUNTIF([.B4:.J4]; &quot;&lt;0,05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table:formula="of:=ABS([$Registrado.B5]-[$Previsto.C5])/[$Registrado.B5]" office:value-type="percentage" office:value="0.00952326390145259" calcext:value-type="percentage">
            <text:p>0,952%</text:p>
          </table:table-cell>
          <table:table-cell table:formula="of:=ABS([$Registrado.C5]-[$Previsto.D5])/[$Registrado.C5]" office:value-type="percentage" office:value="0.84036654235071" calcext:value-type="percentage">
            <text:p>84,037%</text:p>
          </table:table-cell>
          <table:table-cell table:formula="of:=ABS([$Registrado.D5]-[$Previsto.E5])/[$Registrado.D5]" office:value-type="percentage" office:value="0.0374380967563413" calcext:value-type="percentage">
            <text:p>3,744%</text:p>
          </table:table-cell>
          <table:table-cell table:formula="of:=ABS([$Registrado.E5]-[$Previsto.F5])/[$Registrado.E5]" office:value-type="percentage" office:value="0.0105038782005364" calcext:value-type="percentage">
            <text:p>1,050%</text:p>
          </table:table-cell>
          <table:table-cell table:formula="of:=ABS([$Registrado.F5]-[$Previsto.G5])/[$Registrado.F5]" office:value-type="percentage" office:value="0.017558830330905" calcext:value-type="percentage">
            <text:p>1,756%</text:p>
          </table:table-cell>
          <table:table-cell table:formula="of:=ABS([$Registrado.G5]-[$Previsto.H5])/[$Registrado.G5]" office:value-type="percentage" office:value="0.00615531474321572" calcext:value-type="percentage">
            <text:p>0,616%</text:p>
          </table:table-cell>
          <table:table-cell table:formula="of:=ABS([$Registrado.H5]-[$Previsto.I5])/[$Registrado.H5]" office:value-type="percentage" office:value="0.0334545101477254" calcext:value-type="percentage">
            <text:p>3,345%</text:p>
          </table:table-cell>
          <table:table-cell table:formula="of:=ABS([$Registrado.I5]-[$Previsto.J5])/[$Registrado.I5]" office:value-type="percentage" office:value="0.00247261193302382" calcext:value-type="percentage">
            <text:p>0,247%</text:p>
          </table:table-cell>
          <table:table-cell table:formula="of:=ABS([$Registrado.J5]-[$Previsto.K5])/[$Registrado.J5]" office:value-type="percentage" office:value="0.0102432305314788" calcext:value-type="percentage">
            <text:p>1,024%</text:p>
          </table:table-cell>
          <table:table-cell table:formula="of:=AVERAGE([.B5:.J5])" office:value-type="percentage" office:value="0.107524030988377" calcext:value-type="percentage">
            <text:p>10,752%</text:p>
          </table:table-cell>
          <table:table-cell table:formula="of:=STDEV([.B5:.J5])" office:value-type="percentage" office:value="0.27507777257005" calcext:value-type="percentage">
            <text:p>27,51%</text:p>
          </table:table-cell>
          <table:table-cell table:formula="of:=COUNTIF([.B5:.J5]; &quot;&lt;0,05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table:formula="of:=ABS([$Registrado.B6]-[$Previsto.C6])/[$Registrado.B6]" office:value-type="percentage" office:value="0.0161230791582561" calcext:value-type="percentage">
            <text:p>1,612%</text:p>
          </table:table-cell>
          <table:table-cell table:formula="of:=ABS([$Registrado.C6]-[$Previsto.D6])/[$Registrado.C6]" office:value-type="percentage" office:value="0.119916702793482" calcext:value-type="percentage">
            <text:p>11,992%</text:p>
          </table:table-cell>
          <table:table-cell table:formula="of:=ABS([$Registrado.D6]-[$Previsto.E6])/[$Registrado.D6]" office:value-type="percentage" office:value="0.0281728867560676" calcext:value-type="percentage">
            <text:p>2,817%</text:p>
          </table:table-cell>
          <table:table-cell table:formula="of:=ABS([$Registrado.E6]-[$Previsto.F6])/[$Registrado.E6]" office:value-type="percentage" office:value="0.0283275432807214" calcext:value-type="percentage">
            <text:p>2,833%</text:p>
          </table:table-cell>
          <table:table-cell table:formula="of:=ABS([$Registrado.F6]-[$Previsto.G6])/[$Registrado.F6]" office:value-type="percentage" office:value="0.0239333692850179" calcext:value-type="percentage">
            <text:p>2,393%</text:p>
          </table:table-cell>
          <table:table-cell table:formula="of:=ABS([$Registrado.G6]-[$Previsto.H6])/[$Registrado.G6]" office:value-type="percentage" office:value="0.0561166062742794" calcext:value-type="percentage">
            <text:p>5,612%</text:p>
          </table:table-cell>
          <table:table-cell table:formula="of:=ABS([$Registrado.H6]-[$Previsto.I6])/[$Registrado.H6]" office:value-type="percentage" office:value="0.0676209771275842" calcext:value-type="percentage">
            <text:p>6,762%</text:p>
          </table:table-cell>
          <table:table-cell table:formula="of:=ABS([$Registrado.I6]-[$Previsto.J6])/[$Registrado.I6]" office:value-type="percentage" office:value="0.000260661791325756" calcext:value-type="percentage">
            <text:p>0,026%</text:p>
          </table:table-cell>
          <table:table-cell table:formula="of:=ABS([$Registrado.J6]-[$Previsto.K6])/[$Registrado.J6]" office:value-type="percentage" office:value="0.014078182917532" calcext:value-type="percentage">
            <text:p>1,408%</text:p>
          </table:table-cell>
          <table:table-cell table:formula="of:=AVERAGE([.B6:.J6])" office:value-type="percentage" office:value="0.0393944454871407" calcext:value-type="percentage">
            <text:p>3,939%</text:p>
          </table:table-cell>
          <table:table-cell table:formula="of:=STDEV([.B6:.J6])" office:value-type="percentage" office:value="0.0366769152896872" calcext:value-type="percentage">
            <text:p>3,67%</text:p>
          </table:table-cell>
          <table:table-cell table:formula="of:=COUNTIF([.B6:.J6]; &quot;&lt;0,05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eara</text:p>
          </table:table-cell>
          <table:table-cell table:formula="of:=ABS([$Registrado.B7]-[$Previsto.C7])/[$Registrado.B7]" office:value-type="percentage" office:value="0.0777584765994954" calcext:value-type="percentage">
            <text:p>7,776%</text:p>
          </table:table-cell>
          <table:table-cell table:formula="of:=ABS([$Registrado.C7]-[$Previsto.D7])/[$Registrado.C7]" office:value-type="percentage" office:value="0.0437651212435043" calcext:value-type="percentage">
            <text:p>4,377%</text:p>
          </table:table-cell>
          <table:table-cell table:formula="of:=ABS([$Registrado.D7]-[$Previsto.E7])/[$Registrado.D7]" office:value-type="percentage" office:value="0.0320187251866079" calcext:value-type="percentage">
            <text:p>3,202%</text:p>
          </table:table-cell>
          <table:table-cell table:formula="of:=ABS([$Registrado.E7]-[$Previsto.F7])/[$Registrado.E7]" office:value-type="percentage" office:value="0.0221415976714958" calcext:value-type="percentage">
            <text:p>2,214%</text:p>
          </table:table-cell>
          <table:table-cell table:formula="of:=ABS([$Registrado.F7]-[$Previsto.G7])/[$Registrado.F7]" office:value-type="percentage" office:value="0.0519257207039958" calcext:value-type="percentage">
            <text:p>5,193%</text:p>
          </table:table-cell>
          <table:table-cell table:formula="of:=ABS([$Registrado.G7]-[$Previsto.H7])/[$Registrado.G7]" office:value-type="percentage" office:value="0.0373361675113186" calcext:value-type="percentage">
            <text:p>3,734%</text:p>
          </table:table-cell>
          <table:table-cell table:formula="of:=ABS([$Registrado.H7]-[$Previsto.I7])/[$Registrado.H7]" office:value-type="percentage" office:value="0.082713627835579" calcext:value-type="percentage">
            <text:p>8,271%</text:p>
          </table:table-cell>
          <table:table-cell table:formula="of:=ABS([$Registrado.I7]-[$Previsto.J7])/[$Registrado.I7]" office:value-type="percentage" office:value="0.000798245974971019" calcext:value-type="percentage">
            <text:p>0,080%</text:p>
          </table:table-cell>
          <table:table-cell table:formula="of:=ABS([$Registrado.J7]-[$Previsto.K7])/[$Registrado.J7]" office:value-type="percentage" office:value="0.00289160271277501" calcext:value-type="percentage">
            <text:p>0,289%</text:p>
          </table:table-cell>
          <table:table-cell table:formula="of:=AVERAGE([.B7:.J7])" office:value-type="percentage" office:value="0.0390388094933047" calcext:value-type="percentage">
            <text:p>3,904%</text:p>
          </table:table-cell>
          <table:table-cell table:formula="of:=STDEV([.B7:.J7])" office:value-type="percentage" office:value="0.0289434156552365" calcext:value-type="percentage">
            <text:p>2,89%</text:p>
          </table:table-cell>
          <table:table-cell table:formula="of:=COUNTIF([.B7:.J7]; &quot;&lt;0,05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table:formula="of:=ABS([$Registrado.B8]-[$Previsto.C8])/[$Registrado.B8]" office:value-type="percentage" office:value="0.00580264047486392" calcext:value-type="percentage">
            <text:p>0,580%</text:p>
          </table:table-cell>
          <table:table-cell table:formula="of:=ABS([$Registrado.C8]-[$Previsto.D8])/[$Registrado.C8]" office:value-type="percentage" office:value="0.0180831182854498" calcext:value-type="percentage">
            <text:p>1,808%</text:p>
          </table:table-cell>
          <table:table-cell table:formula="of:=ABS([$Registrado.D8]-[$Previsto.E8])/[$Registrado.D8]" office:value-type="percentage" office:value="0.137764566866463" calcext:value-type="percentage">
            <text:p>13,776%</text:p>
          </table:table-cell>
          <table:table-cell table:formula="of:=ABS([$Registrado.E8]-[$Previsto.F8])/[$Registrado.E8]" office:value-type="percentage" office:value="0.0266816569156084" calcext:value-type="percentage">
            <text:p>2,668%</text:p>
          </table:table-cell>
          <table:table-cell table:formula="of:=ABS([$Registrado.F8]-[$Previsto.G8])/[$Registrado.F8]" office:value-type="percentage" office:value="0.0273959093200254" calcext:value-type="percentage">
            <text:p>2,740%</text:p>
          </table:table-cell>
          <table:table-cell table:formula="of:=ABS([$Registrado.G8]-[$Previsto.H8])/[$Registrado.G8]" office:value-type="percentage" office:value="0.0626088265377682" calcext:value-type="percentage">
            <text:p>6,261%</text:p>
          </table:table-cell>
          <table:table-cell table:formula="of:=ABS([$Registrado.H8]-[$Previsto.I8])/[$Registrado.H8]" office:value-type="percentage" office:value="0.0212035788699596" calcext:value-type="percentage">
            <text:p>2,120%</text:p>
          </table:table-cell>
          <table:table-cell table:formula="of:=ABS([$Registrado.I8]-[$Previsto.J8])/[$Registrado.I8]" office:value-type="percentage" office:value="0.0448567409909769" calcext:value-type="percentage">
            <text:p>4,486%</text:p>
          </table:table-cell>
          <table:table-cell table:formula="of:=ABS([$Registrado.J8]-[$Previsto.K8])/[$Registrado.J8]" office:value-type="percentage" office:value="0.0463278626674212" calcext:value-type="percentage">
            <text:p>4,633%</text:p>
          </table:table-cell>
          <table:table-cell table:formula="of:=AVERAGE([.B8:.J8])" office:value-type="percentage" office:value="0.0434138778809485" calcext:value-type="percentage">
            <text:p>4,341%</text:p>
          </table:table-cell>
          <table:table-cell table:formula="of:=STDEV([.B8:.J8])" office:value-type="percentage" office:value="0.0393178779399085" calcext:value-type="percentage">
            <text:p>3,93%</text:p>
          </table:table-cell>
          <table:table-cell table:formula="of:=COUNTIF([.B8:.J8]; &quot;&lt;0,05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pirito Santo</text:p>
          </table:table-cell>
          <table:table-cell table:formula="of:=ABS([$Registrado.B9]-[$Previsto.C9])/[$Registrado.B9]" office:value-type="percentage" office:value="0.0336765726264819" calcext:value-type="percentage">
            <text:p>3,368%</text:p>
          </table:table-cell>
          <table:table-cell table:formula="of:=ABS([$Registrado.C9]-[$Previsto.D9])/[$Registrado.C9]" office:value-type="percentage" office:value="0.269002534275845" calcext:value-type="percentage">
            <text:p>26,900%</text:p>
          </table:table-cell>
          <table:table-cell table:formula="of:=ABS([$Registrado.D9]-[$Previsto.E9])/[$Registrado.D9]" office:value-type="percentage" office:value="0.019137511853406" calcext:value-type="percentage">
            <text:p>1,914%</text:p>
          </table:table-cell>
          <table:table-cell table:formula="of:=ABS([$Registrado.E9]-[$Previsto.F9])/[$Registrado.E9]" office:value-type="percentage" office:value="0.0120320909077093" calcext:value-type="percentage">
            <text:p>1,203%</text:p>
          </table:table-cell>
          <table:table-cell table:formula="of:=ABS([$Registrado.F9]-[$Previsto.G9])/[$Registrado.F9]" office:value-type="percentage" office:value="0.00403991355311704" calcext:value-type="percentage">
            <text:p>0,404%</text:p>
          </table:table-cell>
          <table:table-cell table:formula="of:=ABS([$Registrado.G9]-[$Previsto.H9])/[$Registrado.G9]" office:value-type="percentage" office:value="0.0369757119072983" calcext:value-type="percentage">
            <text:p>3,698%</text:p>
          </table:table-cell>
          <table:table-cell table:formula="of:=ABS([$Registrado.H9]-[$Previsto.I9])/[$Registrado.H9]" office:value-type="percentage" office:value="0.00140528092533944" calcext:value-type="percentage">
            <text:p>0,141%</text:p>
          </table:table-cell>
          <table:table-cell table:formula="of:=ABS([$Registrado.I9]-[$Previsto.J9])/[$Registrado.I9]" office:value-type="percentage" office:value="0.0645719910238213" calcext:value-type="percentage">
            <text:p>6,457%</text:p>
          </table:table-cell>
          <table:table-cell table:formula="of:=ABS([$Registrado.J9]-[$Previsto.K9])/[$Registrado.J9]" office:value-type="percentage" office:value="0.0120203222222709" calcext:value-type="percentage">
            <text:p>1,202%</text:p>
          </table:table-cell>
          <table:table-cell table:formula="of:=AVERAGE([.B9:.J9])" office:value-type="percentage" office:value="0.050317992143921" calcext:value-type="percentage">
            <text:p>5,032%</text:p>
          </table:table-cell>
          <table:table-cell table:formula="of:=STDEV([.B9:.J9])" office:value-type="percentage" office:value="0.0843503976871466" calcext:value-type="percentage">
            <text:p>8,44%</text:p>
          </table:table-cell>
          <table:table-cell table:formula="of:=COUNTIF([.B9:.J9]; &quot;&lt;0,05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oiais</text:p>
          </table:table-cell>
          <table:table-cell table:formula="of:=ABS([$Registrado.B10]-[$Previsto.C10])/[$Registrado.B10]" office:value-type="percentage" office:value="0.0364774771331877" calcext:value-type="percentage">
            <text:p>3,648%</text:p>
          </table:table-cell>
          <table:table-cell table:formula="of:=ABS([$Registrado.C10]-[$Previsto.D10])/[$Registrado.C10]" office:value-type="percentage" office:value="0.106797205838999" calcext:value-type="percentage">
            <text:p>10,680%</text:p>
          </table:table-cell>
          <table:table-cell table:formula="of:=ABS([$Registrado.D10]-[$Previsto.E10])/[$Registrado.D10]" office:value-type="percentage" office:value="0.0265621019903931" calcext:value-type="percentage">
            <text:p>2,656%</text:p>
          </table:table-cell>
          <table:table-cell table:formula="of:=ABS([$Registrado.E10]-[$Previsto.F10])/[$Registrado.E10]" office:value-type="percentage" office:value="0.0368797397200958" calcext:value-type="percentage">
            <text:p>3,688%</text:p>
          </table:table-cell>
          <table:table-cell table:formula="of:=ABS([$Registrado.F10]-[$Previsto.G10])/[$Registrado.F10]" office:value-type="percentage" office:value="0.0705702413216962" calcext:value-type="percentage">
            <text:p>7,057%</text:p>
          </table:table-cell>
          <table:table-cell table:formula="of:=ABS([$Registrado.G10]-[$Previsto.H10])/[$Registrado.G10]" office:value-type="percentage" office:value="0.0126350785298805" calcext:value-type="percentage">
            <text:p>1,264%</text:p>
          </table:table-cell>
          <table:table-cell table:formula="of:=ABS([$Registrado.H10]-[$Previsto.I10])/[$Registrado.H10]" office:value-type="percentage" office:value="0.0154031949671098" calcext:value-type="percentage">
            <text:p>1,540%</text:p>
          </table:table-cell>
          <table:table-cell table:formula="of:=ABS([$Registrado.I10]-[$Previsto.J10])/[$Registrado.I10]" office:value-type="percentage" office:value="0.0248885423758593" calcext:value-type="percentage">
            <text:p>2,489%</text:p>
          </table:table-cell>
          <table:table-cell table:formula="of:=ABS([$Registrado.J10]-[$Previsto.K10])/[$Registrado.J10]" office:value-type="percentage" office:value="0.0150259269207347" calcext:value-type="percentage">
            <text:p>1,503%</text:p>
          </table:table-cell>
          <table:table-cell table:formula="of:=AVERAGE([.B10:.J10])" office:value-type="percentage" office:value="0.0383599454219952" calcext:value-type="percentage">
            <text:p>3,836%</text:p>
          </table:table-cell>
          <table:table-cell table:formula="of:=STDEV([.B10:.J10])" office:value-type="percentage" office:value="0.0311865793817219" calcext:value-type="percentage">
            <text:p>3,12%</text:p>
          </table:table-cell>
          <table:table-cell table:formula="of:=COUNTIF([.B10:.J10]; &quot;&lt;0,05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ranhão</text:p>
          </table:table-cell>
          <table:table-cell table:formula="of:=ABS([$Registrado.B11]-[$Previsto.C11])/[$Registrado.B11]" office:value-type="percentage" office:value="0.0523983333006273" calcext:value-type="percentage">
            <text:p>5,240%</text:p>
          </table:table-cell>
          <table:table-cell table:formula="of:=ABS([$Registrado.C11]-[$Previsto.D11])/[$Registrado.C11]" office:value-type="percentage" office:value="0.126950179928029" calcext:value-type="percentage">
            <text:p>12,695%</text:p>
          </table:table-cell>
          <table:table-cell table:formula="of:=ABS([$Registrado.D11]-[$Previsto.E11])/[$Registrado.D11]" office:value-type="percentage" office:value="0.040256680356388" calcext:value-type="percentage">
            <text:p>4,026%</text:p>
          </table:table-cell>
          <table:table-cell table:formula="of:=ABS([$Registrado.E11]-[$Previsto.F11])/[$Registrado.E11]" office:value-type="percentage" office:value="0.0441297547899344" calcext:value-type="percentage">
            <text:p>4,413%</text:p>
          </table:table-cell>
          <table:table-cell table:formula="of:=ABS([$Registrado.F11]-[$Previsto.G11])/[$Registrado.F11]" office:value-type="percentage" office:value="0.0107242480347059" calcext:value-type="percentage">
            <text:p>1,072%</text:p>
          </table:table-cell>
          <table:table-cell table:formula="of:=ABS([$Registrado.G11]-[$Previsto.H11])/[$Registrado.G11]" office:value-type="percentage" office:value="0.0149086191161626" calcext:value-type="percentage">
            <text:p>1,491%</text:p>
          </table:table-cell>
          <table:table-cell table:formula="of:=ABS([$Registrado.H11]-[$Previsto.I11])/[$Registrado.H11]" office:value-type="percentage" office:value="0.0156970821800185" calcext:value-type="percentage">
            <text:p>1,570%</text:p>
          </table:table-cell>
          <table:table-cell table:formula="of:=ABS([$Registrado.I11]-[$Previsto.J11])/[$Registrado.I11]" office:value-type="percentage" office:value="0.00573093295609418" calcext:value-type="percentage">
            <text:p>0,573%</text:p>
          </table:table-cell>
          <table:table-cell table:formula="of:=ABS([$Registrado.J11]-[$Previsto.K11])/[$Registrado.J11]" office:value-type="percentage" office:value="0.0421093591229079" calcext:value-type="percentage">
            <text:p>4,211%</text:p>
          </table:table-cell>
          <table:table-cell table:formula="of:=AVERAGE([.B11:.J11])" office:value-type="percentage" office:value="0.0392116877538742" calcext:value-type="percentage">
            <text:p>3,921%</text:p>
          </table:table-cell>
          <table:table-cell table:formula="of:=STDEV([.B11:.J11])" office:value-type="percentage" office:value="0.0370500970075129" calcext:value-type="percentage">
            <text:p>3,71%</text:p>
          </table:table-cell>
          <table:table-cell table:formula="of:=COUNTIF([.B11:.J11]; &quot;&lt;0,05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to Grosso</text:p>
          </table:table-cell>
          <table:table-cell table:formula="of:=ABS([$Registrado.B12]-[$Previsto.C12])/[$Registrado.B12]" office:value-type="percentage" office:value="0.0242367388832309" calcext:value-type="percentage">
            <text:p>2,424%</text:p>
          </table:table-cell>
          <table:table-cell table:formula="of:=ABS([$Registrado.C12]-[$Previsto.D12])/[$Registrado.C12]" office:value-type="percentage" office:value="0.115766959893294" calcext:value-type="percentage">
            <text:p>11,577%</text:p>
          </table:table-cell>
          <table:table-cell table:formula="of:=ABS([$Registrado.D12]-[$Previsto.E12])/[$Registrado.D12]" office:value-type="percentage" office:value="0.0113390125237912" calcext:value-type="percentage">
            <text:p>1,134%</text:p>
          </table:table-cell>
          <table:table-cell table:formula="of:=ABS([$Registrado.E12]-[$Previsto.F12])/[$Registrado.E12]" office:value-type="percentage" office:value="0.0133921521231165" calcext:value-type="percentage">
            <text:p>1,339%</text:p>
          </table:table-cell>
          <table:table-cell table:formula="of:=ABS([$Registrado.F12]-[$Previsto.G12])/[$Registrado.F12]" office:value-type="percentage" office:value="0.00287962272233745" calcext:value-type="percentage">
            <text:p>0,288%</text:p>
          </table:table-cell>
          <table:table-cell table:formula="of:=ABS([$Registrado.G12]-[$Previsto.H12])/[$Registrado.G12]" office:value-type="percentage" office:value="0.0319148761780179" calcext:value-type="percentage">
            <text:p>3,191%</text:p>
          </table:table-cell>
          <table:table-cell table:formula="of:=ABS([$Registrado.H12]-[$Previsto.I12])/[$Registrado.H12]" office:value-type="percentage" office:value="0.0604792211403039" calcext:value-type="percentage">
            <text:p>6,048%</text:p>
          </table:table-cell>
          <table:table-cell table:formula="of:=ABS([$Registrado.I12]-[$Previsto.J12])/[$Registrado.I12]" office:value-type="percentage" office:value="0.0217756613815156" calcext:value-type="percentage">
            <text:p>2,178%</text:p>
          </table:table-cell>
          <table:table-cell table:formula="of:=ABS([$Registrado.J12]-[$Previsto.K12])/[$Registrado.J12]" office:value-type="percentage" office:value="0.018270186579016" calcext:value-type="percentage">
            <text:p>1,827%</text:p>
          </table:table-cell>
          <table:table-cell table:formula="of:=AVERAGE([.B12:.J12])" office:value-type="percentage" office:value="0.0333393812694026" calcext:value-type="percentage">
            <text:p>3,334%</text:p>
          </table:table-cell>
          <table:table-cell table:formula="of:=STDEV([.B12:.J12])" office:value-type="percentage" office:value="0.0349754722122286" calcext:value-type="percentage">
            <text:p>3,50%</text:p>
          </table:table-cell>
          <table:table-cell table:formula="of:=COUNTIF([.B12:.J12]; &quot;&lt;0,05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to Grosso do Sul</text:p>
          </table:table-cell>
          <table:table-cell table:formula="of:=ABS([$Registrado.B13]-[$Previsto.C13])/[$Registrado.B13]" office:value-type="percentage" office:value="0.016271673091261" calcext:value-type="percentage">
            <text:p>1,627%</text:p>
          </table:table-cell>
          <table:table-cell table:formula="of:=ABS([$Registrado.C13]-[$Previsto.D13])/[$Registrado.C13]" office:value-type="percentage" office:value="0.582120691264311" calcext:value-type="percentage">
            <text:p>58,212%</text:p>
          </table:table-cell>
          <table:table-cell table:formula="of:=ABS([$Registrado.D13]-[$Previsto.E13])/[$Registrado.D13]" office:value-type="percentage" office:value="0.00572435094883353" calcext:value-type="percentage">
            <text:p>0,572%</text:p>
          </table:table-cell>
          <table:table-cell table:formula="of:=ABS([$Registrado.E13]-[$Previsto.F13])/[$Registrado.E13]" office:value-type="percentage" office:value="0.000979978781146031" calcext:value-type="percentage">
            <text:p>0,098%</text:p>
          </table:table-cell>
          <table:table-cell table:formula="of:=ABS([$Registrado.F13]-[$Previsto.G13])/[$Registrado.F13]" office:value-type="percentage" office:value="0.0126219270190163" calcext:value-type="percentage">
            <text:p>1,262%</text:p>
          </table:table-cell>
          <table:table-cell table:formula="of:=ABS([$Registrado.G13]-[$Previsto.H13])/[$Registrado.G13]" office:value-type="percentage" office:value="0.00290805557821584" calcext:value-type="percentage">
            <text:p>0,291%</text:p>
          </table:table-cell>
          <table:table-cell table:formula="of:=ABS([$Registrado.H13]-[$Previsto.I13])/[$Registrado.H13]" office:value-type="percentage" office:value="0.00699797626713275" calcext:value-type="percentage">
            <text:p>0,700%</text:p>
          </table:table-cell>
          <table:table-cell table:formula="of:=ABS([$Registrado.I13]-[$Previsto.J13])/[$Registrado.I13]" office:value-type="percentage" office:value="0.0166082133229286" calcext:value-type="percentage">
            <text:p>1,661%</text:p>
          </table:table-cell>
          <table:table-cell table:formula="of:=ABS([$Registrado.J13]-[$Previsto.K13])/[$Registrado.J13]" office:value-type="percentage" office:value="0.00182073031515962" calcext:value-type="percentage">
            <text:p>0,182%</text:p>
          </table:table-cell>
          <table:table-cell table:formula="of:=AVERAGE([.B13:.J13])" office:value-type="percentage" office:value="0.0717837329542227" calcext:value-type="percentage">
            <text:p>7,178%</text:p>
          </table:table-cell>
          <table:table-cell table:formula="of:=STDEV([.B13:.J13])" office:value-type="percentage" office:value="0.191468909210233" calcext:value-type="percentage">
            <text:p>19,15%</text:p>
          </table:table-cell>
          <table:table-cell table:formula="of:=COUNTIF([.B13:.J13]; &quot;&lt;0,05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table:formula="of:=ABS([$Registrado.B14]-[$Previsto.C14])/[$Registrado.B14]" office:value-type="percentage" office:value="0.0120884218506483" calcext:value-type="percentage">
            <text:p>1,209%</text:p>
          </table:table-cell>
          <table:table-cell table:formula="of:=ABS([$Registrado.C14]-[$Previsto.D14])/[$Registrado.C14]" office:value-type="percentage" office:value="0.0265214183671646" calcext:value-type="percentage">
            <text:p>2,652%</text:p>
          </table:table-cell>
          <table:table-cell table:formula="of:=ABS([$Registrado.D14]-[$Previsto.E14])/[$Registrado.D14]" office:value-type="percentage" office:value="0.0774298128619433" calcext:value-type="percentage">
            <text:p>7,743%</text:p>
          </table:table-cell>
          <table:table-cell table:formula="of:=ABS([$Registrado.E14]-[$Previsto.F14])/[$Registrado.E14]" office:value-type="percentage" office:value="0.012247273420045" calcext:value-type="percentage">
            <text:p>1,225%</text:p>
          </table:table-cell>
          <table:table-cell table:formula="of:=ABS([$Registrado.F14]-[$Previsto.G14])/[$Registrado.F14]" office:value-type="percentage" office:value="0.068926192345934" calcext:value-type="percentage">
            <text:p>6,893%</text:p>
          </table:table-cell>
          <table:table-cell table:formula="of:=ABS([$Registrado.G14]-[$Previsto.H14])/[$Registrado.G14]" office:value-type="percentage" office:value="0.0169866945963769" calcext:value-type="percentage">
            <text:p>1,699%</text:p>
          </table:table-cell>
          <table:table-cell table:formula="of:=ABS([$Registrado.H14]-[$Previsto.I14])/[$Registrado.H14]" office:value-type="percentage" office:value="0.0388255968830485" calcext:value-type="percentage">
            <text:p>3,883%</text:p>
          </table:table-cell>
          <table:table-cell table:formula="of:=ABS([$Registrado.I14]-[$Previsto.J14])/[$Registrado.I14]" office:value-type="percentage" office:value="0.0214330810603458" calcext:value-type="percentage">
            <text:p>2,143%</text:p>
          </table:table-cell>
          <table:table-cell table:formula="of:=ABS([$Registrado.J14]-[$Previsto.K14])/[$Registrado.J14]" office:value-type="percentage" office:value="0.0619588958563698" calcext:value-type="percentage">
            <text:p>6,196%</text:p>
          </table:table-cell>
          <table:table-cell table:formula="of:=AVERAGE([.B14:.J14])" office:value-type="percentage" office:value="0.0373797096935418" calcext:value-type="percentage">
            <text:p>3,738%</text:p>
          </table:table-cell>
          <table:table-cell table:formula="of:=STDEV([.B14:.J14])" office:value-type="percentage" office:value="0.0256534096846044" calcext:value-type="percentage">
            <text:p>2,57%</text:p>
          </table:table-cell>
          <table:table-cell table:formula="of:=COUNTIF([.B14:.J14]; &quot;&lt;0,05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rá</text:p>
          </table:table-cell>
          <table:table-cell table:formula="of:=ABS([$Registrado.B15]-[$Previsto.C15])/[$Registrado.B15]" office:value-type="percentage" office:value="0.0292729488817423" calcext:value-type="percentage">
            <text:p>2,927%</text:p>
          </table:table-cell>
          <table:table-cell table:formula="of:=ABS([$Registrado.C15]-[$Previsto.D15])/[$Registrado.C15]" office:value-type="percentage" office:value="0.425422926169495" calcext:value-type="percentage">
            <text:p>42,542%</text:p>
          </table:table-cell>
          <table:table-cell table:formula="of:=ABS([$Registrado.D15]-[$Previsto.E15])/[$Registrado.D15]" office:value-type="percentage" office:value="0.0196989807663109" calcext:value-type="percentage">
            <text:p>1,970%</text:p>
          </table:table-cell>
          <table:table-cell table:formula="of:=ABS([$Registrado.E15]-[$Previsto.F15])/[$Registrado.E15]" office:value-type="percentage" office:value="0.0369633425254716" calcext:value-type="percentage">
            <text:p>3,696%</text:p>
          </table:table-cell>
          <table:table-cell table:formula="of:=ABS([$Registrado.F15]-[$Previsto.G15])/[$Registrado.F15]" office:value-type="percentage" office:value="0.0300607382392945" calcext:value-type="percentage">
            <text:p>3,006%</text:p>
          </table:table-cell>
          <table:table-cell table:formula="of:=ABS([$Registrado.G15]-[$Previsto.H15])/[$Registrado.G15]" office:value-type="percentage" office:value="0.0356940202180275" calcext:value-type="percentage">
            <text:p>3,569%</text:p>
          </table:table-cell>
          <table:table-cell table:formula="of:=ABS([$Registrado.H15]-[$Previsto.I15])/[$Registrado.H15]" office:value-type="percentage" office:value="0.0128453748724806" calcext:value-type="percentage">
            <text:p>1,285%</text:p>
          </table:table-cell>
          <table:table-cell table:formula="of:=ABS([$Registrado.I15]-[$Previsto.J15])/[$Registrado.I15]" office:value-type="percentage" office:value="0.0106388582477103" calcext:value-type="percentage">
            <text:p>1,064%</text:p>
          </table:table-cell>
          <table:table-cell table:formula="of:=ABS([$Registrado.J15]-[$Previsto.K15])/[$Registrado.J15]" office:value-type="percentage" office:value="0.0521990630972893" calcext:value-type="percentage">
            <text:p>5,220%</text:p>
          </table:table-cell>
          <table:table-cell table:formula="of:=AVERAGE([.B15:.J15])" office:value-type="percentage" office:value="0.0725329170019802" calcext:value-type="percentage">
            <text:p>7,253%</text:p>
          </table:table-cell>
          <table:table-cell table:formula="of:=STDEV([.B15:.J15])" office:value-type="percentage" office:value="0.132960208311016" calcext:value-type="percentage">
            <text:p>13,30%</text:p>
          </table:table-cell>
          <table:table-cell table:formula="of:=COUNTIF([.B15:.J15]; &quot;&lt;0,05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araíba</text:p>
          </table:table-cell>
          <table:table-cell table:formula="of:=ABS([$Registrado.B16]-[$Previsto.C16])/[$Registrado.B16]" office:value-type="percentage" office:value="0.0798876601020266" calcext:value-type="percentage">
            <text:p>7,989%</text:p>
          </table:table-cell>
          <table:table-cell table:formula="of:=ABS([$Registrado.C16]-[$Previsto.D16])/[$Registrado.C16]" office:value-type="percentage" office:value="0.00951739515662344" calcext:value-type="percentage">
            <text:p>0,952%</text:p>
          </table:table-cell>
          <table:table-cell table:formula="of:=ABS([$Registrado.D16]-[$Previsto.E16])/[$Registrado.D16]" office:value-type="percentage" office:value="0.00168113707757906" calcext:value-type="percentage">
            <text:p>0,168%</text:p>
          </table:table-cell>
          <table:table-cell table:formula="of:=ABS([$Registrado.E16]-[$Previsto.F16])/[$Registrado.E16]" office:value-type="percentage" office:value="0.0149482275460674" calcext:value-type="percentage">
            <text:p>1,495%</text:p>
          </table:table-cell>
          <table:table-cell table:formula="of:=ABS([$Registrado.F16]-[$Previsto.G16])/[$Registrado.F16]" office:value-type="percentage" office:value="0.00406793100030591" calcext:value-type="percentage">
            <text:p>0,407%</text:p>
          </table:table-cell>
          <table:table-cell table:formula="of:=ABS([$Registrado.G16]-[$Previsto.H16])/[$Registrado.G16]" office:value-type="percentage" office:value="0.0844433309848946" calcext:value-type="percentage">
            <text:p>8,444%</text:p>
          </table:table-cell>
          <table:table-cell table:formula="of:=ABS([$Registrado.H16]-[$Previsto.I16])/[$Registrado.H16]" office:value-type="percentage" office:value="0.0720230650187614" calcext:value-type="percentage">
            <text:p>7,202%</text:p>
          </table:table-cell>
          <table:table-cell table:formula="of:=ABS([$Registrado.I16]-[$Previsto.J16])/[$Registrado.I16]" office:value-type="percentage" office:value="0.0134394341290893" calcext:value-type="percentage">
            <text:p>1,344%</text:p>
          </table:table-cell>
          <table:table-cell table:formula="of:=ABS([$Registrado.J16]-[$Previsto.K16])/[$Registrado.J16]" office:value-type="percentage" office:value="0.0805120120491321" calcext:value-type="percentage">
            <text:p>8,051%</text:p>
          </table:table-cell>
          <table:table-cell table:formula="of:=AVERAGE([.B16:.J16])" office:value-type="percentage" office:value="0.0400577992293867" calcext:value-type="percentage">
            <text:p>4,006%</text:p>
          </table:table-cell>
          <table:table-cell table:formula="of:=STDEV([.B16:.J16])" office:value-type="percentage" office:value="0.0375076622887318" calcext:value-type="percentage">
            <text:p>3,75%</text:p>
          </table:table-cell>
          <table:table-cell table:formula="of:=COUNTIF([.B16:.J16]; &quot;&lt;0,05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raná</text:p>
          </table:table-cell>
          <table:table-cell table:formula="of:=ABS([$Registrado.B17]-[$Previsto.C17])/[$Registrado.B17]" office:value-type="percentage" office:value="0.0119682447525065" calcext:value-type="percentage">
            <text:p>1,197%</text:p>
          </table:table-cell>
          <table:table-cell table:formula="of:=ABS([$Registrado.C17]-[$Previsto.D17])/[$Registrado.C17]" office:value-type="percentage" office:value="0.264662189137741" calcext:value-type="percentage">
            <text:p>26,466%</text:p>
          </table:table-cell>
          <table:table-cell table:formula="of:=ABS([$Registrado.D17]-[$Previsto.E17])/[$Registrado.D17]" office:value-type="percentage" office:value="0.0697228190660093" calcext:value-type="percentage">
            <text:p>6,972%</text:p>
          </table:table-cell>
          <table:table-cell table:formula="of:=ABS([$Registrado.E17]-[$Previsto.F17])/[$Registrado.E17]" office:value-type="percentage" office:value="0.0103797082641929" calcext:value-type="percentage">
            <text:p>1,038%</text:p>
          </table:table-cell>
          <table:table-cell table:formula="of:=ABS([$Registrado.F17]-[$Previsto.G17])/[$Registrado.F17]" office:value-type="percentage" office:value="0.00593306238231176" calcext:value-type="percentage">
            <text:p>0,593%</text:p>
          </table:table-cell>
          <table:table-cell table:formula="of:=ABS([$Registrado.G17]-[$Previsto.H17])/[$Registrado.G17]" office:value-type="percentage" office:value="0.0305646034897429" calcext:value-type="percentage">
            <text:p>3,056%</text:p>
          </table:table-cell>
          <table:table-cell table:formula="of:=ABS([$Registrado.H17]-[$Previsto.I17])/[$Registrado.H17]" office:value-type="percentage" office:value="0.00108948166538319" calcext:value-type="percentage">
            <text:p>0,109%</text:p>
          </table:table-cell>
          <table:table-cell table:formula="of:=ABS([$Registrado.I17]-[$Previsto.J17])/[$Registrado.I17]" office:value-type="percentage" office:value="0.0064642640799752" calcext:value-type="percentage">
            <text:p>0,646%</text:p>
          </table:table-cell>
          <table:table-cell table:formula="of:=ABS([$Registrado.J17]-[$Previsto.K17])/[$Registrado.J17]" office:value-type="percentage" office:value="0.0773645435803579" calcext:value-type="percentage">
            <text:p>7,736%</text:p>
          </table:table-cell>
          <table:table-cell table:formula="of:=AVERAGE([.B17:.J17])" office:value-type="percentage" office:value="0.0531276573798023" calcext:value-type="percentage">
            <text:p>5,313%</text:p>
          </table:table-cell>
          <table:table-cell table:formula="of:=STDEV([.B17:.J17])" office:value-type="percentage" office:value="0.0842266538686812" calcext:value-type="percentage">
            <text:p>8,42%</text:p>
          </table:table-cell>
          <table:table-cell table:formula="of:=COUNTIF([.B17:.J17]; &quot;&lt;0,05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nambuco</text:p>
          </table:table-cell>
          <table:table-cell table:formula="of:=ABS([$Registrado.B18]-[$Previsto.C18])/[$Registrado.B18]" office:value-type="percentage" office:value="0.0464286368817879" calcext:value-type="percentage">
            <text:p>4,643%</text:p>
          </table:table-cell>
          <table:table-cell table:formula="of:=ABS([$Registrado.C18]-[$Previsto.D18])/[$Registrado.C18]" office:value-type="percentage" office:value="0.281062071662138" calcext:value-type="percentage">
            <text:p>28,106%</text:p>
          </table:table-cell>
          <table:table-cell table:formula="of:=ABS([$Registrado.D18]-[$Previsto.E18])/[$Registrado.D18]" office:value-type="percentage" office:value="0.0913497375011396" calcext:value-type="percentage">
            <text:p>9,135%</text:p>
          </table:table-cell>
          <table:table-cell table:formula="of:=ABS([$Registrado.E18]-[$Previsto.F18])/[$Registrado.E18]" office:value-type="percentage" office:value="0.0149021758658056" calcext:value-type="percentage">
            <text:p>1,490%</text:p>
          </table:table-cell>
          <table:table-cell table:formula="of:=ABS([$Registrado.F18]-[$Previsto.G18])/[$Registrado.F18]" office:value-type="percentage" office:value="0.00357555161352502" calcext:value-type="percentage">
            <text:p>0,358%</text:p>
          </table:table-cell>
          <table:table-cell table:formula="of:=ABS([$Registrado.G18]-[$Previsto.H18])/[$Registrado.G18]" office:value-type="percentage" office:value="0.0240322039140193" calcext:value-type="percentage">
            <text:p>2,403%</text:p>
          </table:table-cell>
          <table:table-cell table:formula="of:=ABS([$Registrado.H18]-[$Previsto.I18])/[$Registrado.H18]" office:value-type="percentage" office:value="0.037139727319812" calcext:value-type="percentage">
            <text:p>3,714%</text:p>
          </table:table-cell>
          <table:table-cell table:formula="of:=ABS([$Registrado.I18]-[$Previsto.J18])/[$Registrado.I18]" office:value-type="percentage" office:value="0.0173930683220116" calcext:value-type="percentage">
            <text:p>1,739%</text:p>
          </table:table-cell>
          <table:table-cell table:formula="of:=ABS([$Registrado.J18]-[$Previsto.K18])/[$Registrado.J18]" office:value-type="percentage" office:value="0.0252640880825269" calcext:value-type="percentage">
            <text:p>2,526%</text:p>
          </table:table-cell>
          <table:table-cell table:formula="of:=AVERAGE([.B18:.J18])" office:value-type="percentage" office:value="0.0601274734625295" calcext:value-type="percentage">
            <text:p>6,013%</text:p>
          </table:table-cell>
          <table:table-cell table:formula="of:=STDEV([.B18:.J18])" office:value-type="percentage" office:value="0.0866682049282515" calcext:value-type="percentage">
            <text:p>8,67%</text:p>
          </table:table-cell>
          <table:table-cell table:formula="of:=COUNTIF([.B18:.J18]; &quot;&lt;0,05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iauí</text:p>
          </table:table-cell>
          <table:table-cell table:formula="of:=ABS([$Registrado.B19]-[$Previsto.C19])/[$Registrado.B19]" office:value-type="percentage" office:value="0.0844683042051615" calcext:value-type="percentage">
            <text:p>8,447%</text:p>
          </table:table-cell>
          <table:table-cell table:formula="of:=ABS([$Registrado.C19]-[$Previsto.D19])/[$Registrado.C19]" office:value-type="percentage" office:value="0.0869206796793442" calcext:value-type="percentage">
            <text:p>8,692%</text:p>
          </table:table-cell>
          <table:table-cell table:formula="of:=ABS([$Registrado.D19]-[$Previsto.E19])/[$Registrado.D19]" office:value-type="percentage" office:value="0.106904340669011" calcext:value-type="percentage">
            <text:p>10,690%</text:p>
          </table:table-cell>
          <table:table-cell table:formula="of:=ABS([$Registrado.E19]-[$Previsto.F19])/[$Registrado.E19]" office:value-type="percentage" office:value="0.000327066652410047" calcext:value-type="percentage">
            <text:p>0,033%</text:p>
          </table:table-cell>
          <table:table-cell table:formula="of:=ABS([$Registrado.F19]-[$Previsto.G19])/[$Registrado.F19]" office:value-type="percentage" office:value="0.0127544390740572" calcext:value-type="percentage">
            <text:p>1,275%</text:p>
          </table:table-cell>
          <table:table-cell table:formula="of:=ABS([$Registrado.G19]-[$Previsto.H19])/[$Registrado.G19]" office:value-type="percentage" office:value="0.00380703332868225" calcext:value-type="percentage">
            <text:p>0,381%</text:p>
          </table:table-cell>
          <table:table-cell table:formula="of:=ABS([$Registrado.H19]-[$Previsto.I19])/[$Registrado.H19]" office:value-type="percentage" office:value="0.156758854273957" calcext:value-type="percentage">
            <text:p>15,676%</text:p>
          </table:table-cell>
          <table:table-cell table:formula="of:=ABS([$Registrado.I19]-[$Previsto.J19])/[$Registrado.I19]" office:value-type="percentage" office:value="0.0114686441631065" calcext:value-type="percentage">
            <text:p>1,147%</text:p>
          </table:table-cell>
          <table:table-cell table:formula="of:=ABS([$Registrado.J19]-[$Previsto.K19])/[$Registrado.J19]" office:value-type="percentage" office:value="0.0173453748204688" calcext:value-type="percentage">
            <text:p>1,735%</text:p>
          </table:table-cell>
          <table:table-cell table:formula="of:=AVERAGE([.B19:.J19])" office:value-type="percentage" office:value="0.0534171929851331" calcext:value-type="percentage">
            <text:p>5,342%</text:p>
          </table:table-cell>
          <table:table-cell table:formula="of:=STDEV([.B19:.J19])" office:value-type="percentage" office:value="0.0565918223760432" calcext:value-type="percentage">
            <text:p>5,66%</text:p>
          </table:table-cell>
          <table:table-cell table:formula="of:=COUNTIF([.B19:.J19]; &quot;&lt;0,05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table:formula="of:=ABS([$Registrado.B20]-[$Previsto.C20])/[$Registrado.B20]" office:value-type="percentage" office:value="0.0143325757378098" calcext:value-type="percentage">
            <text:p>1,433%</text:p>
          </table:table-cell>
          <table:table-cell table:formula="of:=ABS([$Registrado.C20]-[$Previsto.D20])/[$Registrado.C20]" office:value-type="percentage" office:value="0.0219886357153451" calcext:value-type="percentage">
            <text:p>2,199%</text:p>
          </table:table-cell>
          <table:table-cell table:formula="of:=ABS([$Registrado.D20]-[$Previsto.E20])/[$Registrado.D20]" office:value-type="percentage" office:value="0.0160738890028655" calcext:value-type="percentage">
            <text:p>1,607%</text:p>
          </table:table-cell>
          <table:table-cell table:formula="of:=ABS([$Registrado.E20]-[$Previsto.F20])/[$Registrado.E20]" office:value-type="percentage" office:value="0.046411136443524" calcext:value-type="percentage">
            <text:p>4,641%</text:p>
          </table:table-cell>
          <table:table-cell table:formula="of:=ABS([$Registrado.F20]-[$Previsto.G20])/[$Registrado.F20]" office:value-type="percentage" office:value="0.0462398803571792" calcext:value-type="percentage">
            <text:p>4,624%</text:p>
          </table:table-cell>
          <table:table-cell table:formula="of:=ABS([$Registrado.G20]-[$Previsto.H20])/[$Registrado.G20]" office:value-type="percentage" office:value="0.0255970790155584" calcext:value-type="percentage">
            <text:p>2,560%</text:p>
          </table:table-cell>
          <table:table-cell table:formula="of:=ABS([$Registrado.H20]-[$Previsto.I20])/[$Registrado.H20]" office:value-type="percentage" office:value="0.0123054125282539" calcext:value-type="percentage">
            <text:p>1,231%</text:p>
          </table:table-cell>
          <table:table-cell table:formula="of:=ABS([$Registrado.I20]-[$Previsto.J20])/[$Registrado.I20]" office:value-type="percentage" office:value="0.00909802713864638" calcext:value-type="percentage">
            <text:p>0,910%</text:p>
          </table:table-cell>
          <table:table-cell table:formula="of:=ABS([$Registrado.J20]-[$Previsto.K20])/[$Registrado.J20]" office:value-type="percentage" office:value="0.0506596508811493" calcext:value-type="percentage">
            <text:p>5,066%</text:p>
          </table:table-cell>
          <table:table-cell table:formula="of:=AVERAGE([.B20:.J20])" office:value-type="percentage" office:value="0.0269673652022591" calcext:value-type="percentage">
            <text:p>2,697%</text:p>
          </table:table-cell>
          <table:table-cell table:formula="of:=STDEV([.B20:.J20])" office:value-type="percentage" office:value="0.0163938698156922" calcext:value-type="percentage">
            <text:p>1,64%</text:p>
          </table:table-cell>
          <table:table-cell table:formula="of:=COUNTIF([.B20:.J20]; &quot;&lt;0,05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io de Janeiro</text:p>
          </table:table-cell>
          <table:table-cell table:formula="of:=ABS([$Registrado.B21]-[$Previsto.C21])/[$Registrado.B21]" office:value-type="percentage" office:value="0.0929185031705041" calcext:value-type="percentage">
            <text:p>9,292%</text:p>
          </table:table-cell>
          <table:table-cell table:formula="of:=ABS([$Registrado.C21]-[$Previsto.D21])/[$Registrado.C21]" office:value-type="percentage" office:value="0.0463609962592073" calcext:value-type="percentage">
            <text:p>4,636%</text:p>
          </table:table-cell>
          <table:table-cell table:formula="of:=ABS([$Registrado.D21]-[$Previsto.E21])/[$Registrado.D21]" office:value-type="percentage" office:value="0.0811324719360427" calcext:value-type="percentage">
            <text:p>8,113%</text:p>
          </table:table-cell>
          <table:table-cell table:formula="of:=ABS([$Registrado.E21]-[$Previsto.F21])/[$Registrado.E21]" office:value-type="percentage" office:value="0.0169853742932263" calcext:value-type="percentage">
            <text:p>1,699%</text:p>
          </table:table-cell>
          <table:table-cell table:formula="of:=ABS([$Registrado.F21]-[$Previsto.G21])/[$Registrado.F21]" office:value-type="percentage" office:value="0.0571195256305199" calcext:value-type="percentage">
            <text:p>5,712%</text:p>
          </table:table-cell>
          <table:table-cell table:formula="of:=ABS([$Registrado.G21]-[$Previsto.H21])/[$Registrado.G21]" office:value-type="percentage" office:value="0.0253392025446864" calcext:value-type="percentage">
            <text:p>2,534%</text:p>
          </table:table-cell>
          <table:table-cell table:formula="of:=ABS([$Registrado.H21]-[$Previsto.I21])/[$Registrado.H21]" office:value-type="percentage" office:value="0.0424596397140865" calcext:value-type="percentage">
            <text:p>4,246%</text:p>
          </table:table-cell>
          <table:table-cell table:formula="of:=ABS([$Registrado.I21]-[$Previsto.J21])/[$Registrado.I21]" office:value-type="percentage" office:value="0.039545732209115" calcext:value-type="percentage">
            <text:p>3,955%</text:p>
          </table:table-cell>
          <table:table-cell table:formula="of:=ABS([$Registrado.J21]-[$Previsto.K21])/[$Registrado.J21]" office:value-type="percentage" office:value="0.0685326748437376" calcext:value-type="percentage">
            <text:p>6,853%</text:p>
          </table:table-cell>
          <table:table-cell table:formula="of:=AVERAGE([.B21:.J21])" office:value-type="percentage" office:value="0.0522660134001251" calcext:value-type="percentage">
            <text:p>5,227%</text:p>
          </table:table-cell>
          <table:table-cell table:formula="of:=STDEV([.B21:.J21])" office:value-type="percentage" office:value="0.0250915189679383" calcext:value-type="percentage">
            <text:p>2,51%</text:p>
          </table:table-cell>
          <table:table-cell table:formula="of:=COUNTIF([.B21:.J21]; &quot;&lt;0,05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o Grande do Norte</text:p>
          </table:table-cell>
          <table:table-cell table:formula="of:=ABS([$Registrado.B22]-[$Previsto.C22])/[$Registrado.B22]" office:value-type="percentage" office:value="0.0443203932471493" calcext:value-type="percentage">
            <text:p>4,432%</text:p>
          </table:table-cell>
          <table:table-cell table:formula="of:=ABS([$Registrado.C22]-[$Previsto.D22])/[$Registrado.C22]" office:value-type="percentage" office:value="0.00553150906023038" calcext:value-type="percentage">
            <text:p>0,553%</text:p>
          </table:table-cell>
          <table:table-cell table:formula="of:=ABS([$Registrado.D22]-[$Previsto.E22])/[$Registrado.D22]" office:value-type="percentage" office:value="0.0349325464219418" calcext:value-type="percentage">
            <text:p>3,493%</text:p>
          </table:table-cell>
          <table:table-cell table:formula="of:=ABS([$Registrado.E22]-[$Previsto.F22])/[$Registrado.E22]" office:value-type="percentage" office:value="0.0115787007730763" calcext:value-type="percentage">
            <text:p>1,158%</text:p>
          </table:table-cell>
          <table:table-cell table:formula="of:=ABS([$Registrado.F22]-[$Previsto.G22])/[$Registrado.F22]" office:value-type="percentage" office:value="0.00141319336511182" calcext:value-type="percentage">
            <text:p>0,141%</text:p>
          </table:table-cell>
          <table:table-cell table:formula="of:=ABS([$Registrado.G22]-[$Previsto.H22])/[$Registrado.G22]" office:value-type="percentage" office:value="0.0498590834702282" calcext:value-type="percentage">
            <text:p>4,986%</text:p>
          </table:table-cell>
          <table:table-cell table:formula="of:=ABS([$Registrado.H22]-[$Previsto.I22])/[$Registrado.H22]" office:value-type="percentage" office:value="0.0465349310944884" calcext:value-type="percentage">
            <text:p>4,653%</text:p>
          </table:table-cell>
          <table:table-cell table:formula="of:=ABS([$Registrado.I22]-[$Previsto.J22])/[$Registrado.I22]" office:value-type="percentage" office:value="0.0614422689435161" calcext:value-type="percentage">
            <text:p>6,144%</text:p>
          </table:table-cell>
          <table:table-cell table:formula="of:=ABS([$Registrado.J22]-[$Previsto.K22])/[$Registrado.J22]" office:value-type="percentage" office:value="0.000158418393718109" calcext:value-type="percentage">
            <text:p>0,016%</text:p>
          </table:table-cell>
          <table:table-cell table:formula="of:=AVERAGE([.B22:.J22])" office:value-type="percentage" office:value="0.0284190049743845" calcext:value-type="percentage">
            <text:p>2,842%</text:p>
          </table:table-cell>
          <table:table-cell table:formula="of:=STDEV([.B22:.J22])" office:value-type="percentage" office:value="0.0237410193779514" calcext:value-type="percentage">
            <text:p>2,37%</text:p>
          </table:table-cell>
          <table:table-cell table:formula="of:=COUNTIF([.B22:.J22]; &quot;&lt;0,05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ondônia</text:p>
          </table:table-cell>
          <table:table-cell table:formula="of:=ABS([$Registrado.B23]-[$Previsto.B23])/[$Registrado.B23]" office:value-type="percentage" office:value="0.044834445812056" calcext:value-type="percentage">
            <text:p>4,483%</text:p>
          </table:table-cell>
          <table:table-cell table:formula="of:=ABS([$Registrado.C23]-[$Previsto.C23])/[$Registrado.C23]" office:value-type="percentage" office:value="0.138173636396628" calcext:value-type="percentage">
            <text:p>13,817%</text:p>
          </table:table-cell>
          <table:table-cell table:formula="of:=ABS([$Registrado.D23]-[$Previsto.D23])/[$Registrado.D23]" office:value-type="percentage" office:value="0.214438943088637" calcext:value-type="percentage">
            <text:p>21,444%</text:p>
          </table:table-cell>
          <table:table-cell table:formula="of:=ABS([$Registrado.E23]-[$Previsto.E23])/[$Registrado.E23]" office:value-type="percentage" office:value="0.101627952096231" calcext:value-type="percentage">
            <text:p>10,163%</text:p>
          </table:table-cell>
          <table:table-cell table:formula="of:=ABS([$Registrado.F23]-[$Previsto.F23])/[$Registrado.F23]" office:value-type="percentage" office:value="0.231893906181499" calcext:value-type="percentage">
            <text:p>23,189%</text:p>
          </table:table-cell>
          <table:table-cell table:formula="of:=ABS([$Registrado.G23]-[$Previsto.G23])/[$Registrado.G23]" office:value-type="percentage" office:value="0.0143579129528481" calcext:value-type="percentage">
            <text:p>1,436%</text:p>
          </table:table-cell>
          <table:table-cell table:formula="of:=ABS([$Registrado.H23]-[$Previsto.H23])/[$Registrado.H23]" office:value-type="percentage" office:value="0.156312310907167" calcext:value-type="percentage">
            <text:p>15,631%</text:p>
          </table:table-cell>
          <table:table-cell table:formula="of:=ABS([$Registrado.I23]-[$Previsto.I23])/[$Registrado.I23]" office:value-type="percentage" office:value="0.0236780901309579" calcext:value-type="percentage">
            <text:p>2,368%</text:p>
          </table:table-cell>
          <table:table-cell table:formula="of:=ABS([$Registrado.J23]-[$Previsto.J23])/[$Registrado.J23]" office:value-type="percentage" office:value="0.192128539064388" calcext:value-type="percentage">
            <text:p>19,213%</text:p>
          </table:table-cell>
          <table:table-cell table:formula="of:=AVERAGE([.B23:.J23])" office:value-type="percentage" office:value="0.124160637403379" calcext:value-type="percentage">
            <text:p>12,416%</text:p>
          </table:table-cell>
          <table:table-cell table:formula="of:=STDEV([.B23:.J23])" office:value-type="percentage" office:value="0.0825833720912895" calcext:value-type="percentage">
            <text:p>8,26%</text:p>
          </table:table-cell>
          <table:table-cell table:formula="of:=COUNTIF([.B23:.J23]; &quot;&lt;0,05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raima</text:p>
          </table:table-cell>
          <table:table-cell table:style-name="ce22" table:number-columns-repeated="9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anta Catarina</text:p>
          </table:table-cell>
          <table:table-cell table:formula="of:=ABS([$Registrado.B25]-[$Previsto.C25])/[$Registrado.B25]" office:value-type="percentage" office:value="0.00866074515575329" calcext:value-type="percentage">
            <text:p>0,866%</text:p>
          </table:table-cell>
          <table:table-cell table:formula="of:=ABS([$Registrado.C25]-[$Previsto.D25])/[$Registrado.C25]" office:value-type="percentage" office:value="0.00116553243627724" calcext:value-type="percentage">
            <text:p>0,117%</text:p>
          </table:table-cell>
          <table:table-cell table:formula="of:=ABS([$Registrado.D25]-[$Previsto.E25])/[$Registrado.D25]" office:value-type="percentage" office:value="0.0291744141601338" calcext:value-type="percentage">
            <text:p>2,917%</text:p>
          </table:table-cell>
          <table:table-cell table:formula="of:=ABS([$Registrado.E25]-[$Previsto.F25])/[$Registrado.E25]" office:value-type="percentage" office:value="0.00283783945027712" calcext:value-type="percentage">
            <text:p>0,284%</text:p>
          </table:table-cell>
          <table:table-cell table:formula="of:=ABS([$Registrado.F25]-[$Previsto.G25])/[$Registrado.F25]" office:value-type="percentage" office:value="0.025299535302896" calcext:value-type="percentage">
            <text:p>2,530%</text:p>
          </table:table-cell>
          <table:table-cell table:formula="of:=ABS([$Registrado.G25]-[$Previsto.H25])/[$Registrado.G25]" office:value-type="percentage" office:value="0.00128307595152533" calcext:value-type="percentage">
            <text:p>0,128%</text:p>
          </table:table-cell>
          <table:table-cell table:formula="of:=ABS([$Registrado.H25]-[$Previsto.I25])/[$Registrado.H25]" office:value-type="percentage" office:value="0.0286828255475839" calcext:value-type="percentage">
            <text:p>2,868%</text:p>
          </table:table-cell>
          <table:table-cell table:formula="of:=ABS([$Registrado.I25]-[$Previsto.J25])/[$Registrado.I25]" office:value-type="percentage" office:value="0.0790837522218202" calcext:value-type="percentage">
            <text:p>7,908%</text:p>
          </table:table-cell>
          <table:table-cell table:formula="of:=ABS([$Registrado.J25]-[$Previsto.K25])/[$Registrado.J25]" office:value-type="percentage" office:value="0.0265298702414906" calcext:value-type="percentage">
            <text:p>2,653%</text:p>
          </table:table-cell>
          <table:table-cell table:formula="of:=AVERAGE([.B25:.J25])" office:value-type="percentage" office:value="0.0225241767186397" calcext:value-type="percentage">
            <text:p>2,252%</text:p>
          </table:table-cell>
          <table:table-cell table:formula="of:=STDEV([.B25:.J25])" office:value-type="percentage" office:value="0.02447450471286" calcext:value-type="percentage">
            <text:p>2,45%</text:p>
          </table:table-cell>
          <table:table-cell table:formula="of:=COUNTIF([.B25:.J25]; &quot;&lt;0,05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table:formula="of:=ABS([$Registrado.B26]-[$Previsto.C26])/[$Registrado.B26]" office:value-type="percentage" office:value="0.0458106544840021" calcext:value-type="percentage">
            <text:p>4,581%</text:p>
          </table:table-cell>
          <table:table-cell table:formula="of:=ABS([$Registrado.C26]-[$Previsto.D26])/[$Registrado.C26]" office:value-type="percentage" office:value="0.29956054281389" calcext:value-type="percentage">
            <text:p>29,956%</text:p>
          </table:table-cell>
          <table:table-cell table:formula="of:=ABS([$Registrado.D26]-[$Previsto.E26])/[$Registrado.D26]" office:value-type="percentage" office:value="0.171031471701762" calcext:value-type="percentage">
            <text:p>17,103%</text:p>
          </table:table-cell>
          <table:table-cell table:formula="of:=ABS([$Registrado.E26]-[$Previsto.F26])/[$Registrado.E26]" office:value-type="percentage" office:value="0.113080577749871" calcext:value-type="percentage">
            <text:p>11,308%</text:p>
          </table:table-cell>
          <table:table-cell table:formula="of:=ABS([$Registrado.F26]-[$Previsto.G26])/[$Registrado.F26]" office:value-type="percentage" office:value="0.0878941613383393" calcext:value-type="percentage">
            <text:p>8,789%</text:p>
          </table:table-cell>
          <table:table-cell table:formula="of:=ABS([$Registrado.G26]-[$Previsto.H26])/[$Registrado.G26]" office:value-type="percentage" office:value="0.00511670059820531" calcext:value-type="percentage">
            <text:p>0,512%</text:p>
          </table:table-cell>
          <table:table-cell table:formula="of:=ABS([$Registrado.H26]-[$Previsto.I26])/[$Registrado.H26]" office:value-type="percentage" office:value="0.0197258755232062" calcext:value-type="percentage">
            <text:p>1,973%</text:p>
          </table:table-cell>
          <table:table-cell table:formula="of:=ABS([$Registrado.I26]-[$Previsto.J26])/[$Registrado.I26]" office:value-type="percentage" office:value="0.0352838268946048" calcext:value-type="percentage">
            <text:p>3,528%</text:p>
          </table:table-cell>
          <table:table-cell table:formula="of:=ABS([$Registrado.J26]-[$Previsto.K26])/[$Registrado.J26]" office:value-type="percentage" office:value="0.0622409128970097" calcext:value-type="percentage">
            <text:p>6,224%</text:p>
          </table:table-cell>
          <table:table-cell table:formula="of:=AVERAGE([.B26:.J26])" office:value-type="percentage" office:value="0.0933049693334322" calcext:value-type="percentage">
            <text:p>9,330%</text:p>
          </table:table-cell>
          <table:table-cell table:formula="of:=STDEV([.B26:.J26])" office:value-type="percentage" office:value="0.092723590982302" calcext:value-type="percentage">
            <text:p>9,27%</text:p>
          </table:table-cell>
          <table:table-cell table:formula="of:=COUNTIF([.B26:.J26]; &quot;&lt;0,05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rgipe</text:p>
          </table:table-cell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Tocantins</text:p>
          </table:table-cell>
          <table:table-cell table:style-name="Default" table:number-columns-repeated="11"/>
          <table:table-cell/>
        </table:table-row>
        <table:table-row table:style-name="ro3">
          <table:table-cell table:style-name="ce73"/>
          <table:table-cell table:style-name="ce77"/>
          <table:table-cell table:style-name="ce80"/>
          <table:table-cell table:style-name="ce75"/>
          <table:table-cell table:style-name="ce77" table:number-columns-repeated="2"/>
          <table:table-cell table:style-name="Default" table:number-columns-repeated="6"/>
          <table:table-cell/>
        </table:table-row>
        <table:table-row table:style-name="ro3">
          <table:table-cell table:style-name="ce74" office:value-type="string" calcext:value-type="string">
            <text:p>Treinado com:</text:p>
          </table:table-cell>
          <table:table-cell table:style-name="ce78" office:value-type="string" calcext:value-type="string">
            <text:p>3 anos</text:p>
          </table:table-cell>
          <table:table-cell table:style-name="ce78" office:value-type="string" calcext:value-type="string">
            <text:p>4 anos</text:p>
          </table:table-cell>
          <table:table-cell table:style-name="ce78" office:value-type="string" calcext:value-type="string">
            <text:p>5 anos</text:p>
          </table:table-cell>
          <table:table-cell table:style-name="ce78" office:value-type="string" calcext:value-type="string">
            <text:p>6 anos</text:p>
          </table:table-cell>
          <table:table-cell table:style-name="ce78" office:value-type="string" calcext:value-type="string">
            <text:p>7 anos</text:p>
          </table:table-cell>
          <table:table-cell table:style-name="ce78" office:value-type="string" calcext:value-type="string">
            <text:p>8 anos</text:p>
          </table:table-cell>
          <table:table-cell table:style-name="ce78" office:value-type="string" calcext:value-type="string">
            <text:p>9 anos</text:p>
          </table:table-cell>
          <table:table-cell table:style-name="ce78" office:value-type="string" calcext:value-type="string">
            <text:p>10 anos</text:p>
          </table:table-cell>
          <table:table-cell table:style-name="ce78" office:value-type="string" calcext:value-type="string">
            <text:p>11 anos</text:p>
          </table:table-cell>
          <table:table-cell table:style-name="ce78" office:value-type="string" calcext:value-type="string">
            <text:p>Total</text:p>
          </table:table-cell>
          <table:table-cell table:style-name="ce78" office:value-type="string" calcext:value-type="string">
            <text:p>Total &lt; 5%</text:p>
          </table:table-cell>
          <table:table-cell table:style-name="ce78" office:value-type="string" calcext:value-type="string">
            <text:p>Total % &lt; 5%</text:p>
          </table:table-cell>
        </table:table-row>
        <table:table-row table:style-name="ro3">
          <table:table-cell table:style-name="ce75" office:value-type="string" calcext:value-type="string">
            <text:p>Média (Ano)</text:p>
          </table:table-cell>
          <table:table-cell table:style-name="ce29" table:formula="of:=AVERAGE([.B2:.B28])" office:value-type="percentage" office:value="0.0348849912222173" calcext:value-type="percentage">
            <text:p>3,49%</text:p>
          </table:table-cell>
          <table:table-cell table:style-name="ce29" table:formula="of:=AVERAGE([.C2:.C28])" office:value-type="percentage" office:value="0.179628436461206" calcext:value-type="percentage">
            <text:p>17,96%</text:p>
          </table:table-cell>
          <table:table-cell table:style-name="ce29" table:formula="of:=AVERAGE([.D2:.D28])" office:value-type="percentage" office:value="0.0543446798734957" calcext:value-type="percentage">
            <text:p>5,43%</text:p>
          </table:table-cell>
          <table:table-cell table:style-name="ce29" table:formula="of:=AVERAGE([.E2:.E28])" office:value-type="percentage" office:value="0.024896951035148" calcext:value-type="percentage">
            <text:p>2,49%</text:p>
          </table:table-cell>
          <table:table-cell table:style-name="ce29" table:formula="of:=AVERAGE([.F2:.F28])" office:value-type="percentage" office:value="0.0334002620027696" calcext:value-type="percentage">
            <text:p>3,34%</text:p>
          </table:table-cell>
          <table:table-cell table:style-name="ce29" table:formula="of:=AVERAGE([.G2:.G28])" office:value-type="percentage" office:value="0.0245643279111642" calcext:value-type="percentage">
            <text:p>2,46%</text:p>
          </table:table-cell>
          <table:table-cell table:style-name="ce29" table:formula="of:=AVERAGE([.H2:.H28])" office:value-type="percentage" office:value="0.0402616810796571" calcext:value-type="percentage">
            <text:p>4,03%</text:p>
          </table:table-cell>
          <table:table-cell table:style-name="ce29" table:formula="of:=AVERAGE([.I2:.I28])" office:value-type="percentage" office:value="0.0222543829333029" calcext:value-type="percentage">
            <text:p>2,23%</text:p>
          </table:table-cell>
          <table:table-cell table:style-name="ce29" table:formula="of:=AVERAGE([.J2:.J28])" office:value-type="percentage" office:value="0.0384558634311387" calcext:value-type="percentage">
            <text:p>3,85%</text:p>
          </table:table-cell>
          <table:table-cell table:formula="of:=AVERAGE([.B31:.J31])" office:value-type="percentage" office:value="0.0502990639944555" calcext:value-type="percentage">
            <text:p>5,030%</text:p>
          </table:table-cell>
          <table:table-cell table:style-name="ce83" table:number-columns-repeated="2"/>
        </table:table-row>
        <table:table-row table:style-name="ro3">
          <table:table-cell table:style-name="ce73" office:value-type="string" calcext:value-type="string">
            <text:p>Desvio Padrão</text:p>
          </table:table-cell>
          <table:table-cell table:style-name="ce79" table:formula="of:=STDEV([.B2:.B28])" office:value-type="percentage" office:value="0.0264572899871181" calcext:value-type="percentage">
            <text:p>2,65%</text:p>
          </table:table-cell>
          <table:table-cell table:style-name="ce79" table:formula="of:=STDEV([.C2:.C28])" office:value-type="percentage" office:value="0.214129990795071" calcext:value-type="percentage">
            <text:p>21,41%</text:p>
          </table:table-cell>
          <table:table-cell table:style-name="ce79" table:formula="of:=STDEV([.D2:.D28])" office:value-type="percentage" office:value="0.055380034429169" calcext:value-type="percentage">
            <text:p>5,54%</text:p>
          </table:table-cell>
          <table:table-cell table:style-name="ce79" table:formula="of:=STDEV([.E2:.E28])" office:value-type="percentage" office:value="0.028772201123923" calcext:value-type="percentage">
            <text:p>2,88%</text:p>
          </table:table-cell>
          <table:table-cell table:style-name="ce79" table:formula="of:=STDEV([.F2:.F28])" office:value-type="percentage" office:value="0.0494616882128528" calcext:value-type="percentage">
            <text:p>4,95%</text:p>
          </table:table-cell>
          <table:table-cell table:style-name="ce79" table:formula="of:=STDEV([.G2:.G28])" office:value-type="percentage" office:value="0.0219586539910448" calcext:value-type="percentage">
            <text:p>2,20%</text:p>
          </table:table-cell>
          <table:table-cell table:style-name="ce79" table:formula="of:=STDEV([.H2:.H28])" office:value-type="percentage" office:value="0.042494186987671" calcext:value-type="percentage">
            <text:p>4,25%</text:p>
          </table:table-cell>
          <table:table-cell table:style-name="ce79" table:formula="of:=STDEV([.I2:.I28])" office:value-type="percentage" office:value="0.021676036682814" calcext:value-type="percentage">
            <text:p>2,17%</text:p>
          </table:table-cell>
          <table:table-cell table:style-name="ce79" table:formula="of:=STDEV([.J2:.J28])" office:value-type="percentage" office:value="0.041511957700115" calcext:value-type="percentage">
            <text:p>4,15%</text:p>
          </table:table-cell>
          <table:table-cell table:formula="of:=AVERAGE([.B32:.J32])" office:value-type="percentage" office:value="0.055760226656642" calcext:value-type="percentage">
            <text:p>5,576%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&gt; 5%</text:p>
          </table:table-cell>
          <table:table-cell table:style-name="Default" table:formula="of:=COUNTIF([.B2:.B28]; &quot;&lt;0,05&quot;)" office:value-type="float" office:value="19" calcext:value-type="float">
            <text:p>19</text:p>
          </table:table-cell>
          <table:table-cell table:style-name="Default" table:formula="of:=COUNTIF([.C2:.C28]; &quot;&lt;0,05&quot;)" office:value-type="float" office:value="10" calcext:value-type="float">
            <text:p>10</text:p>
          </table:table-cell>
          <table:table-cell table:style-name="Default" table:formula="of:=COUNTIF([.D2:.D28]; &quot;&lt;0,05&quot;)" office:value-type="float" office:value="16" calcext:value-type="float">
            <text:p>16</text:p>
          </table:table-cell>
          <table:table-cell table:style-name="Default" table:formula="of:=COUNTIF([.E2:.E28]; &quot;&lt;0,05&quot;)" office:value-type="float" office:value="22" calcext:value-type="float">
            <text:p>22</text:p>
          </table:table-cell>
          <table:table-cell table:style-name="Default" table:formula="of:=COUNTIF([.F2:.F28]; &quot;&lt;0,05&quot;)" office:value-type="float" office:value="18" calcext:value-type="float">
            <text:p>18</text:p>
          </table:table-cell>
          <table:table-cell table:style-name="Default" table:formula="of:=COUNTIF([.G2:.G28]; &quot;&lt;0,05&quot;)" office:value-type="float" office:value="21" calcext:value-type="float">
            <text:p>21</text:p>
          </table:table-cell>
          <table:table-cell table:style-name="Default" table:formula="of:=COUNTIF([.H2:.H28]; &quot;&lt;0,05&quot;)" office:value-type="float" office:value="18" calcext:value-type="float">
            <text:p>18</text:p>
          </table:table-cell>
          <table:table-cell table:style-name="Default" table:formula="of:=COUNTIF([.I2:.I28]; &quot;&lt;0,05&quot;)" office:value-type="float" office:value="21" calcext:value-type="float">
            <text:p>21</text:p>
          </table:table-cell>
          <table:table-cell table:style-name="Default" table:formula="of:=COUNTIF([.J2:.J28]; &quot;&lt;0,05&quot;)" office:value-type="float" office:value="16" calcext:value-type="float">
            <text:p>16</text:p>
          </table:table-cell>
          <table:table-cell table:style-name="Default"/>
          <table:table-cell table:style-name="Default" table:formula="of:=SUM([.B33:.J33])" office:value-type="float" office:value="161" calcext:value-type="float">
            <text:p>161</text:p>
          </table:table-cell>
          <table:table-cell table:style-name="ce22" table:formula="of:=SUM([.B33:.J33])/253" office:value-type="percentage" office:value="0.636363636363636" calcext:value-type="percentage">
            <text:p>63,636%</text:p>
          </table:table-cell>
        </table:table-row>
        <table:table-row table:style-name="ro3">
          <table:table-cell table:style-name="Default" table:number-columns-repeated="2"/>
          <table:table-cell table:style-name="ce81"/>
          <table:table-cell table:style-name="ce75"/>
          <table:table-cell table:style-name="Default" table:number-columns-repeated="6"/>
          <table:table-cell table:style-name="ce75"/>
          <table:table-cell table:style-name="Default"/>
          <table:table-cell/>
        </table:table-row>
        <table:table-row table:style-name="ro1">
          <table:table-cell table:style-name="ce23" office:value-type="string" calcext:value-type="string">
            <text:p>Trabalho Final de Graduação - MAC0499 - Pedro Fernandes</text:p>
          </table:table-cell>
          <table:table-cell table:style-name="ce23" table:number-columns-repeated="12"/>
        </table:table-row>
        <table:table-row table:style-name="ro1">
          <table:table-cell table:style-name="ce24" office:value-type="string" calcext:value-type="string">
            <text:p>"Métodos de Explicabilidade de Inteligência Artificial Usando Demanda de Cimento como Estudo de Caso."</text:p>
          </table:table-cell>
          <table:table-cell table:style-name="ce23" table:number-columns-repeated="12"/>
        </table:table-row>
        <table:table-row table:style-name="ro1">
          <table:table-cell table:style-name="ce25" office:value-type="string" calcext:value-type="string">
            <text:p><text:span text:style-name="T1">Orientador:</text:span> Dr. Marcelo Finger</text:p>
          </table:table-cell>
          <table:table-cell table:style-name="ce23" table:number-columns-repeated="12"/>
        </table:table-row>
        <calcext:conditional-formats>
          <calcext:conditional-format calcext:target-range-address="Experimental.B25:Experimental.J26 Experimental.B2:Experimental.J23">
            <calcext:condition calcext:apply-style-name="Untitled1" calcext:value="&lt;=5%" calcext:base-cell-address="Experimental.B2"/>
            <calcext:condition calcext:apply-style-name="Cold" calcext:value="&gt;15%" calcext:base-cell-address="Experimental.B2"/>
            <calcext:condition calcext:apply-style-name="Untitled2" calcext:value="&gt;5%" calcext:base-cell-address="Experimental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</number:text>
      <number:fill-character> </number:fill-character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date-style style:name="N14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4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5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time-style style:name="N144">
      <number:hours/>
      <number:text>:</number:text>
      <number:minutes number:style="long"/>
      <number:text> </number:text>
      <number:am-pm/>
    </number:time-style>
    <number:date-style style:name="N140">
      <number:month number:textual="true"/>
      <number:text>/</number:text>
      <number:year/>
    </number:date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percentage-style style:name="N139">
      <number:number number:decimal-places="3" number:min-decimal-places="3" number:min-integer-digits="1"/>
      <number:text>%</number:text>
    </number:percentage-style>
    <number:date-style style:name="N141">
      <number:day/>
      <number:text>/</number:text>
      <number:month/>
      <number:text>/</number:text>
      <number:year number:style="long"/>
    </number:date-style>
    <number:number-style style:name="N112P0" style:volatile="true">
      <number:number number:decimal-places="0" number:min-decimal-places="0" number:min-integer-digits="1" number:grouping="true"/>
      <number:text> </number:text>
    </number:number-style>
    <number:number-style style:name="N11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14P0" style:volatile="true">
      <number:number number:decimal-places="0" number:min-decimal-places="0" number:min-integer-digits="1" number:grouping="true"/>
      <number:text> </number:text>
    </number:number-style>
    <number:number-style style:name="N11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8P2" style:volatile="true">
      <number:text> R$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3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1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 number:decimal-places="1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_20__5b_0_5d_" style:display-name="Excel Built-in Comma [0]" style:family="table-cell" style:parent-style-name="Default" style:data-style-name="N110"/>
    <style:style style:name="Untitled1" style:family="table-cell" style:parent-style-name="Default">
      <style:table-cell-properties fo:background-color="#bbe33d"/>
    </style:style>
    <style:style style:name="Untitled2" style:family="table-cell" style:parent-style-name="Default">
      <style:table-cell-properties fo:background-color="#ffde59"/>
    </style:style>
    <style:style style:name="Untitled3" style:family="table-cell" style:parent-style-name="Default">
      <style:table-cell-properties fo:background-color="#bbe33d"/>
    </style:style>
    <style:style style:name="Untitled4" style:family="table-cell" style:parent-style-name="Default">
      <style:table-cell-properties fo:background-color="#ffe659"/>
    </style:style>
    <style:style style:name="Untitled5" style:family="table-cell" style:parent-style-name="Default">
      <style:table-cell-properties fo:background-color="#ff7b59"/>
    </style:style>
    <style:style style:name="FailToAchieve" style:family="table-cell" style:parent-style-name="Default">
      <style:table-cell-properties fo:background-color="#b2b2b2"/>
    </style:style>
    <style:style style:name="Cold" style:family="table-cell" style:parent-style-name="Default">
      <style:table-cell-properties fo:background-color="#b4c7d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8:30:24.512095864</meta:creation-date>
    <dc:date>2023-09-10T11:00:02.035918186</dc:date>
    <meta:editing-duration>P2DT14H56M35S</meta:editing-duration>
    <meta:editing-cycles>261</meta:editing-cycles>
    <meta:generator>LibreOffice/7.3.7.2$Linux_X86_64 LibreOffice_project/30$Build-2</meta:generator>
    <meta:document-statistic meta:table-count="4" meta:cell-count="1361" meta:object-count="0"/>
  </office:meta>
</office:document-meta>
</file>